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1.3937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1.3508in"/>
    </style:style>
    <style:style style:name="co9" style:family="table-column">
      <style:table-column-properties fo:break-before="auto" style:column-width="1.4154in"/>
    </style:style>
    <style:style style:name="co10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5" style:family="table-cell" style:parent-style-name="Default">
      <style:table-cell-properties fo:background-color="#729fcf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8000"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ackground-color="#00a933"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dataset_NF_LOAD_AMF_60s_1733380800_1733416214_150_300_5_4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figure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r2-cpu</text:p>
          </table:table-cell>
          <table:table-cell table:style-name="ce1" office:value-type="string" calcext:value-type="string">
            <text:p>r2-mem</text:p>
          </table:table-cell>
          <table:table-cell table:style-name="ce1" office:value-type="string" calcext:value-type="string">
            <text:p>mse-cpu</text:p>
          </table:table-cell>
          <table:table-cell table:style-name="ce1" office:value-type="string" calcext:value-type="string">
            <text:p>mse-mem</text:p>
          </table:table-cell>
          <table:table-cell table:style-name="ce1" office:value-type="string" calcext:value-type="string">
            <text:p>Training-tim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ime step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9"/>
          <table:table-cell table:style-name="ce13" table:number-columns-repeated="1013"/>
        </table:table-row>
        <table:table-row table:style-name="ro2">
          <table:table-cell office:value-type="string" calcext:value-type="string">
            <text:p>LSTM</text:p>
          </table:table-cell>
          <table:table-cell office:value-type="string" calcext:value-type="string">
            <text:p>saved_models/model_LSTM_dataset_NF_LOAD_AMF_60s_1733380800_1733416214_150_300_5_4_steps-1.h5</text:p>
          </table:table-cell>
          <table:table-cell table:style-name="ce7" office:value-type="float" office:value="901384" calcext:value-type="float">
            <text:p>901384</text:p>
          </table:table-cell>
          <table:table-cell table:style-name="ce8" office:value-type="string" calcext:value-type="string">
            <text:p>figures/figure_LSTM_dataset_NF_LOAD_AMF_60s_1733380800_1733416214_150_300_5_4_steps-1.png</text:p>
          </table:table-cell>
          <table:table-cell table:style-name="ce7" office:value-type="float" office:value="-0.270765744753883" calcext:value-type="float">
            <text:p>-0.270765744753883</text:p>
          </table:table-cell>
          <table:table-cell table:style-name="ce12" office:value-type="float" office:value="0.0124943758524684" calcext:value-type="float">
            <text:p>0.012494375852468</text:p>
          </table:table-cell>
          <table:table-cell table:style-name="ce7" office:value-type="float" office:value="0.63799744926831" calcext:value-type="float">
            <text:p>0.63799744926831</text:p>
          </table:table-cell>
          <table:table-cell table:style-name="ce7" office:value-type="float" office:value="-1.17952893877608" calcext:value-type="float">
            <text:p>-1.17952893877608</text:p>
          </table:table-cell>
          <table:table-cell table:style-name="ce7" office:value-type="float" office:value="0.0241626562388671" calcext:value-type="float">
            <text:p>0.024162656238867</text:p>
          </table:table-cell>
          <table:table-cell table:style-name="ce7" office:value-type="float" office:value="0.000826095466069629" calcext:value-type="float">
            <text:p>0.00082609546607</text:p>
          </table:table-cell>
          <table:table-cell table:style-name="ce7" office:value-type="float" office:value="9.8536262512207" calcext:value-type="float">
            <text:p>9.85362625122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U</text:p>
          </table:table-cell>
          <table:table-cell office:value-type="string" calcext:value-type="string">
            <text:p>saved_models/model_GRU_dataset_NF_LOAD_AMF_60s_1733380800_1733416214_150_300_5_4_steps-1.h5</text:p>
          </table:table-cell>
          <table:table-cell office:value-type="float" office:value="691720" calcext:value-type="float">
            <text:p>691720</text:p>
          </table:table-cell>
          <table:table-cell office:value-type="string" calcext:value-type="string">
            <text:p>figures/figure_GRU_dataset_NF_LOAD_AMF_60s_1733380800_1733416214_150_300_5_4_steps-1.png</text:p>
          </table:table-cell>
          <table:table-cell office:value-type="float" office:value="-0.420099008578028" calcext:value-type="float">
            <text:p>-0.420099008578028</text:p>
          </table:table-cell>
          <table:table-cell table:style-name="ce10" office:value-type="float" office:value="0.0124108875694229" calcext:value-type="float">
            <text:p>0.012410887569423</text:p>
          </table:table-cell>
          <table:table-cell table:style-name="ce10" office:value-type="float" office:value="0.642219029618956" calcext:value-type="float">
            <text:p>0.642219029618956</text:p>
          </table:table-cell>
          <table:table-cell office:value-type="float" office:value="-1.48241704677501" calcext:value-type="float">
            <text:p>-1.48241704677501</text:p>
          </table:table-cell>
          <table:table-cell table:style-name="ce10" office:value-type="float" office:value="0.0238808775757299" calcext:value-type="float">
            <text:p>0.02388087757573</text:p>
          </table:table-cell>
          <table:table-cell office:value-type="float" office:value="0.000940897563115809" calcext:value-type="float">
            <text:p>0.000940897563116</text:p>
          </table:table-cell>
          <table:table-cell office:value-type="float" office:value="8.80580186843872" calcext:value-type="float">
            <text:p>8.805801868438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saved_models/model_XGBoost_dataset_NF_LOAD_AMF_60s_1733380800_1733416214_150_300_5_4_steps-1.json</text:p>
          </table:table-cell>
          <table:table-cell office:value-type="float" office:value="478004" calcext:value-type="float">
            <text:p>478004</text:p>
          </table:table-cell>
          <table:table-cell office:value-type="string" calcext:value-type="string">
            <text:p>figures/figure_XGBoost_dataset_NF_LOAD_AMF_60s_1733380800_1733416214_150_300_5_4_steps-1.png</text:p>
          </table:table-cell>
          <table:table-cell office:value-type="float" office:value="0.573875241659293" calcext:value-type="float">
            <text:p>0.573875241659293</text:p>
          </table:table-cell>
          <table:table-cell office:value-type="float" office:value="0.0234743936509958" calcext:value-type="float">
            <text:p>0.023474393650996</text:p>
          </table:table-cell>
          <table:table-cell office:value-type="float" office:value="0.431678268438801" calcext:value-type="float">
            <text:p>0.431678268438801</text:p>
          </table:table-cell>
          <table:table-cell office:value-type="float" office:value="0.716072214879785" calcext:value-type="float">
            <text:p>0.716072214879785</text:p>
          </table:table-cell>
          <table:table-cell office:value-type="float" office:value="0.0464652749295466" calcext:value-type="float">
            <text:p>0.046465274929547</text:p>
          </table:table-cell>
          <table:table-cell office:value-type="float" office:value="0.000483512372445038" calcext:value-type="float">
            <text:p>0.000483512372445</text:p>
          </table:table-cell>
          <table:table-cell office:value-type="float" office:value="1.40817952156067" calcext:value-type="float">
            <text:p>1.408179521560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saved_models/model_RF_dataset_NF_LOAD_AMF_60s_1733380800_1733416214_150_300_5_4_steps-1.pkl</text:p>
          </table:table-cell>
          <table:table-cell office:value-type="float" office:value="2148352" calcext:value-type="float">
            <text:p>2148352</text:p>
          </table:table-cell>
          <table:table-cell office:value-type="string" calcext:value-type="string">
            <text:p>figures/figure_RF_dataset_NF_LOAD_AMF_60s_1733380800_1733416214_150_300_5_4_steps-1.png</text:p>
          </table:table-cell>
          <table:table-cell table:style-name="ce9" office:value-type="float" office:value="0.628819703087432" calcext:value-type="float">
            <text:p>0.628819703087432</text:p>
          </table:table-cell>
          <table:table-cell office:value-type="float" office:value="0.0198590033693985" calcext:value-type="float">
            <text:p>0.019859003369399</text:p>
          </table:table-cell>
          <table:table-cell office:value-type="float" office:value="0.519662466015858" calcext:value-type="float">
            <text:p>0.519662466015858</text:p>
          </table:table-cell>
          <table:table-cell table:style-name="ce10" office:value-type="float" office:value="0.737976940159007" calcext:value-type="float">
            <text:p>0.737976940159007</text:p>
          </table:table-cell>
          <table:table-cell office:value-type="float" office:value="0.039271796829311" calcext:value-type="float">
            <text:p>0.039271796829311</text:p>
          </table:table-cell>
          <table:table-cell table:style-name="ce10" office:value-type="float" office:value="0.000446209909485913" calcext:value-type="float">
            <text:p>0.000446209909486</text:p>
          </table:table-cell>
          <table:table-cell office:value-type="float" office:value="0.135516166687012" calcext:value-type="float">
            <text:p>0.1355161666870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saved_models/model_DT_dataset_NF_LOAD_AMF_60s_1733380800_1733416214_150_300_5_4_steps-1.pkl</text:p>
          </table:table-cell>
          <table:table-cell office:value-type="float" office:value="34760" calcext:value-type="float">
            <text:p>34760</text:p>
          </table:table-cell>
          <table:table-cell office:value-type="string" calcext:value-type="string">
            <text:p>figures/figure_DT_dataset_NF_LOAD_AMF_60s_1733380800_1733416214_150_300_5_4_steps-1.png</text:p>
          </table:table-cell>
          <table:table-cell office:value-type="float" office:value="0.430729776649164" calcext:value-type="float">
            <text:p>0.430729776649164</text:p>
          </table:table-cell>
          <table:table-cell office:value-type="float" office:value="0.0285398859804121" calcext:value-type="float">
            <text:p>0.028539885980412</text:p>
          </table:table-cell>
          <table:table-cell office:value-type="float" office:value="0.311219203242802" calcext:value-type="float">
            <text:p>0.311219203242802</text:p>
          </table:table-cell>
          <table:table-cell office:value-type="float" office:value="0.550240350055527" calcext:value-type="float">
            <text:p>0.550240350055527</text:p>
          </table:table-cell>
          <table:table-cell office:value-type="float" office:value="0.0563138576446799" calcext:value-type="float">
            <text:p>0.05631385764468</text:p>
          </table:table-cell>
          <table:table-cell office:value-type="float" office:value="0.000765914316144255" calcext:value-type="float">
            <text:p>0.000765914316144</text:p>
          </table:table-cell>
          <table:table-cell office:value-type="float" office:value="0.000730037689208984" calcext:value-type="float">
            <text:p>0.0007300376892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saved_models/model_LR_dataset_NF_LOAD_AMF_60s_1733380800_1733416214_150_300_5_4_steps-1.pkl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figures/figure_LR_dataset_NF_LOAD_AMF_60s_1733380800_1733416214_150_300_5_4_steps-1.png</text:p>
          </table:table-cell>
          <table:table-cell table:style-name="ce10" office:value-type="float" office:value="0.652736581422534" calcext:value-type="float">
            <text:p>0.652736581422534</text:p>
          </table:table-cell>
          <table:table-cell office:value-type="float" office:value="0.0167871807532343" calcext:value-type="float">
            <text:p>0.016787180753234</text:p>
          </table:table-cell>
          <table:table-cell office:value-type="float" office:value="0.595386978434654" calcext:value-type="float">
            <text:p>0.595386978434654</text:p>
          </table:table-cell>
          <table:table-cell office:value-type="float" office:value="0.710086184410415" calcext:value-type="float">
            <text:p>0.710086184410415</text:p>
          </table:table-cell>
          <table:table-cell office:value-type="float" office:value="0.0330806552750726" calcext:value-type="float">
            <text:p>0.033080655275073</text:p>
          </table:table-cell>
          <table:table-cell office:value-type="float" office:value="0.000493706231395997" calcext:value-type="float">
            <text:p>0.000493706231396</text:p>
          </table:table-cell>
          <table:table-cell table:style-name="ce10" office:value-type="float" office:value="0.000541448593139648" calcext:value-type="float">
            <text:p>0.000541448593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saved_models/model_MLP_dataset_NF_LOAD_AMF_60s_1733380800_1733416214_150_300_5_4_steps-1.h5</text:p>
          </table:table-cell>
          <table:table-cell office:value-type="float" office:value="58896" calcext:value-type="float">
            <text:p>58896</text:p>
          </table:table-cell>
          <table:table-cell office:value-type="string" calcext:value-type="string">
            <text:p>figures/figure_MLP_dataset_NF_LOAD_AMF_60s_1733380800_1733416214_150_300_5_4_steps-1.png</text:p>
          </table:table-cell>
          <table:table-cell table:style-name="ce11" office:value-type="float" office:value="0.636629822256468" calcext:value-type="float">
            <text:p>0.636629822256468</text:p>
          </table:table-cell>
          <table:table-cell office:value-type="float" office:value="0.0170497458198937" calcext:value-type="float">
            <text:p>0.017049745819894</text:p>
          </table:table-cell>
          <table:table-cell office:value-type="float" office:value="0.589512671467483" calcext:value-type="float">
            <text:p>0.589512671467483</text:p>
          </table:table-cell>
          <table:table-cell office:value-type="float" office:value="0.683746973045452" calcext:value-type="float">
            <text:p>0.683746973045452</text:p>
          </table:table-cell>
          <table:table-cell office:value-type="float" office:value="0.0335609312756055" calcext:value-type="float">
            <text:p>0.033560931275606</text:p>
          </table:table-cell>
          <table:table-cell office:value-type="float" office:value="0.000538560364181953" calcext:value-type="float">
            <text:p>0.000538560364182</text:p>
          </table:table-cell>
          <table:table-cell office:value-type="float" office:value="2.76656007766724" calcext:value-type="float">
            <text:p>2.7665600776672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ime step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9"/>
          <table:table-cell table:style-name="ce13" table:number-columns-repeated="1013"/>
        </table:table-row>
        <table:table-row table:style-name="ro1">
          <table:table-cell office:value-type="string" calcext:value-type="string">
            <text:p>LSTM</text:p>
          </table:table-cell>
          <table:table-cell office:value-type="string" calcext:value-type="string">
            <text:p>saved_models/model_LSTM_dataset_NF_LOAD_AMF_60s_1733380800_1733416214_150_300_5_4_steps-2.h5</text:p>
          </table:table-cell>
          <table:table-cell office:value-type="float" office:value="901384" calcext:value-type="float">
            <text:p>901384</text:p>
          </table:table-cell>
          <table:table-cell office:value-type="string" calcext:value-type="string">
            <text:p>figures/figure_LSTM_dataset_NF_LOAD_AMF_60s_1733380800_1733416214_150_300_5_4_steps-2.png</text:p>
          </table:table-cell>
          <table:table-cell office:value-type="float" office:value="-0.169421672948651" calcext:value-type="float">
            <text:p>-0.169421672948651</text:p>
          </table:table-cell>
          <table:table-cell office:value-type="float" office:value="0.0174414428836858" calcext:value-type="float">
            <text:p>0.017441442883686</text:p>
          </table:table-cell>
          <table:table-cell office:value-type="float" office:value="0.487760411273821" calcext:value-type="float">
            <text:p>0.487760411273821</text:p>
          </table:table-cell>
          <table:table-cell office:value-type="float" office:value="-0.826603757171122" calcext:value-type="float">
            <text:p>-0.826603757171122</text:p>
          </table:table-cell>
          <table:table-cell office:value-type="float" office:value="0.0341905576889235" calcext:value-type="float">
            <text:p>0.034190557688924</text:p>
          </table:table-cell>
          <table:table-cell office:value-type="float" office:value="0.000692328078448076" calcext:value-type="float">
            <text:p>0.000692328078448</text:p>
          </table:table-cell>
          <table:table-cell office:value-type="float" office:value="8.61233448982239" calcext:value-type="float">
            <text:p>8.612334489822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U</text:p>
          </table:table-cell>
          <table:table-cell office:value-type="string" calcext:value-type="string">
            <text:p>saved_models/model_GRU_dataset_NF_LOAD_AMF_60s_1733380800_1733416214_150_300_5_4_steps-2.h5</text:p>
          </table:table-cell>
          <table:table-cell office:value-type="float" office:value="691720" calcext:value-type="float">
            <text:p>691720</text:p>
          </table:table-cell>
          <table:table-cell office:value-type="string" calcext:value-type="string">
            <text:p>figures/figure_GRU_dataset_NF_LOAD_AMF_60s_1733380800_1733416214_150_300_5_4_steps-2.png</text:p>
          </table:table-cell>
          <table:table-cell office:value-type="float" office:value="0.0974478945012648" calcext:value-type="float">
            <text:p>0.097447894501265</text:p>
          </table:table-cell>
          <table:table-cell table:style-name="ce10" office:value-type="float" office:value="0.0134887360951578" calcext:value-type="float">
            <text:p>0.013488736095158</text:p>
          </table:table-cell>
          <table:table-cell office:value-type="float" office:value="0.603826783876452" calcext:value-type="float">
            <text:p>0.603826783876452</text:p>
          </table:table-cell>
          <table:table-cell office:value-type="float" office:value="-0.408930994873922" calcext:value-type="float">
            <text:p>-0.408930994873922</text:p>
          </table:table-cell>
          <table:table-cell table:style-name="ce10" office:value-type="float" office:value="0.0264434524367059" calcext:value-type="float">
            <text:p>0.026443452436706</text:p>
          </table:table-cell>
          <table:table-cell office:value-type="float" office:value="0.000534019753609658" calcext:value-type="float">
            <text:p>0.00053401975361</text:p>
          </table:table-cell>
          <table:table-cell office:value-type="float" office:value="8.80212950706482" calcext:value-type="float">
            <text:p>8.802129507064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saved_models/model_XGBoost_dataset_NF_LOAD_AMF_60s_1733380800_1733416214_150_300_5_4_steps-2.json</text:p>
          </table:table-cell>
          <table:table-cell office:value-type="float" office:value="445442" calcext:value-type="float">
            <text:p>445442</text:p>
          </table:table-cell>
          <table:table-cell office:value-type="string" calcext:value-type="string">
            <text:p>figures/figure_XGBoost_dataset_NF_LOAD_AMF_60s_1733380800_1733416214_150_300_5_4_steps-2.png</text:p>
          </table:table-cell>
          <table:table-cell office:value-type="float" office:value="0.615803192137801" calcext:value-type="float">
            <text:p>0.615803192137801</text:p>
          </table:table-cell>
          <table:table-cell office:value-type="float" office:value="0.0247588780312255" calcext:value-type="float">
            <text:p>0.024758878031226</text:p>
          </table:table-cell>
          <table:table-cell office:value-type="float" office:value="0.463412410396977" calcext:value-type="float">
            <text:p>0.463412410396977</text:p>
          </table:table-cell>
          <table:table-cell office:value-type="float" office:value="0.768193973878626" calcext:value-type="float">
            <text:p>0.768193973878626</text:p>
          </table:table-cell>
          <table:table-cell office:value-type="float" office:value="0.0490960769990276" calcext:value-type="float">
            <text:p>0.049096076999028</text:p>
          </table:table-cell>
          <table:table-cell office:value-type="float" office:value="0.000421679063423322" calcext:value-type="float">
            <text:p>0.000421679063423</text:p>
          </table:table-cell>
          <table:table-cell office:value-type="float" office:value="0.572580337524414" calcext:value-type="float">
            <text:p>0.5725803375244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saved_models/model_RF_dataset_NF_LOAD_AMF_60s_1733380800_1733416214_150_300_5_4_steps-2.pkl</text:p>
          </table:table-cell>
          <table:table-cell office:value-type="float" office:value="2139280" calcext:value-type="float">
            <text:p>2139280</text:p>
          </table:table-cell>
          <table:table-cell office:value-type="string" calcext:value-type="string">
            <text:p>figures/figure_RF_dataset_NF_LOAD_AMF_60s_1733380800_1733416214_150_300_5_4_steps-2.png</text:p>
          </table:table-cell>
          <table:table-cell table:style-name="ce9" office:value-type="float" office:value="0.670520345317788" calcext:value-type="float">
            <text:p>0.670520345317788</text:p>
          </table:table-cell>
          <table:table-cell office:value-type="float" office:value="0.0187520079123735" calcext:value-type="float">
            <text:p>0.018752007912374</text:p>
          </table:table-cell>
          <table:table-cell office:value-type="float" office:value="0.59515821883498" calcext:value-type="float">
            <text:p>0.59515821883498</text:p>
          </table:table-cell>
          <table:table-cell office:value-type="float" office:value="0.745882471800595" calcext:value-type="float">
            <text:p>0.745882471800595</text:p>
          </table:table-cell>
          <table:table-cell office:value-type="float" office:value="0.0370417498384672" calcext:value-type="float">
            <text:p>0.037041749838467</text:p>
          </table:table-cell>
          <table:table-cell office:value-type="float" office:value="0.000462265986279699" calcext:value-type="float">
            <text:p>0.00046226598628</text:p>
          </table:table-cell>
          <table:table-cell office:value-type="float" office:value="0.180715322494507" calcext:value-type="float">
            <text:p>0.1807153224945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saved_models/model_DT_dataset_NF_LOAD_AMF_60s_1733380800_1733416214_150_300_5_4_steps-2.pkl</text:p>
          </table:table-cell>
          <table:table-cell office:value-type="float" office:value="34616" calcext:value-type="float">
            <text:p>34616</text:p>
          </table:table-cell>
          <table:table-cell office:value-type="string" calcext:value-type="string">
            <text:p>figures/figure_DT_dataset_NF_LOAD_AMF_60s_1733380800_1733416214_150_300_5_4_steps-2.png</text:p>
          </table:table-cell>
          <table:table-cell office:value-type="float" office:value="0.420645001905198" calcext:value-type="float">
            <text:p>0.420645001905198</text:p>
          </table:table-cell>
          <table:table-cell office:value-type="float" office:value="0.0299613371612264" calcext:value-type="float">
            <text:p>0.029961337161226</text:p>
          </table:table-cell>
          <table:table-cell office:value-type="float" office:value="0.355304297852037" calcext:value-type="float">
            <text:p>0.355304297852037</text:p>
          </table:table-cell>
          <table:table-cell office:value-type="float" office:value="0.48598570595836" calcext:value-type="float">
            <text:p>0.48598570595836</text:p>
          </table:table-cell>
          <table:table-cell office:value-type="float" office:value="0.0589876293207141" calcext:value-type="float">
            <text:p>0.058987629320714</text:p>
          </table:table-cell>
          <table:table-cell office:value-type="float" office:value="0.000935045001738601" calcext:value-type="float">
            <text:p>0.000935045001739</text:p>
          </table:table-cell>
          <table:table-cell office:value-type="float" office:value="0.00213503837585449" calcext:value-type="float">
            <text:p>0.0021350383758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saved_models/model_LR_dataset_NF_LOAD_AMF_60s_1733380800_1733416214_150_300_5_4_steps-2.pkl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figures/figure_LR_dataset_NF_LOAD_AMF_60s_1733380800_1733416214_150_300_5_4_steps-2.png</text:p>
          </table:table-cell>
          <table:table-cell table:style-name="ce10" office:value-type="float" office:value="0.742900698461084" calcext:value-type="float">
            <text:p>0.742900698461084</text:p>
          </table:table-cell>
          <table:table-cell office:value-type="float" office:value="0.0144068075520064" calcext:value-type="float">
            <text:p>0.014406807552007</text:p>
          </table:table-cell>
          <table:table-cell table:style-name="ce10" office:value-type="float" office:value="0.689128750781999" calcext:value-type="float">
            <text:p>0.689128750781999</text:p>
          </table:table-cell>
          <table:table-cell table:style-name="ce10" office:value-type="float" office:value="0.796672646140169" calcext:value-type="float">
            <text:p>0.796672646140169</text:p>
          </table:table-cell>
          <table:table-cell office:value-type="float" office:value="0.028443741681917" calcext:value-type="float">
            <text:p>0.028443741681917</text:p>
          </table:table-cell>
          <table:table-cell table:style-name="ce10" office:value-type="float" office:value="0.000369873422095865" calcext:value-type="float">
            <text:p>0.000369873422096</text:p>
          </table:table-cell>
          <table:table-cell table:style-name="ce10" office:value-type="float" office:value="0.000662803649902344" calcext:value-type="float">
            <text:p>0.0006628036499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saved_models/model_MLP_dataset_NF_LOAD_AMF_60s_1733380800_1733416214_150_300_5_4_steps-2.h5</text:p>
          </table:table-cell>
          <table:table-cell office:value-type="float" office:value="60944" calcext:value-type="float">
            <text:p>60944</text:p>
          </table:table-cell>
          <table:table-cell office:value-type="string" calcext:value-type="string">
            <text:p>figures/figure_MLP_dataset_NF_LOAD_AMF_60s_1733380800_1733416214_150_300_5_4_steps-2.png</text:p>
          </table:table-cell>
          <table:table-cell table:style-name="ce11" office:value-type="float" office:value="0.72743647875701" calcext:value-type="float">
            <text:p>0.72743647875701</text:p>
          </table:table-cell>
          <table:table-cell office:value-type="float" office:value="0.0147139991987277" calcext:value-type="float">
            <text:p>0.014713999198728</text:p>
          </table:table-cell>
          <table:table-cell office:value-type="float" office:value="0.682905119391256" calcext:value-type="float">
            <text:p>0.682905119391256</text:p>
          </table:table-cell>
          <table:table-cell office:value-type="float" office:value="0.771967838122765" calcext:value-type="float">
            <text:p>0.771967838122765</text:p>
          </table:table-cell>
          <table:table-cell office:value-type="float" office:value="0.0290131843822217" calcext:value-type="float">
            <text:p>0.029013184382222</text:p>
          </table:table-cell>
          <table:table-cell office:value-type="float" office:value="0.000414814015233754" calcext:value-type="float">
            <text:p>0.000414814015234</text:p>
          </table:table-cell>
          <table:table-cell office:value-type="float" office:value="2.95497870445251" calcext:value-type="float">
            <text:p>2.9549787044525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ime step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LSTM</text:p>
          </table:table-cell>
          <table:table-cell office:value-type="string" calcext:value-type="string">
            <text:p>saved_models/model_LSTM_dataset_NF_LOAD_AMF_60s_1733380800_1733416214_150_300_5_4_steps-3.h5</text:p>
          </table:table-cell>
          <table:table-cell office:value-type="float" office:value="901384" calcext:value-type="float">
            <text:p>901384</text:p>
          </table:table-cell>
          <table:table-cell office:value-type="string" calcext:value-type="string">
            <text:p>figures/figure_LSTM_dataset_NF_LOAD_AMF_60s_1733380800_1733416214_150_300_5_4_steps-3.png</text:p>
          </table:table-cell>
          <table:table-cell office:value-type="float" office:value="-0.175688264433641" calcext:value-type="float">
            <text:p>-0.175688264433641</text:p>
          </table:table-cell>
          <table:table-cell office:value-type="float" office:value="0.0183353846826555" calcext:value-type="float">
            <text:p>0.018335384682656</text:p>
          </table:table-cell>
          <table:table-cell office:value-type="float" office:value="0.46089311778764" calcext:value-type="float">
            <text:p>0.46089311778764</text:p>
          </table:table-cell>
          <table:table-cell office:value-type="float" office:value="-0.81226964665492" calcext:value-type="float">
            <text:p>-0.81226964665492</text:p>
          </table:table-cell>
          <table:table-cell office:value-type="float" office:value="0.0359838742698791" calcext:value-type="float">
            <text:p>0.035983874269879</text:p>
          </table:table-cell>
          <table:table-cell office:value-type="float" office:value="0.000686895095431927" calcext:value-type="float">
            <text:p>0.000686895095432</text:p>
          </table:table-cell>
          <table:table-cell office:value-type="float" office:value="9.89898467063904" calcext:value-type="float">
            <text:p>9.898984670639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U</text:p>
          </table:table-cell>
          <table:table-cell office:value-type="string" calcext:value-type="string">
            <text:p>saved_models/model_GRU_dataset_NF_LOAD_AMF_60s_1733380800_1733416214_150_300_5_4_steps-3.h5</text:p>
          </table:table-cell>
          <table:table-cell office:value-type="float" office:value="691720" calcext:value-type="float">
            <text:p>691720</text:p>
          </table:table-cell>
          <table:table-cell office:value-type="string" calcext:value-type="string">
            <text:p>figures/figure_GRU_dataset_NF_LOAD_AMF_60s_1733380800_1733416214_150_300_5_4_steps-3.png</text:p>
          </table:table-cell>
          <table:table-cell office:value-type="float" office:value="0.0412304969976648" calcext:value-type="float">
            <text:p>0.041230496997665</text:p>
          </table:table-cell>
          <table:table-cell table:style-name="ce10" office:value-type="float" office:value="0.011952227465802" calcext:value-type="float">
            <text:p>0.011952227465802</text:p>
          </table:table-cell>
          <table:table-cell office:value-type="float" office:value="0.65077146594616" calcext:value-type="float">
            <text:p>0.65077146594616</text:p>
          </table:table-cell>
          <table:table-cell office:value-type="float" office:value="-0.56831047195083" calcext:value-type="float">
            <text:p>-0.56831047195083</text:p>
          </table:table-cell>
          <table:table-cell table:style-name="ce10" office:value-type="float" office:value="0.0233100264075231" calcext:value-type="float">
            <text:p>0.023310026407523</text:p>
          </table:table-cell>
          <table:table-cell office:value-type="float" office:value="0.000594428524080821" calcext:value-type="float">
            <text:p>0.000594428524081</text:p>
          </table:table-cell>
          <table:table-cell office:value-type="float" office:value="9.56360292434692" calcext:value-type="float">
            <text:p>9.563602924346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saved_models/model_XGBoost_dataset_NF_LOAD_AMF_60s_1733380800_1733416214_150_300_5_4_steps-3.json</text:p>
          </table:table-cell>
          <table:table-cell office:value-type="float" office:value="400656" calcext:value-type="float">
            <text:p>400656</text:p>
          </table:table-cell>
          <table:table-cell office:value-type="string" calcext:value-type="string">
            <text:p>figures/figure_XGBoost_dataset_NF_LOAD_AMF_60s_1733380800_1733416214_150_300_5_4_steps-3.png</text:p>
          </table:table-cell>
          <table:table-cell office:value-type="float" office:value="0.599698782295621" calcext:value-type="float">
            <text:p>0.599698782295621</text:p>
          </table:table-cell>
          <table:table-cell office:value-type="float" office:value="0.0217291574970975" calcext:value-type="float">
            <text:p>0.021729157497098</text:p>
          </table:table-cell>
          <table:table-cell office:value-type="float" office:value="0.491090278559973" calcext:value-type="float">
            <text:p>0.491090278559973</text:p>
          </table:table-cell>
          <table:table-cell office:value-type="float" office:value="0.70830728603127" calcext:value-type="float">
            <text:p>0.70830728603127</text:p>
          </table:table-cell>
          <table:table-cell office:value-type="float" office:value="0.0429422698412499" calcext:value-type="float">
            <text:p>0.04294226984125</text:p>
          </table:table-cell>
          <table:table-cell office:value-type="float" office:value="0.000516045152945065" calcext:value-type="float">
            <text:p>0.000516045152945</text:p>
          </table:table-cell>
          <table:table-cell office:value-type="float" office:value="1.41368222236633" calcext:value-type="float">
            <text:p>1.413682222366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saved_models/model_RF_dataset_NF_LOAD_AMF_60s_1733380800_1733416214_150_300_5_4_steps-3.pkl</text:p>
          </table:table-cell>
          <table:table-cell office:value-type="float" office:value="2130064" calcext:value-type="float">
            <text:p>2130064</text:p>
          </table:table-cell>
          <table:table-cell office:value-type="string" calcext:value-type="string">
            <text:p>figures/figure_RF_dataset_NF_LOAD_AMF_60s_1733380800_1733416214_150_300_5_4_steps-3.png</text:p>
          </table:table-cell>
          <table:table-cell table:style-name="ce9" office:value-type="float" office:value="0.651986469213395" calcext:value-type="float">
            <text:p>0.651986469213395</text:p>
          </table:table-cell>
          <table:table-cell office:value-type="float" office:value="0.0177309245063492" calcext:value-type="float">
            <text:p>0.017730924506349</text:p>
          </table:table-cell>
          <table:table-cell office:value-type="float" office:value="0.585646498372862" calcext:value-type="float">
            <text:p>0.585646498372862</text:p>
          </table:table-cell>
          <table:table-cell office:value-type="float" office:value="0.718326440053929" calcext:value-type="float">
            <text:p>0.718326440053929</text:p>
          </table:table-cell>
          <table:table-cell office:value-type="float" office:value="0.0349635291426363" calcext:value-type="float">
            <text:p>0.034963529142636</text:p>
          </table:table-cell>
          <table:table-cell office:value-type="float" office:value="0.000498319870062073" calcext:value-type="float">
            <text:p>0.000498319870062</text:p>
          </table:table-cell>
          <table:table-cell office:value-type="float" office:value="0.199667692184448" calcext:value-type="float">
            <text:p>0.1996676921844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saved_models/model_DT_dataset_NF_LOAD_AMF_60s_1733380800_1733416214_150_300_5_4_steps-3.pkl</text:p>
          </table:table-cell>
          <table:table-cell office:value-type="float" office:value="34472" calcext:value-type="float">
            <text:p>34472</text:p>
          </table:table-cell>
          <table:table-cell office:value-type="string" calcext:value-type="string">
            <text:p>figures/figure_DT_dataset_NF_LOAD_AMF_60s_1733380800_1733416214_150_300_5_4_steps-3.png</text:p>
          </table:table-cell>
          <table:table-cell office:value-type="float" office:value="0.297525068773422" calcext:value-type="float">
            <text:p>0.297525068773422</text:p>
          </table:table-cell>
          <table:table-cell office:value-type="float" office:value="0.0380556257872239" calcext:value-type="float">
            <text:p>0.038055625787224</text:p>
          </table:table-cell>
          <table:table-cell office:value-type="float" office:value="0.108774803279922" calcext:value-type="float">
            <text:p>0.108774803279922</text:p>
          </table:table-cell>
          <table:table-cell office:value-type="float" office:value="0.486275334266922" calcext:value-type="float">
            <text:p>0.486275334266922</text:p>
          </table:table-cell>
          <table:table-cell office:value-type="float" office:value="0.0752024008867055" calcext:value-type="float">
            <text:p>0.075202400886706</text:p>
          </table:table-cell>
          <table:table-cell office:value-type="float" office:value="0.000908850687742233" calcext:value-type="float">
            <text:p>0.000908850687742</text:p>
          </table:table-cell>
          <table:table-cell office:value-type="float" office:value="0.00206804275512695" calcext:value-type="float">
            <text:p>0.0020680427551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saved_models/model_LR_dataset_NF_LOAD_AMF_60s_1733380800_1733416214_150_300_5_4_steps-3.pkl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figures/figure_LR_dataset_NF_LOAD_AMF_60s_1733380800_1733416214_150_300_5_4_steps-3.png</text:p>
          </table:table-cell>
          <table:table-cell table:style-name="ce10" office:value-type="float" office:value="0.748359243838859" calcext:value-type="float">
            <text:p>0.748359243838859</text:p>
          </table:table-cell>
          <table:table-cell office:value-type="float" office:value="0.014038340275426" calcext:value-type="float">
            <text:p>0.014038340275426</text:p>
          </table:table-cell>
          <table:table-cell office:value-type="float" office:value="0.670914903737181" calcext:value-type="float">
            <text:p>0.670914903737181</text:p>
          </table:table-cell>
          <table:table-cell table:style-name="ce10" office:value-type="float" office:value="0.825803583940537" calcext:value-type="float">
            <text:p>0.825803583940537</text:p>
          </table:table-cell>
          <table:table-cell office:value-type="float" office:value="0.0277685027601049" calcext:value-type="float">
            <text:p>0.027768502760105</text:p>
          </table:table-cell>
          <table:table-cell table:style-name="ce10" office:value-type="float" office:value="0.000308177790747027" calcext:value-type="float">
            <text:p>0.000308177790747</text:p>
          </table:table-cell>
          <table:table-cell table:style-name="ce10" office:value-type="float" office:value="0.000773906707763672" calcext:value-type="float">
            <text:p>0.0007739067077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saved_models/model_MLP_dataset_NF_LOAD_AMF_60s_1733380800_1733416214_150_300_5_4_steps-3.h5</text:p>
          </table:table-cell>
          <table:table-cell office:value-type="float" office:value="63080" calcext:value-type="float">
            <text:p>63080</text:p>
          </table:table-cell>
          <table:table-cell office:value-type="string" calcext:value-type="string">
            <text:p>figures/figure_MLP_dataset_NF_LOAD_AMF_60s_1733380800_1733416214_150_300_5_4_steps-3.png</text:p>
          </table:table-cell>
          <table:table-cell table:style-name="ce11" office:value-type="float" office:value="0.680141015501864" calcext:value-type="float">
            <text:p>0.680141015501864</text:p>
          </table:table-cell>
          <table:table-cell office:value-type="float" office:value="0.0137726333413099" calcext:value-type="float">
            <text:p>0.01377263334131</text:p>
          </table:table-cell>
          <table:table-cell table:style-name="ce10" office:value-type="float" office:value="0.680269368992019" calcext:value-type="float">
            <text:p>0.680269368992019</text:p>
          </table:table-cell>
          <table:table-cell office:value-type="float" office:value="0.680012662011708" calcext:value-type="float">
            <text:p>0.680012662011708</text:p>
          </table:table-cell>
          <table:table-cell office:value-type="float" office:value="0.0269791643877564" calcext:value-type="float">
            <text:p>0.026979164387756</text:p>
          </table:table-cell>
          <table:table-cell office:value-type="float" office:value="0.000566102294863471" calcext:value-type="float">
            <text:p>0.000566102294863</text:p>
          </table:table-cell>
          <table:table-cell office:value-type="float" office:value="2.77259683609009" calcext:value-type="float">
            <text:p>2.7725968360900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ime step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LSTM</text:p>
          </table:table-cell>
          <table:table-cell office:value-type="string" calcext:value-type="string">
            <text:p>saved_models/model_LSTM_dataset_NF_LOAD_AMF_60s_1733380800_1733416214_150_300_5_4_steps-4.h5</text:p>
          </table:table-cell>
          <table:table-cell office:value-type="float" office:value="901384" calcext:value-type="float">
            <text:p>901384</text:p>
          </table:table-cell>
          <table:table-cell office:value-type="string" calcext:value-type="string">
            <text:p>figures/figure_LSTM_dataset_NF_LOAD_AMF_60s_1733380800_1733416214_150_300_5_4_steps-4.png</text:p>
          </table:table-cell>
          <table:table-cell office:value-type="float" office:value="0.0167337512078213" calcext:value-type="float">
            <text:p>0.016733751207821</text:p>
          </table:table-cell>
          <table:table-cell office:value-type="float" office:value="0.0155336899203078" calcext:value-type="float">
            <text:p>0.015533689920308</text:p>
          </table:table-cell>
          <table:table-cell office:value-type="float" office:value="0.543124159670434" calcext:value-type="float">
            <text:p>0.543124159670434</text:p>
          </table:table-cell>
          <table:table-cell office:value-type="float" office:value="-0.509656657254791" calcext:value-type="float">
            <text:p>-0.509656657254791</text:p>
          </table:table-cell>
          <table:table-cell office:value-type="float" office:value="0.0304951825654648" calcext:value-type="float">
            <text:p>0.030495182565465</text:p>
          </table:table-cell>
          <table:table-cell office:value-type="float" office:value="0.000572197275150814" calcext:value-type="float">
            <text:p>0.000572197275151</text:p>
          </table:table-cell>
          <table:table-cell office:value-type="float" office:value="9.70738816261292" calcext:value-type="float">
            <text:p>9.707388162612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U</text:p>
          </table:table-cell>
          <table:table-cell office:value-type="string" calcext:value-type="string">
            <text:p>saved_models/model_GRU_dataset_NF_LOAD_AMF_60s_1733380800_1733416214_150_300_5_4_steps-4.h5</text:p>
          </table:table-cell>
          <table:table-cell office:value-type="float" office:value="691720" calcext:value-type="float">
            <text:p>691720</text:p>
          </table:table-cell>
          <table:table-cell office:value-type="string" calcext:value-type="string">
            <text:p>figures/figure_GRU_dataset_NF_LOAD_AMF_60s_1733380800_1733416214_150_300_5_4_steps-4.png</text:p>
          </table:table-cell>
          <table:table-cell office:value-type="float" office:value="0.200668236082437" calcext:value-type="float">
            <text:p>0.200668236082437</text:p>
          </table:table-cell>
          <table:table-cell table:style-name="ce10" office:value-type="float" office:value="0.0120172553386711" calcext:value-type="float">
            <text:p>0.012017255338671</text:p>
          </table:table-cell>
          <table:table-cell table:style-name="ce10" office:value-type="float" office:value="0.646990776547103" calcext:value-type="float">
            <text:p>0.646990776547103</text:p>
          </table:table-cell>
          <table:table-cell office:value-type="float" office:value="-0.245654304382229" calcext:value-type="float">
            <text:p>-0.245654304382229</text:p>
          </table:table-cell>
          <table:table-cell table:style-name="ce10" office:value-type="float" office:value="0.0235623768346422" calcext:value-type="float">
            <text:p>0.023562376834642</text:p>
          </table:table-cell>
          <table:table-cell office:value-type="float" office:value="0.000472133842700035" calcext:value-type="float">
            <text:p>0.0004721338427</text:p>
          </table:table-cell>
          <table:table-cell office:value-type="float" office:value="9.77263760566711" calcext:value-type="float">
            <text:p>9.772637605667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saved_models/model_XGBoost_dataset_NF_LOAD_AMF_60s_1733380800_1733416214_150_300_5_4_steps-4.json</text:p>
          </table:table-cell>
          <table:table-cell office:value-type="float" office:value="371011" calcext:value-type="float">
            <text:p>371011</text:p>
          </table:table-cell>
          <table:table-cell office:value-type="string" calcext:value-type="string">
            <text:p>figures/figure_XGBoost_dataset_NF_LOAD_AMF_60s_1733380800_1733416214_150_300_5_4_steps-4.png</text:p>
          </table:table-cell>
          <table:table-cell office:value-type="float" office:value="0.631823276744625" calcext:value-type="float">
            <text:p>0.631823276744625</text:p>
          </table:table-cell>
          <table:table-cell office:value-type="float" office:value="0.0196405364719805" calcext:value-type="float">
            <text:p>0.019640536471981</text:p>
          </table:table-cell>
          <table:table-cell office:value-type="float" office:value="0.527006607911931" calcext:value-type="float">
            <text:p>0.527006607911931</text:p>
          </table:table-cell>
          <table:table-cell office:value-type="float" office:value="0.736639945577319" calcext:value-type="float">
            <text:p>0.736639945577319</text:p>
          </table:table-cell>
          <table:table-cell office:value-type="float" office:value="0.038836009811122" calcext:value-type="float">
            <text:p>0.038836009811122</text:p>
          </table:table-cell>
          <table:table-cell office:value-type="float" office:value="0.000445063132838909" calcext:value-type="float">
            <text:p>0.000445063132839</text:p>
          </table:table-cell>
          <table:table-cell office:value-type="float" office:value="0.452431440353394" calcext:value-type="float">
            <text:p>0.4524314403533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saved_models/model_RF_dataset_NF_LOAD_AMF_60s_1733380800_1733416214_150_300_5_4_steps-4.pkl</text:p>
          </table:table-cell>
          <table:table-cell office:value-type="float" office:value="2130064" calcext:value-type="float">
            <text:p>2130064</text:p>
          </table:table-cell>
          <table:table-cell office:value-type="string" calcext:value-type="string">
            <text:p>figures/figure_RF_dataset_NF_LOAD_AMF_60s_1733380800_1733416214_150_300_5_4_steps-4.png</text:p>
          </table:table-cell>
          <table:table-cell table:style-name="ce9" office:value-type="float" office:value="0.653498760117999" calcext:value-type="float">
            <text:p>0.653498760117999</text:p>
          </table:table-cell>
          <table:table-cell office:value-type="float" office:value="0.0187729253567921" calcext:value-type="float">
            <text:p>0.018772925356792</text:p>
          </table:table-cell>
          <table:table-cell office:value-type="float" office:value="0.547673419424487" calcext:value-type="float">
            <text:p>0.547673419424487</text:p>
          </table:table-cell>
          <table:table-cell office:value-type="float" office:value="0.759324100811511" calcext:value-type="float">
            <text:p>0.759324100811511</text:p>
          </table:table-cell>
          <table:table-cell office:value-type="float" office:value="0.0371391224801531" calcext:value-type="float">
            <text:p>0.037139122480153</text:p>
          </table:table-cell>
          <table:table-cell office:value-type="float" office:value="0.000406728233431081" calcext:value-type="float">
            <text:p>0.000406728233431</text:p>
          </table:table-cell>
          <table:table-cell office:value-type="float" office:value="0.239843368530273" calcext:value-type="float">
            <text:p>0.2398433685302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saved_models/model_DT_dataset_NF_LOAD_AMF_60s_1733380800_1733416214_150_300_5_4_steps-4.pkl</text:p>
          </table:table-cell>
          <table:table-cell office:value-type="float" office:value="34472" calcext:value-type="float">
            <text:p>34472</text:p>
          </table:table-cell>
          <table:table-cell office:value-type="string" calcext:value-type="string">
            <text:p>figures/figure_DT_dataset_NF_LOAD_AMF_60s_1733380800_1733416214_150_300_5_4_steps-4.png</text:p>
          </table:table-cell>
          <table:table-cell office:value-type="float" office:value="0.402240073090878" calcext:value-type="float">
            <text:p>0.402240073090878</text:p>
          </table:table-cell>
          <table:table-cell office:value-type="float" office:value="0.0302755955187034" calcext:value-type="float">
            <text:p>0.030275595518703</text:p>
          </table:table-cell>
          <table:table-cell office:value-type="float" office:value="0.272157877265914" calcext:value-type="float">
            <text:p>0.272157877265914</text:p>
          </table:table-cell>
          <table:table-cell office:value-type="float" office:value="0.532322268915842" calcext:value-type="float">
            <text:p>0.532322268915842</text:p>
          </table:table-cell>
          <table:table-cell office:value-type="float" office:value="0.059760842946799" calcext:value-type="float">
            <text:p>0.059760842946799</text:p>
          </table:table-cell>
          <table:table-cell office:value-type="float" office:value="0.00079034809060771" calcext:value-type="float">
            <text:p>0.000790348090608</text:p>
          </table:table-cell>
          <table:table-cell office:value-type="float" office:value="0.0018773078918457" calcext:value-type="float">
            <text:p>0.0018773078918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saved_models/model_LR_dataset_NF_LOAD_AMF_60s_1733380800_1733416214_150_300_5_4_steps-4.pkl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figures/figure_LR_dataset_NF_LOAD_AMF_60s_1733380800_1733416214_150_300_5_4_steps-4.png</text:p>
          </table:table-cell>
          <table:table-cell table:style-name="ce10" office:value-type="float" office:value="0.722634651283686" calcext:value-type="float">
            <text:p>0.722634651283686</text:p>
          </table:table-cell>
          <table:table-cell office:value-type="float" office:value="0.0161390018801132" calcext:value-type="float">
            <text:p>0.016139001880113</text:p>
          </table:table-cell>
          <table:table-cell office:value-type="float" office:value="0.610274359703931" calcext:value-type="float">
            <text:p>0.610274359703931</text:p>
          </table:table-cell>
          <table:table-cell table:style-name="ce10" office:value-type="float" office:value="0.834994942863441" calcext:value-type="float">
            <text:p>0.834994942863441</text:p>
          </table:table-cell>
          <table:table-cell office:value-type="float" office:value="0.0319991548367462" calcext:value-type="float">
            <text:p>0.031999154836746</text:p>
          </table:table-cell>
          <table:table-cell table:style-name="ce10" office:value-type="float" office:value="0.000278848923480234" calcext:value-type="float">
            <text:p>0.00027884892348</text:p>
          </table:table-cell>
          <table:table-cell table:style-name="ce10" office:value-type="float" office:value="0.000752449035644531" calcext:value-type="float">
            <text:p>0.0007524490356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saved_models/model_MLP_dataset_NF_LOAD_AMF_60s_1733380800_1733416214_150_300_5_4_steps-4.h5</text:p>
          </table:table-cell>
          <table:table-cell office:value-type="float" office:value="63032" calcext:value-type="float">
            <text:p>63032</text:p>
          </table:table-cell>
          <table:table-cell office:value-type="string" calcext:value-type="string">
            <text:p>figures/figure_MLP_dataset_NF_LOAD_AMF_60s_1733380800_1733416214_150_300_5_4_steps-4.png</text:p>
          </table:table-cell>
          <table:table-cell table:style-name="ce11" office:value-type="float" office:value="0.668059454686399" calcext:value-type="float">
            <text:p>0.668059454686399</text:p>
          </table:table-cell>
          <table:table-cell office:value-type="float" office:value="0.0157429892573139" calcext:value-type="float">
            <text:p>0.015742989257314</text:p>
          </table:table-cell>
          <table:table-cell office:value-type="float" office:value="0.622417113618251" calcext:value-type="float">
            <text:p>0.622417113618251</text:p>
          </table:table-cell>
          <table:table-cell office:value-type="float" office:value="0.713701795754546" calcext:value-type="float">
            <text:p>0.713701795754546</text:p>
          </table:table-cell>
          <table:table-cell office:value-type="float" office:value="0.0310021512463393" calcext:value-type="float">
            <text:p>0.031002151246339</text:p>
          </table:table-cell>
          <table:table-cell office:value-type="float" office:value="0.000483827268288497" calcext:value-type="float">
            <text:p>0.000483827268288</text:p>
          </table:table-cell>
          <table:table-cell office:value-type="float" office:value="2.93195343017578" calcext:value-type="float">
            <text:p>2.9319534301757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ime step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LSTM</text:p>
          </table:table-cell>
          <table:table-cell office:value-type="string" calcext:value-type="string">
            <text:p>saved_models/model_LSTM_dataset_NF_LOAD_AMF_60s_1733380800_1733416214_150_300_5_4_steps-5.h5</text:p>
          </table:table-cell>
          <table:table-cell office:value-type="float" office:value="901384" calcext:value-type="float">
            <text:p>901384</text:p>
          </table:table-cell>
          <table:table-cell office:value-type="string" calcext:value-type="string">
            <text:p>figures/figure_LSTM_dataset_NF_LOAD_AMF_60s_1733380800_1733416214_150_300_5_4_steps-5.png</text:p>
          </table:table-cell>
          <table:table-cell office:value-type="float" office:value="0.0169181049410841" calcext:value-type="float">
            <text:p>0.016918104941084</text:p>
          </table:table-cell>
          <table:table-cell office:value-type="float" office:value="0.014464857311749" calcext:value-type="float">
            <text:p>0.014464857311749</text:p>
          </table:table-cell>
          <table:table-cell office:value-type="float" office:value="0.578974990491567" calcext:value-type="float">
            <text:p>0.578974990491567</text:p>
          </table:table-cell>
          <table:table-cell office:value-type="float" office:value="-0.5451387806094" calcext:value-type="float">
            <text:p>-0.5451387806094</text:p>
          </table:table-cell>
          <table:table-cell office:value-type="float" office:value="0.0283422271050947" calcext:value-type="float">
            <text:p>0.028342227105095</text:p>
          </table:table-cell>
          <table:table-cell office:value-type="float" office:value="0.000587487518403288" calcext:value-type="float">
            <text:p>0.000587487518403</text:p>
          </table:table-cell>
          <table:table-cell office:value-type="float" office:value="10.5772469043732" calcext:value-type="float">
            <text:p>10.57724690437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U</text:p>
          </table:table-cell>
          <table:table-cell office:value-type="string" calcext:value-type="string">
            <text:p>saved_models/model_GRU_dataset_NF_LOAD_AMF_60s_1733380800_1733416214_150_300_5_4_steps-5.h5</text:p>
          </table:table-cell>
          <table:table-cell office:value-type="float" office:value="691720" calcext:value-type="float">
            <text:p>691720</text:p>
          </table:table-cell>
          <table:table-cell office:value-type="string" calcext:value-type="string">
            <text:p>figures/figure_GRU_dataset_NF_LOAD_AMF_60s_1733380800_1733416214_150_300_5_4_steps-5.png</text:p>
          </table:table-cell>
          <table:table-cell office:value-type="float" office:value="-0.676118335315401" calcext:value-type="float">
            <text:p>-0.676118335315401</text:p>
          </table:table-cell>
          <table:table-cell table:style-name="ce10" office:value-type="float" office:value="0.0123457735463401" calcext:value-type="float">
            <text:p>0.01234577354634</text:p>
          </table:table-cell>
          <table:table-cell table:style-name="ce10" office:value-type="float" office:value="0.650163964220246" calcext:value-type="float">
            <text:p>0.650163964220246</text:p>
          </table:table-cell>
          <table:table-cell office:value-type="float" office:value="-2.00240063485105" calcext:value-type="float">
            <text:p>-2.00240063485105</text:p>
          </table:table-cell>
          <table:table-cell table:style-name="ce10" office:value-type="float" office:value="0.023549984327991" calcext:value-type="float">
            <text:p>0.023549984327991</text:p>
          </table:table-cell>
          <table:table-cell office:value-type="float" office:value="0.00114156276468929" calcext:value-type="float">
            <text:p>0.001141562764689</text:p>
          </table:table-cell>
          <table:table-cell office:value-type="float" office:value="10.454133272171" calcext:value-type="float">
            <text:p>10.4541332721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saved_models/model_XGBoost_dataset_NF_LOAD_AMF_60s_1733380800_1733416214_150_300_5_4_steps-5.json</text:p>
          </table:table-cell>
          <table:table-cell office:value-type="float" office:value="344394" calcext:value-type="float">
            <text:p>344394</text:p>
          </table:table-cell>
          <table:table-cell office:value-type="string" calcext:value-type="string">
            <text:p>figures/figure_XGBoost_dataset_NF_LOAD_AMF_60s_1733380800_1733416214_150_300_5_4_steps-5.png</text:p>
          </table:table-cell>
          <table:table-cell table:style-name="ce10" office:value-type="float" office:value="0.643802257720727" calcext:value-type="float">
            <text:p>0.643802257720727</text:p>
          </table:table-cell>
          <table:table-cell office:value-type="float" office:value="0.0174614260680758" calcext:value-type="float">
            <text:p>0.017461426068076</text:p>
          </table:table-cell>
          <table:table-cell office:value-type="float" office:value="0.553889681957027" calcext:value-type="float">
            <text:p>0.553889681957027</text:p>
          </table:table-cell>
          <table:table-cell office:value-type="float" office:value="0.733714833484427" calcext:value-type="float">
            <text:p>0.733714833484427</text:p>
          </table:table-cell>
          <table:table-cell office:value-type="float" office:value="0.0344707023530093" calcext:value-type="float">
            <text:p>0.034470702353009</text:p>
          </table:table-cell>
          <table:table-cell office:value-type="float" office:value="0.000452149783142206" calcext:value-type="float">
            <text:p>0.000452149783142</text:p>
          </table:table-cell>
          <table:table-cell office:value-type="float" office:value="2.34696960449219" calcext:value-type="float">
            <text:p>2.346969604492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saved_models/model_RF_dataset_NF_LOAD_AMF_60s_1733380800_1733416214_150_300_5_4_steps-5.pkl</text:p>
          </table:table-cell>
          <table:table-cell office:value-type="float" office:value="2120848" calcext:value-type="float">
            <text:p>2120848</text:p>
          </table:table-cell>
          <table:table-cell office:value-type="string" calcext:value-type="string">
            <text:p>figures/figure_RF_dataset_NF_LOAD_AMF_60s_1733380800_1733416214_150_300_5_4_steps-5.png</text:p>
          </table:table-cell>
          <table:table-cell office:value-type="float" office:value="0.629380691088438" calcext:value-type="float">
            <text:p>0.629380691088438</text:p>
          </table:table-cell>
          <table:table-cell office:value-type="float" office:value="0.0185082146027513" calcext:value-type="float">
            <text:p>0.018508214602751</text:p>
          </table:table-cell>
          <table:table-cell office:value-type="float" office:value="0.526834474774338" calcext:value-type="float">
            <text:p>0.526834474774338</text:p>
          </table:table-cell>
          <table:table-cell office:value-type="float" office:value="0.731926907402539" calcext:value-type="float">
            <text:p>0.731926907402539</text:p>
          </table:table-cell>
          <table:table-cell office:value-type="float" office:value="0.0365612435401864" calcext:value-type="float">
            <text:p>0.036561243540186</text:p>
          </table:table-cell>
          <table:table-cell office:value-type="float" office:value="0.00045518566531611" calcext:value-type="float">
            <text:p>0.000455185665316</text:p>
          </table:table-cell>
          <table:table-cell office:value-type="float" office:value="0.199062585830689" calcext:value-type="float">
            <text:p>0.1990625858306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saved_models/model_DT_dataset_NF_LOAD_AMF_60s_1733380800_1733416214_150_300_5_4_steps-5.pkl</text:p>
          </table:table-cell>
          <table:table-cell office:value-type="float" office:value="34328" calcext:value-type="float">
            <text:p>34328</text:p>
          </table:table-cell>
          <table:table-cell office:value-type="string" calcext:value-type="string">
            <text:p>figures/figure_DT_dataset_NF_LOAD_AMF_60s_1733380800_1733416214_150_300_5_4_steps-5.png</text:p>
          </table:table-cell>
          <table:table-cell office:value-type="float" office:value="0.412588126860647" calcext:value-type="float">
            <text:p>0.412588126860647</text:p>
          </table:table-cell>
          <table:table-cell office:value-type="float" office:value="0.0261202284304736" calcext:value-type="float">
            <text:p>0.026120228430474</text:p>
          </table:table-cell>
          <table:table-cell office:value-type="float" office:value="0.335124499161078" calcext:value-type="float">
            <text:p>0.335124499161078</text:p>
          </table:table-cell>
          <table:table-cell office:value-type="float" office:value="0.490051754560215" calcext:value-type="float">
            <text:p>0.490051754560215</text:p>
          </table:table-cell>
          <table:table-cell office:value-type="float" office:value="0.0513745693929876" calcext:value-type="float">
            <text:p>0.051374569392988</text:p>
          </table:table-cell>
          <table:table-cell office:value-type="float" office:value="0.000865887467959513" calcext:value-type="float">
            <text:p>0.00086588746796</text:p>
          </table:table-cell>
          <table:table-cell office:value-type="float" office:value="0.00199770927429199" calcext:value-type="float">
            <text:p>0.0019977092742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saved_models/model_LR_dataset_NF_LOAD_AMF_60s_1733380800_1733416214_150_300_5_4_steps-5.pkl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figures/figure_LR_dataset_NF_LOAD_AMF_60s_1733380800_1733416214_150_300_5_4_steps-5.png</text:p>
          </table:table-cell>
          <table:table-cell table:style-name="ce11" office:value-type="float" office:value="0.642795314953162" calcext:value-type="float">
            <text:p>0.642795314953162</text:p>
          </table:table-cell>
          <table:table-cell office:value-type="float" office:value="0.0197693968795092" calcext:value-type="float">
            <text:p>0.019769396879509</text:p>
          </table:table-cell>
          <table:table-cell office:value-type="float" office:value="0.49285444925645" calcext:value-type="float">
            <text:p>0.49285444925645</text:p>
          </table:table-cell>
          <table:table-cell table:style-name="ce10" office:value-type="float" office:value="0.792736180649874" calcext:value-type="float">
            <text:p>0.792736180649874</text:p>
          </table:table-cell>
          <table:table-cell office:value-type="float" office:value="0.0391868616848488" calcext:value-type="float">
            <text:p>0.039186861684849</text:p>
          </table:table-cell>
          <table:table-cell table:style-name="ce10" office:value-type="float" office:value="0.000351932074169456" calcext:value-type="float">
            <text:p>0.000351932074169</text:p>
          </table:table-cell>
          <table:table-cell table:style-name="ce10" office:value-type="float" office:value="0.000698328018188477" calcext:value-type="float">
            <text:p>0.0006983280181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saved_models/model_MLP_dataset_NF_LOAD_AMF_60s_1733380800_1733416214_150_300_5_4_steps-5.h5</text:p>
          </table:table-cell>
          <table:table-cell office:value-type="float" office:value="64568" calcext:value-type="float">
            <text:p>64568</text:p>
          </table:table-cell>
          <table:table-cell office:value-type="string" calcext:value-type="string">
            <text:p>figures/figure_MLP_dataset_NF_LOAD_AMF_60s_1733380800_1733416214_150_300_5_4_steps-5.png</text:p>
          </table:table-cell>
          <table:table-cell table:style-name="ce9" office:value-type="float" office:value="0.633294935888775" calcext:value-type="float">
            <text:p>0.633294935888775</text:p>
          </table:table-cell>
          <table:table-cell office:value-type="float" office:value="0.0180540602107826" calcext:value-type="float">
            <text:p>0.018054060210783</text:p>
          </table:table-cell>
          <table:table-cell office:value-type="float" office:value="0.538677781746465" calcext:value-type="float">
            <text:p>0.538677781746465</text:p>
          </table:table-cell>
          <table:table-cell office:value-type="float" office:value="0.727912090031086" calcext:value-type="float">
            <text:p>0.727912090031086</text:p>
          </table:table-cell>
          <table:table-cell office:value-type="float" office:value="0.0356461176329838" calcext:value-type="float">
            <text:p>0.035646117632984</text:p>
          </table:table-cell>
          <table:table-cell office:value-type="float" office:value="0.000462002788581412" calcext:value-type="float">
            <text:p>0.000462002788581</text:p>
          </table:table-cell>
          <table:table-cell office:value-type="float" office:value="2.85099935531616" calcext:value-type="float">
            <text:p>2.850999355316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ime step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LSTM</text:p>
          </table:table-cell>
          <table:table-cell office:value-type="string" calcext:value-type="string">
            <text:p>saved_models/model_LSTM_dataset_NF_LOAD_AMF_60s_1733380800_1733416214_150_300_5_4_steps-6.h5</text:p>
          </table:table-cell>
          <table:table-cell office:value-type="float" office:value="901384" calcext:value-type="float">
            <text:p>901384</text:p>
          </table:table-cell>
          <table:table-cell office:value-type="string" calcext:value-type="string">
            <text:p>figures/figure_LSTM_dataset_NF_LOAD_AMF_60s_1733380800_1733416214_150_300_5_4_steps-6.png</text:p>
          </table:table-cell>
          <table:table-cell office:value-type="float" office:value="0.170120582826967" calcext:value-type="float">
            <text:p>0.170120582826967</text:p>
          </table:table-cell>
          <table:table-cell office:value-type="float" office:value="0.0171674049839093" calcext:value-type="float">
            <text:p>0.017167404983909</text:p>
          </table:table-cell>
          <table:table-cell office:value-type="float" office:value="0.496485537229263" calcext:value-type="float">
            <text:p>0.496485537229263</text:p>
          </table:table-cell>
          <table:table-cell office:value-type="float" office:value="-0.156244371575329" calcext:value-type="float">
            <text:p>-0.156244371575329</text:p>
          </table:table-cell>
          <table:table-cell office:value-type="float" office:value="0.0338951865857321" calcext:value-type="float">
            <text:p>0.033895186585732</text:p>
          </table:table-cell>
          <table:table-cell office:value-type="float" office:value="0.000439623382086528" calcext:value-type="float">
            <text:p>0.000439623382087</text:p>
          </table:table-cell>
          <table:table-cell office:value-type="float" office:value="10.644168138504" calcext:value-type="float">
            <text:p>10.6441681385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U</text:p>
          </table:table-cell>
          <table:table-cell office:value-type="string" calcext:value-type="string">
            <text:p>saved_models/model_GRU_dataset_NF_LOAD_AMF_60s_1733380800_1733416214_150_300_5_4_steps-6.h5</text:p>
          </table:table-cell>
          <table:table-cell office:value-type="float" office:value="691720" calcext:value-type="float">
            <text:p>691720</text:p>
          </table:table-cell>
          <table:table-cell office:value-type="string" calcext:value-type="string">
            <text:p>figures/figure_GRU_dataset_NF_LOAD_AMF_60s_1733380800_1733416214_150_300_5_4_steps-6.png</text:p>
          </table:table-cell>
          <table:table-cell office:value-type="float" office:value="-0.550164409155548" calcext:value-type="float">
            <text:p>-0.550164409155548</text:p>
          </table:table-cell>
          <table:table-cell table:style-name="ce10" office:value-type="float" office:value="0.0120337819108909" calcext:value-type="float">
            <text:p>0.012033781910891</text:p>
          </table:table-cell>
          <table:table-cell table:style-name="ce10" office:value-type="float" office:value="0.658055022894328" calcext:value-type="float">
            <text:p>0.658055022894328</text:p>
          </table:table-cell>
          <table:table-cell office:value-type="float" office:value="-1.75838384120543" calcext:value-type="float">
            <text:p>-1.75838384120543</text:p>
          </table:table-cell>
          <table:table-cell table:style-name="ce10" office:value-type="float" office:value="0.023018780309252" calcext:value-type="float">
            <text:p>0.023018780309252</text:p>
          </table:table-cell>
          <table:table-cell office:value-type="float" office:value="0.00104878351252978" calcext:value-type="float">
            <text:p>0.00104878351253</text:p>
          </table:table-cell>
          <table:table-cell office:value-type="float" office:value="10.5531363487244" calcext:value-type="float">
            <text:p>10.55313634872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saved_models/model_XGBoost_dataset_NF_LOAD_AMF_60s_1733380800_1733416214_150_300_5_4_steps-6.json</text:p>
          </table:table-cell>
          <table:table-cell office:value-type="float" office:value="351230" calcext:value-type="float">
            <text:p>351230</text:p>
          </table:table-cell>
          <table:table-cell office:value-type="string" calcext:value-type="string">
            <text:p>figures/figure_XGBoost_dataset_NF_LOAD_AMF_60s_1733380800_1733416214_150_300_5_4_steps-6.png</text:p>
          </table:table-cell>
          <table:table-cell table:style-name="ce11" office:value-type="float" office:value="0.620211129209572" calcext:value-type="float">
            <text:p>0.620211129209572</text:p>
          </table:table-cell>
          <table:table-cell office:value-type="float" office:value="0.0240842661059102" calcext:value-type="float">
            <text:p>0.02408426610591</text:p>
          </table:table-cell>
          <table:table-cell office:value-type="float" office:value="0.431799949983729" calcext:value-type="float">
            <text:p>0.431799949983729</text:p>
          </table:table-cell>
          <table:table-cell table:style-name="ce10" office:value-type="float" office:value="0.808622308435415" calcext:value-type="float">
            <text:p>0.808622308435415</text:p>
          </table:table-cell>
          <table:table-cell office:value-type="float" office:value="0.0478684250650124" calcext:value-type="float">
            <text:p>0.047868425065012</text:p>
          </table:table-cell>
          <table:table-cell table:style-name="ce10" office:value-type="float" office:value="0.000300107146808121" calcext:value-type="float">
            <text:p>0.000300107146808</text:p>
          </table:table-cell>
          <table:table-cell office:value-type="float" office:value="0.833888530731201" calcext:value-type="float">
            <text:p>0.8338885307312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saved_models/model_RF_dataset_NF_LOAD_AMF_60s_1733380800_1733416214_150_300_5_4_steps-6.pkl</text:p>
          </table:table-cell>
          <table:table-cell office:value-type="float" office:value="2112064" calcext:value-type="float">
            <text:p>2112064</text:p>
          </table:table-cell>
          <table:table-cell office:value-type="string" calcext:value-type="string">
            <text:p>figures/figure_RF_dataset_NF_LOAD_AMF_60s_1733380800_1733416214_150_300_5_4_steps-6.png</text:p>
          </table:table-cell>
          <table:table-cell office:value-type="float" office:value="0.603053946664784" calcext:value-type="float">
            <text:p>0.603053946664784</text:p>
          </table:table-cell>
          <table:table-cell office:value-type="float" office:value="0.0231266782927328" calcext:value-type="float">
            <text:p>0.023126678292733</text:p>
          </table:table-cell>
          <table:table-cell office:value-type="float" office:value="0.455615176315253" calcext:value-type="float">
            <text:p>0.455615176315253</text:p>
          </table:table-cell>
          <table:table-cell office:value-type="float" office:value="0.750492717014316" calcext:value-type="float">
            <text:p>0.750492717014316</text:p>
          </table:table-cell>
          <table:table-cell office:value-type="float" office:value="0.0458620940605991" calcext:value-type="float">
            <text:p>0.045862094060599</text:p>
          </table:table-cell>
          <table:table-cell office:value-type="float" office:value="0.000391262524866492" calcext:value-type="float">
            <text:p>0.000391262524866</text:p>
          </table:table-cell>
          <table:table-cell office:value-type="float" office:value="0.277907848358154" calcext:value-type="float">
            <text:p>0.2779078483581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saved_models/model_DT_dataset_NF_LOAD_AMF_60s_1733380800_1733416214_150_300_5_4_steps-6.pkl</text:p>
          </table:table-cell>
          <table:table-cell office:value-type="float" office:value="34184" calcext:value-type="float">
            <text:p>34184</text:p>
          </table:table-cell>
          <table:table-cell office:value-type="string" calcext:value-type="string">
            <text:p>figures/figure_DT_dataset_NF_LOAD_AMF_60s_1733380800_1733416214_150_300_5_4_steps-6.png</text:p>
          </table:table-cell>
          <table:table-cell office:value-type="float" office:value="0.358951001260928" calcext:value-type="float">
            <text:p>0.358951001260928</text:p>
          </table:table-cell>
          <table:table-cell office:value-type="float" office:value="0.0379641023036123" calcext:value-type="float">
            <text:p>0.037964102303612</text:p>
          </table:table-cell>
          <table:table-cell office:value-type="float" office:value="0.105952413462545" calcext:value-type="float">
            <text:p>0.105952413462545</text:p>
          </table:table-cell>
          <table:table-cell office:value-type="float" office:value="0.611949589059311" calcext:value-type="float">
            <text:p>0.611949589059311</text:p>
          </table:table-cell>
          <table:table-cell office:value-type="float" office:value="0.0753196869650008" calcext:value-type="float">
            <text:p>0.075319686965001</text:p>
          </table:table-cell>
          <table:table-cell office:value-type="float" office:value="0.000608517642223875" calcext:value-type="float">
            <text:p>0.000608517642224</text:p>
          </table:table-cell>
          <table:table-cell office:value-type="float" office:value="0.00248289108276367" calcext:value-type="float">
            <text:p>0.0024828910827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saved_models/model_LR_dataset_NF_LOAD_AMF_60s_1733380800_1733416214_150_300_5_4_steps-6.pkl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figures/figure_LR_dataset_NF_LOAD_AMF_60s_1733380800_1733416214_150_300_5_4_steps-6.png</text:p>
          </table:table-cell>
          <table:table-cell table:style-name="ce10" office:value-type="float" office:value="0.65238270814321" calcext:value-type="float">
            <text:p>0.65238270814321</text:p>
          </table:table-cell>
          <table:table-cell office:value-type="float" office:value="0.0211443438717129" calcext:value-type="float">
            <text:p>0.021144343871713</text:p>
          </table:table-cell>
          <table:table-cell office:value-type="float" office:value="0.501697315808005" calcext:value-type="float">
            <text:p>0.501697315808005</text:p>
          </table:table-cell>
          <table:table-cell office:value-type="float" office:value="0.803068100478416" calcext:value-type="float">
            <text:p>0.803068100478416</text:p>
          </table:table-cell>
          <table:table-cell office:value-type="float" office:value="0.0419798708170758" calcext:value-type="float">
            <text:p>0.041979870817076</text:p>
          </table:table-cell>
          <table:table-cell office:value-type="float" office:value="0.000308816926349963" calcext:value-type="float">
            <text:p>0.00030881692635</text:p>
          </table:table-cell>
          <table:table-cell table:style-name="ce10" office:value-type="float" office:value="0.000710010528564453" calcext:value-type="float">
            <text:p>0.0007100105285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saved_models/model_MLP_dataset_NF_LOAD_AMF_60s_1733380800_1733416214_150_300_5_4_steps-6.h5</text:p>
          </table:table-cell>
          <table:table-cell office:value-type="float" office:value="66104" calcext:value-type="float">
            <text:p>66104</text:p>
          </table:table-cell>
          <table:table-cell office:value-type="string" calcext:value-type="string">
            <text:p>figures/figure_MLP_dataset_NF_LOAD_AMF_60s_1733380800_1733416214_150_300_5_4_steps-6.png</text:p>
          </table:table-cell>
          <table:table-cell table:style-name="ce9" office:value-type="float" office:value="0.604447267299564" calcext:value-type="float">
            <text:p>0.604447267299564</text:p>
          </table:table-cell>
          <table:table-cell office:value-type="float" office:value="0.0207176233615519" calcext:value-type="float">
            <text:p>0.020717623361552</text:p>
          </table:table-cell>
          <table:table-cell office:value-type="float" office:value="0.513838213030763" calcext:value-type="float">
            <text:p>0.513838213030763</text:p>
          </table:table-cell>
          <table:table-cell office:value-type="float" office:value="0.695056321568365" calcext:value-type="float">
            <text:p>0.695056321568365</text:p>
          </table:table-cell>
          <table:table-cell office:value-type="float" office:value="0.040957052130395" calcext:value-type="float">
            <text:p>0.040957052130395</text:p>
          </table:table-cell>
          <table:table-cell office:value-type="float" office:value="0.000478194592708875" calcext:value-type="float">
            <text:p>0.000478194592709</text:p>
          </table:table-cell>
          <table:table-cell office:value-type="float" office:value="2.69685864448547" calcext:value-type="float">
            <text:p>2.6968586444854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ime step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LSTM</text:p>
          </table:table-cell>
          <table:table-cell office:value-type="string" calcext:value-type="string">
            <text:p>saved_models/model_LSTM_dataset_NF_LOAD_AMF_60s_1733380800_1733416214_150_300_5_4_steps-7.h5</text:p>
          </table:table-cell>
          <table:table-cell office:value-type="float" office:value="901384" calcext:value-type="float">
            <text:p>901384</text:p>
          </table:table-cell>
          <table:table-cell office:value-type="string" calcext:value-type="string">
            <text:p>figures/figure_LSTM_dataset_NF_LOAD_AMF_60s_1733380800_1733416214_150_300_5_4_steps-7.png</text:p>
          </table:table-cell>
          <table:table-cell office:value-type="float" office:value="-0.0614142960718829" calcext:value-type="float">
            <text:p>-0.061414296071883</text:p>
          </table:table-cell>
          <table:table-cell office:value-type="float" office:value="0.0170677590866146" calcext:value-type="float">
            <text:p>0.017067759086615</text:p>
          </table:table-cell>
          <table:table-cell office:value-type="float" office:value="0.502093178701251" calcext:value-type="float">
            <text:p>0.502093178701251</text:p>
          </table:table-cell>
          <table:table-cell office:value-type="float" office:value="-0.624921770845017" calcext:value-type="float">
            <text:p>-0.624921770845017</text:p>
          </table:table-cell>
          <table:table-cell office:value-type="float" office:value="0.0335176958321339" calcext:value-type="float">
            <text:p>0.033517695832134</text:p>
          </table:table-cell>
          <table:table-cell office:value-type="float" office:value="0.000617822341095286" calcext:value-type="float">
            <text:p>0.000617822341095</text:p>
          </table:table-cell>
          <table:table-cell office:value-type="float" office:value="11.3316199779511" calcext:value-type="float">
            <text:p>11.33161997795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U</text:p>
          </table:table-cell>
          <table:table-cell office:value-type="string" calcext:value-type="string">
            <text:p>saved_models/model_GRU_dataset_NF_LOAD_AMF_60s_1733380800_1733416214_150_300_5_4_steps-7.h5</text:p>
          </table:table-cell>
          <table:table-cell office:value-type="float" office:value="691720" calcext:value-type="float">
            <text:p>691720</text:p>
          </table:table-cell>
          <table:table-cell office:value-type="string" calcext:value-type="string">
            <text:p>figures/figure_GRU_dataset_NF_LOAD_AMF_60s_1733380800_1733416214_150_300_5_4_steps-7.png</text:p>
          </table:table-cell>
          <table:table-cell office:value-type="float" office:value="0.192502387229492" calcext:value-type="float">
            <text:p>0.192502387229492</text:p>
          </table:table-cell>
          <table:table-cell table:style-name="ce10" office:value-type="float" office:value="0.0122522461091254" calcext:value-type="float">
            <text:p>0.012252246109125</text:p>
          </table:table-cell>
          <table:table-cell table:style-name="ce10" office:value-type="float" office:value="0.643090546564826" calcext:value-type="float">
            <text:p>0.643090546564826</text:p>
          </table:table-cell>
          <table:table-cell office:value-type="float" office:value="-0.258085772105844" calcext:value-type="float">
            <text:p>-0.258085772105844</text:p>
          </table:table-cell>
          <table:table-cell table:style-name="ce10" office:value-type="float" office:value="0.0240261470382137" calcext:value-type="float">
            <text:p>0.024026147038214</text:p>
          </table:table-cell>
          <table:table-cell office:value-type="float" office:value="0.000478345180037124" calcext:value-type="float">
            <text:p>0.000478345180037</text:p>
          </table:table-cell>
          <table:table-cell office:value-type="float" office:value="10.8450107574463" calcext:value-type="float">
            <text:p>10.84501075744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saved_models/model_XGBoost_dataset_NF_LOAD_AMF_60s_1733380800_1733416214_150_300_5_4_steps-7.json</text:p>
          </table:table-cell>
          <table:table-cell office:value-type="float" office:value="339657" calcext:value-type="float">
            <text:p>339657</text:p>
          </table:table-cell>
          <table:table-cell office:value-type="string" calcext:value-type="string">
            <text:p>figures/figure_XGBoost_dataset_NF_LOAD_AMF_60s_1733380800_1733416214_150_300_5_4_steps-7.png</text:p>
          </table:table-cell>
          <table:table-cell table:style-name="ce9" office:value-type="float" office:value="0.652923741015737" calcext:value-type="float">
            <text:p>0.652923741015737</text:p>
          </table:table-cell>
          <table:table-cell office:value-type="float" office:value="0.0195824264978894" calcext:value-type="float">
            <text:p>0.019582426497889</text:p>
          </table:table-cell>
          <table:table-cell office:value-type="float" office:value="0.508028903748895" calcext:value-type="float">
            <text:p>0.508028903748895</text:p>
          </table:table-cell>
          <table:table-cell office:value-type="float" office:value="0.79781857828258" calcext:value-type="float">
            <text:p>0.79781857828258</text:p>
          </table:table-cell>
          <table:table-cell office:value-type="float" office:value="0.0388412218660306" calcext:value-type="float">
            <text:p>0.038841221866031</text:p>
          </table:table-cell>
          <table:table-cell office:value-type="float" office:value="0.000323631129748173" calcext:value-type="float">
            <text:p>0.000323631129748</text:p>
          </table:table-cell>
          <table:table-cell office:value-type="float" office:value="1.43067812919617" calcext:value-type="float">
            <text:p>1.430678129196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saved_models/model_RF_dataset_NF_LOAD_AMF_60s_1733380800_1733416214_150_300_5_4_steps-7.pkl</text:p>
          </table:table-cell>
          <table:table-cell office:value-type="float" office:value="2103280" calcext:value-type="float">
            <text:p>2103280</text:p>
          </table:table-cell>
          <table:table-cell office:value-type="string" calcext:value-type="string">
            <text:p>figures/figure_RF_dataset_NF_LOAD_AMF_60s_1733380800_1733416214_150_300_5_4_steps-7.png</text:p>
          </table:table-cell>
          <table:table-cell table:style-name="ce11" office:value-type="float" office:value="0.678963333672733" calcext:value-type="float">
            <text:p>0.678963333672733</text:p>
          </table:table-cell>
          <table:table-cell office:value-type="float" office:value="0.0152865798928995" calcext:value-type="float">
            <text:p>0.0152865798929</text:p>
          </table:table-cell>
          <table:table-cell office:value-type="float" office:value="0.618027399577228" calcext:value-type="float">
            <text:p>0.618027399577228</text:p>
          </table:table-cell>
          <table:table-cell office:value-type="float" office:value="0.739899267768237" calcext:value-type="float">
            <text:p>0.739899267768237</text:p>
          </table:table-cell>
          <table:table-cell office:value-type="float" office:value="0.0301568174082182" calcext:value-type="float">
            <text:p>0.030156817408218</text:p>
          </table:table-cell>
          <table:table-cell office:value-type="float" office:value="0.000416342377580776" calcext:value-type="float">
            <text:p>0.000416342377581</text:p>
          </table:table-cell>
          <table:table-cell office:value-type="float" office:value="0.317711114883423" calcext:value-type="float">
            <text:p>0.3177111148834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saved_models/model_DT_dataset_NF_LOAD_AMF_60s_1733380800_1733416214_150_300_5_4_steps-7.pkl</text:p>
          </table:table-cell>
          <table:table-cell office:value-type="float" office:value="34040" calcext:value-type="float">
            <text:p>34040</text:p>
          </table:table-cell>
          <table:table-cell office:value-type="string" calcext:value-type="string">
            <text:p>figures/figure_DT_dataset_NF_LOAD_AMF_60s_1733380800_1733416214_150_300_5_4_steps-7.png</text:p>
          </table:table-cell>
          <table:table-cell office:value-type="float" office:value="0.287236882570511" calcext:value-type="float">
            <text:p>0.287236882570511</text:p>
          </table:table-cell>
          <table:table-cell office:value-type="float" office:value="0.0397516600330865" calcext:value-type="float">
            <text:p>0.039751660033087</text:p>
          </table:table-cell>
          <table:table-cell office:value-type="float" office:value="0.00165520607709491" calcext:value-type="float">
            <text:p>0.001655206077095</text:p>
          </table:table-cell>
          <table:table-cell office:value-type="float" office:value="0.572818559063926" calcext:value-type="float">
            <text:p>0.572818559063926</text:p>
          </table:table-cell>
          <table:table-cell office:value-type="float" office:value="0.0788195321534991" calcext:value-type="float">
            <text:p>0.078819532153499</text:p>
          </table:table-cell>
          <table:table-cell office:value-type="float" office:value="0.000683787912673888" calcext:value-type="float">
            <text:p>0.000683787912674</text:p>
          </table:table-cell>
          <table:table-cell office:value-type="float" office:value="0.00529623031616211" calcext:value-type="float">
            <text:p>0.0052962303161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saved_models/model_LR_dataset_NF_LOAD_AMF_60s_1733380800_1733416214_150_300_5_4_steps-7.pkl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figures/figure_LR_dataset_NF_LOAD_AMF_60s_1733380800_1733416214_150_300_5_4_steps-7.png</text:p>
          </table:table-cell>
          <table:table-cell table:style-name="ce10" office:value-type="float" office:value="0.73331878647324" calcext:value-type="float">
            <text:p>0.73331878647324</text:p>
          </table:table-cell>
          <table:table-cell office:value-type="float" office:value="0.0144779746143703" calcext:value-type="float">
            <text:p>0.01447797461437</text:p>
          </table:table-cell>
          <table:table-cell office:value-type="float" office:value="0.636685530581471" calcext:value-type="float">
            <text:p>0.636685530581471</text:p>
          </table:table-cell>
          <table:table-cell table:style-name="ce10" office:value-type="float" office:value="0.829952042365008" calcext:value-type="float">
            <text:p>0.829952042365008</text:p>
          </table:table-cell>
          <table:table-cell office:value-type="float" office:value="0.0286837540281465" calcext:value-type="float">
            <text:p>0.028683754028147</text:p>
          </table:table-cell>
          <table:table-cell table:style-name="ce10" office:value-type="float" office:value="0.000272195200594142" calcext:value-type="float">
            <text:p>0.000272195200594</text:p>
          </table:table-cell>
          <table:table-cell table:style-name="ce10" office:value-type="float" office:value="0.000937938690185547" calcext:value-type="float">
            <text:p>0.0009379386901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saved_models/model_MLP_dataset_NF_LOAD_AMF_60s_1733380800_1733416214_150_300_5_4_steps-7.h5</text:p>
          </table:table-cell>
          <table:table-cell office:value-type="float" office:value="67640" calcext:value-type="float">
            <text:p>67640</text:p>
          </table:table-cell>
          <table:table-cell office:value-type="string" calcext:value-type="string">
            <text:p>figures/figure_MLP_dataset_NF_LOAD_AMF_60s_1733380800_1733416214_150_300_5_4_steps-7.png</text:p>
          </table:table-cell>
          <table:table-cell office:value-type="float" office:value="0.620187034114042" calcext:value-type="float">
            <text:p>0.620187034114042</text:p>
          </table:table-cell>
          <table:table-cell office:value-type="float" office:value="0.015554656928508" calcext:value-type="float">
            <text:p>0.015554656928508</text:p>
          </table:table-cell>
          <table:table-cell office:value-type="float" office:value="0.613528495874175" calcext:value-type="float">
            <text:p>0.613528495874175</text:p>
          </table:table-cell>
          <table:table-cell office:value-type="float" office:value="0.62684557235391" calcext:value-type="float">
            <text:p>0.62684557235391</text:p>
          </table:table-cell>
          <table:table-cell office:value-type="float" office:value="0.0305120068049446" calcext:value-type="float">
            <text:p>0.030512006804945</text:p>
          </table:table-cell>
          <table:table-cell office:value-type="float" office:value="0.000597307052071401" calcext:value-type="float">
            <text:p>0.000597307052071</text:p>
          </table:table-cell>
          <table:table-cell office:value-type="float" office:value="2.75839328765869" calcext:value-type="float">
            <text:p>2.7583932876586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ime step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LSTM</text:p>
          </table:table-cell>
          <table:table-cell office:value-type="string" calcext:value-type="string">
            <text:p>saved_models/model_LSTM_dataset_NF_LOAD_AMF_60s_1733380800_1733416214_150_300_5_4_steps-8.h5</text:p>
          </table:table-cell>
          <table:table-cell office:value-type="float" office:value="901384" calcext:value-type="float">
            <text:p>901384</text:p>
          </table:table-cell>
          <table:table-cell office:value-type="string" calcext:value-type="string">
            <text:p>figures/figure_LSTM_dataset_NF_LOAD_AMF_60s_1733380800_1733416214_150_300_5_4_steps-8.png</text:p>
          </table:table-cell>
          <table:table-cell office:value-type="float" office:value="0.0822498834976289" calcext:value-type="float">
            <text:p>0.082249883497629</text:p>
          </table:table-cell>
          <table:table-cell office:value-type="float" office:value="0.0200795697263386" calcext:value-type="float">
            <text:p>0.020079569726339</text:p>
          </table:table-cell>
          <table:table-cell office:value-type="float" office:value="0.415034697742478" calcext:value-type="float">
            <text:p>0.415034697742478</text:p>
          </table:table-cell>
          <table:table-cell office:value-type="float" office:value="-0.250534930747221" calcext:value-type="float">
            <text:p>-0.250534930747221</text:p>
          </table:table-cell>
          <table:table-cell office:value-type="float" office:value="0.0396847367292158" calcext:value-type="float">
            <text:p>0.039684736729216</text:p>
          </table:table-cell>
          <table:table-cell office:value-type="float" office:value="0.000474402723461397" calcext:value-type="float">
            <text:p>0.000474402723461</text:p>
          </table:table-cell>
          <table:table-cell office:value-type="float" office:value="11.1806447505951" calcext:value-type="float">
            <text:p>11.18064475059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U</text:p>
          </table:table-cell>
          <table:table-cell office:value-type="string" calcext:value-type="string">
            <text:p>saved_models/model_GRU_dataset_NF_LOAD_AMF_60s_1733380800_1733416214_150_300_5_4_steps-8.h5</text:p>
          </table:table-cell>
          <table:table-cell office:value-type="float" office:value="691720" calcext:value-type="float">
            <text:p>691720</text:p>
          </table:table-cell>
          <table:table-cell office:value-type="string" calcext:value-type="string">
            <text:p>figures/figure_GRU_dataset_NF_LOAD_AMF_60s_1733380800_1733416214_150_300_5_4_steps-8.png</text:p>
          </table:table-cell>
          <table:table-cell office:value-type="float" office:value="0.311117248828124" calcext:value-type="float">
            <text:p>0.311117248828124</text:p>
          </table:table-cell>
          <table:table-cell office:value-type="float" office:value="0.0128329920537844" calcext:value-type="float">
            <text:p>0.012832992053785</text:p>
          </table:table-cell>
          <table:table-cell office:value-type="float" office:value="0.627295632980227" calcext:value-type="float">
            <text:p>0.627295632980227</text:p>
          </table:table-cell>
          <table:table-cell office:value-type="float" office:value="-0.00506113532397978" calcext:value-type="float">
            <text:p>-0.00506113532398</text:p>
          </table:table-cell>
          <table:table-cell table:style-name="ce10" office:value-type="float" office:value="0.025284704282336" calcext:value-type="float">
            <text:p>0.025284704282336</text:p>
          </table:table-cell>
          <table:table-cell office:value-type="float" office:value="0.000381279825232869" calcext:value-type="float">
            <text:p>0.000381279825233</text:p>
          </table:table-cell>
          <table:table-cell office:value-type="float" office:value="11.4994010925293" calcext:value-type="float">
            <text:p>11.49940109252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saved_models/model_XGBoost_dataset_NF_LOAD_AMF_60s_1733380800_1733416214_150_300_5_4_steps-8.json</text:p>
          </table:table-cell>
          <table:table-cell office:value-type="float" office:value="327037" calcext:value-type="float">
            <text:p>327037</text:p>
          </table:table-cell>
          <table:table-cell office:value-type="string" calcext:value-type="string">
            <text:p>figures/figure_XGBoost_dataset_NF_LOAD_AMF_60s_1733380800_1733416214_150_300_5_4_steps-8.png</text:p>
          </table:table-cell>
          <table:table-cell table:style-name="ce11" office:value-type="float" office:value="0.701302086134523" calcext:value-type="float">
            <text:p>0.701302086134523</text:p>
          </table:table-cell>
          <table:table-cell office:value-type="float" office:value="0.0147823767630196" calcext:value-type="float">
            <text:p>0.01478237676302</text:p>
          </table:table-cell>
          <table:table-cell office:value-type="float" office:value="0.607266880113744" calcext:value-type="float">
            <text:p>0.607266880113744</text:p>
          </table:table-cell>
          <table:table-cell office:value-type="float" office:value="0.795337292155301" calcext:value-type="float">
            <text:p>0.795337292155301</text:p>
          </table:table-cell>
          <table:table-cell office:value-type="float" office:value="0.0292771554897083" calcext:value-type="float">
            <text:p>0.029277155489708</text:p>
          </table:table-cell>
          <table:table-cell office:value-type="float" office:value="0.000287598036330784" calcext:value-type="float">
            <text:p>0.000287598036331</text:p>
          </table:table-cell>
          <table:table-cell office:value-type="float" office:value="1.92460918426514" calcext:value-type="float">
            <text:p>1.924609184265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saved_models/model_RF_dataset_NF_LOAD_AMF_60s_1733380800_1733416214_150_300_5_4_steps-8.pkl</text:p>
          </table:table-cell>
          <table:table-cell office:value-type="float" office:value="2103280" calcext:value-type="float">
            <text:p>2103280</text:p>
          </table:table-cell>
          <table:table-cell office:value-type="string" calcext:value-type="string">
            <text:p>figures/figure_RF_dataset_NF_LOAD_AMF_60s_1733380800_1733416214_150_300_5_4_steps-8.png</text:p>
          </table:table-cell>
          <table:table-cell table:style-name="ce9" office:value-type="float" office:value="0.673483718404584" calcext:value-type="float">
            <text:p>0.673483718404584</text:p>
          </table:table-cell>
          <table:table-cell office:value-type="float" office:value="0.0165936381625294" calcext:value-type="float">
            <text:p>0.016593638162529</text:p>
          </table:table-cell>
          <table:table-cell office:value-type="float" office:value="0.558808515319675" calcext:value-type="float">
            <text:p>0.558808515319675</text:p>
          </table:table-cell>
          <table:table-cell office:value-type="float" office:value="0.788158921489493" calcext:value-type="float">
            <text:p>0.788158921489493</text:p>
          </table:table-cell>
          <table:table-cell office:value-type="float" office:value="0.0328895910318492" calcext:value-type="float">
            <text:p>0.032889591031849</text:p>
          </table:table-cell>
          <table:table-cell office:value-type="float" office:value="0.000297685293209588" calcext:value-type="float">
            <text:p>0.00029768529321</text:p>
          </table:table-cell>
          <table:table-cell office:value-type="float" office:value="0.251885414123535" calcext:value-type="float">
            <text:p>0.2518854141235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saved_models/model_DT_dataset_NF_LOAD_AMF_60s_1733380800_1733416214_150_300_5_4_steps-8.pkl</text:p>
          </table:table-cell>
          <table:table-cell office:value-type="float" office:value="34040" calcext:value-type="float">
            <text:p>34040</text:p>
          </table:table-cell>
          <table:table-cell office:value-type="string" calcext:value-type="string">
            <text:p>figures/figure_DT_dataset_NF_LOAD_AMF_60s_1733380800_1733416214_150_300_5_4_steps-8.png</text:p>
          </table:table-cell>
          <table:table-cell office:value-type="float" office:value="0.34804981028792" calcext:value-type="float">
            <text:p>0.34804981028792</text:p>
          </table:table-cell>
          <table:table-cell office:value-type="float" office:value="0.0308351617705933" calcext:value-type="float">
            <text:p>0.030835161770593</text:p>
          </table:table-cell>
          <table:table-cell office:value-type="float" office:value="0.181891850229825" calcext:value-type="float">
            <text:p>0.181891850229825</text:p>
          </table:table-cell>
          <table:table-cell office:value-type="float" office:value="0.514207770346015" calcext:value-type="float">
            <text:p>0.514207770346015</text:p>
          </table:table-cell>
          <table:table-cell office:value-type="float" office:value="0.0609876740600742" calcext:value-type="float">
            <text:p>0.060987674060074</text:p>
          </table:table-cell>
          <table:table-cell office:value-type="float" office:value="0.000682649481112386" calcext:value-type="float">
            <text:p>0.000682649481112</text:p>
          </table:table-cell>
          <table:table-cell office:value-type="float" office:value="0.00306868553161621" calcext:value-type="float">
            <text:p>0.0030686855316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saved_models/model_LR_dataset_NF_LOAD_AMF_60s_1733380800_1733416214_150_300_5_4_steps-8.pkl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figures/figure_LR_dataset_NF_LOAD_AMF_60s_1733380800_1733416214_150_300_5_4_steps-8.png</text:p>
          </table:table-cell>
          <table:table-cell table:style-name="ce10" office:value-type="float" office:value="0.742930736136105" calcext:value-type="float">
            <text:p>0.742930736136105</text:p>
          </table:table-cell>
          <table:table-cell office:value-type="float" office:value="0.01333387497034" calcext:value-type="float">
            <text:p>0.01333387497034</text:p>
          </table:table-cell>
          <table:table-cell table:style-name="ce10" office:value-type="float" office:value="0.645275261056579" calcext:value-type="float">
            <text:p>0.645275261056579</text:p>
          </table:table-cell>
          <table:table-cell table:style-name="ce10" office:value-type="float" office:value="0.840586211215633" calcext:value-type="float">
            <text:p>0.840586211215633</text:p>
          </table:table-cell>
          <table:table-cell office:value-type="float" office:value="0.0264437370117921" calcext:value-type="float">
            <text:p>0.026443737011792</text:p>
          </table:table-cell>
          <table:table-cell table:style-name="ce10" office:value-type="float" office:value="0.000224012928887973" calcext:value-type="float">
            <text:p>0.000224012928888</text:p>
          </table:table-cell>
          <table:table-cell table:style-name="ce10" office:value-type="float" office:value="0.000785350799560547" calcext:value-type="float">
            <text:p>0.00078535079956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saved_models/model_MLP_dataset_NF_LOAD_AMF_60s_1733380800_1733416214_150_300_5_4_steps-8.h5</text:p>
          </table:table-cell>
          <table:table-cell table:style-name="ce4" office:value-type="float" office:value="69176" calcext:value-type="float">
            <text:p>69176</text:p>
          </table:table-cell>
          <table:table-cell table:style-name="ce4" office:value-type="string" calcext:value-type="string">
            <text:p>figures/figure_MLP_dataset_NF_LOAD_AMF_60s_1733380800_1733416214_150_300_5_4_steps-8.png</text:p>
          </table:table-cell>
          <table:table-cell table:style-name="ce4" office:value-type="float" office:value="0.637134566528688" calcext:value-type="float">
            <text:p>0.637134566528688</text:p>
          </table:table-cell>
          <table:table-cell table:style-name="ce10" office:value-type="float" office:value="0.0110279622886516" calcext:value-type="float">
            <text:p>0.011027962288652</text:p>
          </table:table-cell>
          <table:table-cell table:style-name="ce4" office:value-type="float" office:value="0.712393509231139" calcext:value-type="float">
            <text:p>0.712393509231139</text:p>
          </table:table-cell>
          <table:table-cell table:style-name="ce4" office:value-type="float" office:value="0.561875623826237" calcext:value-type="float">
            <text:p>0.561875623826237</text:p>
          </table:table-cell>
          <table:table-cell table:style-name="ce4" office:value-type="float" office:value="0.0214402593611866" calcext:value-type="float">
            <text:p>0.021440259361187</text:p>
          </table:table-cell>
          <table:table-cell table:style-name="ce4" office:value-type="float" office:value="0.000615665216116645" calcext:value-type="float">
            <text:p>0.000615665216117</text:p>
          </table:table-cell>
          <table:table-cell table:style-name="ce4" office:value-type="float" office:value="3.01894521713257" calcext:value-type="float">
            <text:p>3.0189452171325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ime step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LSTM</text:p>
          </table:table-cell>
          <table:table-cell office:value-type="string" calcext:value-type="string">
            <text:p>saved_models/model_LSTM_dataset_NF_LOAD_AMF_60s_1733380800_1733416214_150_300_5_4_steps-9.h5</text:p>
          </table:table-cell>
          <table:table-cell office:value-type="float" office:value="901384" calcext:value-type="float">
            <text:p>901384</text:p>
          </table:table-cell>
          <table:table-cell office:value-type="string" calcext:value-type="string">
            <text:p>figures/figure_LSTM_dataset_NF_LOAD_AMF_60s_1733380800_1733416214_150_300_5_4_steps-9.png</text:p>
          </table:table-cell>
          <table:table-cell office:value-type="float" office:value="-0.670284971952812" calcext:value-type="float">
            <text:p>-0.670284971952812</text:p>
          </table:table-cell>
          <table:table-cell office:value-type="float" office:value="0.0181732156779151" calcext:value-type="float">
            <text:p>0.018173215677915</text:p>
          </table:table-cell>
          <table:table-cell office:value-type="float" office:value="0.480014727051656" calcext:value-type="float">
            <text:p>0.480014727051656</text:p>
          </table:table-cell>
          <table:table-cell office:value-type="float" office:value="-1.82058467095728" calcext:value-type="float">
            <text:p>-1.82058467095728</text:p>
          </table:table-cell>
          <table:table-cell office:value-type="float" office:value="0.0352764148239001" calcext:value-type="float">
            <text:p>0.0352764148239</text:p>
          </table:table-cell>
          <table:table-cell office:value-type="float" office:value="0.00107001653193011" calcext:value-type="float">
            <text:p>0.00107001653193</text:p>
          </table:table-cell>
          <table:table-cell office:value-type="float" office:value="11.9465310573578" calcext:value-type="float">
            <text:p>11.94653105735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U</text:p>
          </table:table-cell>
          <table:table-cell office:value-type="string" calcext:value-type="string">
            <text:p>saved_models/model_GRU_dataset_NF_LOAD_AMF_60s_1733380800_1733416214_150_300_5_4_steps-9.h5</text:p>
          </table:table-cell>
          <table:table-cell office:value-type="float" office:value="691720" calcext:value-type="float">
            <text:p>691720</text:p>
          </table:table-cell>
          <table:table-cell office:value-type="string" calcext:value-type="string">
            <text:p>figures/figure_GRU_dataset_NF_LOAD_AMF_60s_1733380800_1733416214_150_300_5_4_steps-9.png</text:p>
          </table:table-cell>
          <table:table-cell office:value-type="float" office:value="0.205563077792911" calcext:value-type="float">
            <text:p>0.205563077792911</text:p>
          </table:table-cell>
          <table:table-cell office:value-type="float" office:value="0.0126243273841547" calcext:value-type="float">
            <text:p>0.012624327384155</text:p>
          </table:table-cell>
          <table:table-cell office:value-type="float" office:value="0.63466891995929" calcext:value-type="float">
            <text:p>0.63466891995929</text:p>
          </table:table-cell>
          <table:table-cell office:value-type="float" office:value="-0.223542764373469" calcext:value-type="float">
            <text:p>-0.223542764373469</text:p>
          </table:table-cell>
          <table:table-cell office:value-type="float" office:value="0.0247844917885969" calcext:value-type="float">
            <text:p>0.024784491788597</text:p>
          </table:table-cell>
          <table:table-cell office:value-type="float" office:value="0.000464162979712551" calcext:value-type="float">
            <text:p>0.000464162979713</text:p>
          </table:table-cell>
          <table:table-cell office:value-type="float" office:value="12.3372073173523" calcext:value-type="float">
            <text:p>12.33720731735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saved_models/model_XGBoost_dataset_NF_LOAD_AMF_60s_1733380800_1733416214_150_300_5_4_steps-9.json</text:p>
          </table:table-cell>
          <table:table-cell office:value-type="float" office:value="328011" calcext:value-type="float">
            <text:p>328011</text:p>
          </table:table-cell>
          <table:table-cell office:value-type="string" calcext:value-type="string">
            <text:p>figures/figure_XGBoost_dataset_NF_LOAD_AMF_60s_1733380800_1733416214_150_300_5_4_steps-9.png</text:p>
          </table:table-cell>
          <table:table-cell office:value-type="float" office:value="0.558907963223712" calcext:value-type="float">
            <text:p>0.558907963223712</text:p>
          </table:table-cell>
          <table:table-cell office:value-type="float" office:value="0.0226922069268724" calcext:value-type="float">
            <text:p>0.022692206926872</text:p>
          </table:table-cell>
          <table:table-cell office:value-type="float" office:value="0.320424123687237" calcext:value-type="float">
            <text:p>0.320424123687237</text:p>
          </table:table-cell>
          <table:table-cell office:value-type="float" office:value="0.797391802760187" calcext:value-type="float">
            <text:p>0.797391802760187</text:p>
          </table:table-cell>
          <table:table-cell office:value-type="float" office:value="0.0450938933422359" calcext:value-type="float">
            <text:p>0.045093893342236</text:p>
          </table:table-cell>
          <table:table-cell office:value-type="float" office:value="0.000290520511508825" calcext:value-type="float">
            <text:p>0.000290520511509</text:p>
          </table:table-cell>
          <table:table-cell office:value-type="float" office:value="1.03675532341003" calcext:value-type="float">
            <text:p>1.036755323410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saved_models/model_RF_dataset_NF_LOAD_AMF_60s_1733380800_1733416214_150_300_5_4_steps-9.pkl</text:p>
          </table:table-cell>
          <table:table-cell office:value-type="float" office:value="2092768" calcext:value-type="float">
            <text:p>2092768</text:p>
          </table:table-cell>
          <table:table-cell office:value-type="string" calcext:value-type="string">
            <text:p>figures/figure_RF_dataset_NF_LOAD_AMF_60s_1733380800_1733416214_150_300_5_4_steps-9.png</text:p>
          </table:table-cell>
          <table:table-cell table:style-name="ce9" office:value-type="float" office:value="0.654104306743988" calcext:value-type="float">
            <text:p>0.654104306743988</text:p>
          </table:table-cell>
          <table:table-cell office:value-type="float" office:value="0.0147303391817393" calcext:value-type="float">
            <text:p>0.014730339181739</text:p>
          </table:table-cell>
          <table:table-cell office:value-type="float" office:value="0.561493759512606" calcext:value-type="float">
            <text:p>0.561493759512606</text:p>
          </table:table-cell>
          <table:table-cell office:value-type="float" office:value="0.746714853975371" calcext:value-type="float">
            <text:p>0.746714853975371</text:p>
          </table:table-cell>
          <table:table-cell office:value-type="float" office:value="0.0290974920206597" calcext:value-type="float">
            <text:p>0.02909749202066</text:p>
          </table:table-cell>
          <table:table-cell office:value-type="float" office:value="0.000363186342818924" calcext:value-type="float">
            <text:p>0.000363186342819</text:p>
          </table:table-cell>
          <table:table-cell office:value-type="float" office:value="0.321241855621338" calcext:value-type="float">
            <text:p>0.3212418556213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saved_models/model_DT_dataset_NF_LOAD_AMF_60s_1733380800_1733416214_150_300_5_4_steps-9.pkl</text:p>
          </table:table-cell>
          <table:table-cell office:value-type="float" office:value="33896" calcext:value-type="float">
            <text:p>33896</text:p>
          </table:table-cell>
          <table:table-cell office:value-type="string" calcext:value-type="string">
            <text:p>figures/figure_DT_dataset_NF_LOAD_AMF_60s_1733380800_1733416214_150_300_5_4_steps-9.png</text:p>
          </table:table-cell>
          <table:table-cell office:value-type="float" office:value="0.345994953739192" calcext:value-type="float">
            <text:p>0.345994953739192</text:p>
          </table:table-cell>
          <table:table-cell office:value-type="float" office:value="0.027565346056285" calcext:value-type="float">
            <text:p>0.027565346056285</text:p>
          </table:table-cell>
          <table:table-cell office:value-type="float" office:value="0.179706333134527" calcext:value-type="float">
            <text:p>0.179706333134527</text:p>
          </table:table-cell>
          <table:table-cell office:value-type="float" office:value="0.512283574343858" calcext:value-type="float">
            <text:p>0.512283574343858</text:p>
          </table:table-cell>
          <table:table-cell office:value-type="float" office:value="0.0544313540434139" calcext:value-type="float">
            <text:p>0.054431354043414</text:p>
          </table:table-cell>
          <table:table-cell office:value-type="float" office:value="0.000699338069156049" calcext:value-type="float">
            <text:p>0.000699338069156</text:p>
          </table:table-cell>
          <table:table-cell office:value-type="float" office:value="0.00555706024169922" calcext:value-type="float">
            <text:p>0.0055570602416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saved_models/model_LR_dataset_NF_LOAD_AMF_60s_1733380800_1733416214_150_300_5_4_steps-9.pkl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figures/figure_LR_dataset_NF_LOAD_AMF_60s_1733380800_1733416214_150_300_5_4_steps-9.png</text:p>
          </table:table-cell>
          <table:table-cell table:style-name="ce10" office:value-type="float" office:value="0.774904020574811" calcext:value-type="float">
            <text:p>0.774904020574811</text:p>
          </table:table-cell>
          <table:table-cell table:style-name="ce10" office:value-type="float" office:value="0.00925265254842372" calcext:value-type="float">
            <text:p>0.009252652548424</text:p>
          </table:table-cell>
          <table:table-cell table:style-name="ce10" office:value-type="float" office:value="0.72490427874312" calcext:value-type="float">
            <text:p>0.72490427874312</text:p>
          </table:table-cell>
          <table:table-cell table:style-name="ce10" office:value-type="float" office:value="0.824903762406501" calcext:value-type="float">
            <text:p>0.824903762406501</text:p>
          </table:table-cell>
          <table:table-cell table:style-name="ce10" office:value-type="float" office:value="0.0182542340681233" calcext:value-type="float">
            <text:p>0.018254234068123</text:p>
          </table:table-cell>
          <table:table-cell table:style-name="ce10" office:value-type="float" office:value="0.000251071028724094" calcext:value-type="float">
            <text:p>0.000251071028724</text:p>
          </table:table-cell>
          <table:table-cell table:style-name="ce10" office:value-type="float" office:value="0.0013735294342041" calcext:value-type="float">
            <text:p>0.0013735294342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saved_models/model_MLP_dataset_NF_LOAD_AMF_60s_1733380800_1733416214_150_300_5_4_steps-9.h5</text:p>
          </table:table-cell>
          <table:table-cell office:value-type="float" office:value="70712" calcext:value-type="float">
            <text:p>70712</text:p>
          </table:table-cell>
          <table:table-cell office:value-type="string" calcext:value-type="string">
            <text:p>figures/figure_MLP_dataset_NF_LOAD_AMF_60s_1733380800_1733416214_150_300_5_4_steps-9.png</text:p>
          </table:table-cell>
          <table:table-cell table:style-name="ce11" office:value-type="float" office:value="0.667388874107603" calcext:value-type="float">
            <text:p>0.667388874107603</text:p>
          </table:table-cell>
          <table:table-cell office:value-type="float" office:value="0.00998583988851867" calcext:value-type="float">
            <text:p>0.009985839888519</text:p>
          </table:table-cell>
          <table:table-cell office:value-type="float" office:value="0.707066850746813" calcext:value-type="float">
            <text:p>0.707066850746813</text:p>
          </table:table-cell>
          <table:table-cell office:value-type="float" office:value="0.627710897468392" calcext:value-type="float">
            <text:p>0.627710897468392</text:p>
          </table:table-cell>
          <table:table-cell office:value-type="float" office:value="0.0194378532982961" calcext:value-type="float">
            <text:p>0.019437853298296</text:p>
          </table:table-cell>
          <table:table-cell office:value-type="float" office:value="0.000533826478741262" calcext:value-type="float">
            <text:p>0.000533826478741</text:p>
          </table:table-cell>
          <table:table-cell office:value-type="float" office:value="3.10110998153687" calcext:value-type="float">
            <text:p>3.1011099815368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ime step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LSTM</text:p>
          </table:table-cell>
          <table:table-cell office:value-type="string" calcext:value-type="string">
            <text:p>saved_models/model_LSTM_dataset_NF_LOAD_AMF_60s_1733380800_1733416214_150_300_5_4_steps-10.h5</text:p>
          </table:table-cell>
          <table:table-cell office:value-type="float" office:value="901384" calcext:value-type="float">
            <text:p>901384</text:p>
          </table:table-cell>
          <table:table-cell office:value-type="string" calcext:value-type="string">
            <text:p>figures/figure_LSTM_dataset_NF_LOAD_AMF_60s_1733380800_1733416214_150_300_5_4_steps-10.png</text:p>
          </table:table-cell>
          <table:table-cell office:value-type="float" office:value="-0.340825615124235" calcext:value-type="float">
            <text:p>-0.340825615124235</text:p>
          </table:table-cell>
          <table:table-cell office:value-type="float" office:value="0.0208129267519231" calcext:value-type="float">
            <text:p>0.020812926751923</text:p>
          </table:table-cell>
          <table:table-cell office:value-type="float" office:value="0.398051486556008" calcext:value-type="float">
            <text:p>0.398051486556008</text:p>
          </table:table-cell>
          <table:table-cell office:value-type="float" office:value="-1.07970271680448" calcext:value-type="float">
            <text:p>-1.07970271680448</text:p>
          </table:table-cell>
          <table:table-cell office:value-type="float" office:value="0.0408368978268924" calcext:value-type="float">
            <text:p>0.040836897826892</text:p>
          </table:table-cell>
          <table:table-cell office:value-type="float" office:value="0.00078895567695385" calcext:value-type="float">
            <text:p>0.000788955676954</text:p>
          </table:table-cell>
          <table:table-cell office:value-type="float" office:value="12.6285858154297" calcext:value-type="float">
            <text:p>12.62858581542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U</text:p>
          </table:table-cell>
          <table:table-cell office:value-type="string" calcext:value-type="string">
            <text:p>saved_models/model_GRU_dataset_NF_LOAD_AMF_60s_1733380800_1733416214_150_300_5_4_steps-10.h5</text:p>
          </table:table-cell>
          <table:table-cell office:value-type="float" office:value="691720" calcext:value-type="float">
            <text:p>691720</text:p>
          </table:table-cell>
          <table:table-cell office:value-type="string" calcext:value-type="string">
            <text:p>figures/figure_GRU_dataset_NF_LOAD_AMF_60s_1733380800_1733416214_150_300_5_4_steps-10.png</text:p>
          </table:table-cell>
          <table:table-cell office:value-type="float" office:value="0.188266697652162" calcext:value-type="float">
            <text:p>0.188266697652162</text:p>
          </table:table-cell>
          <table:table-cell table:style-name="ce10" office:value-type="float" office:value="0.0118598727820445" calcext:value-type="float">
            <text:p>0.011859872782045</text:p>
          </table:table-cell>
          <table:table-cell office:value-type="float" office:value="0.65752677185164" calcext:value-type="float">
            <text:p>0.65752677185164</text:p>
          </table:table-cell>
          <table:table-cell office:value-type="float" office:value="-0.280993376547318" calcext:value-type="float">
            <text:p>-0.280993376547318</text:p>
          </table:table-cell>
          <table:table-cell table:style-name="ce10" office:value-type="float" office:value="0.0232337881296917" calcext:value-type="float">
            <text:p>0.023233788129692</text:p>
          </table:table-cell>
          <table:table-cell office:value-type="float" office:value="0.000485957434397246" calcext:value-type="float">
            <text:p>0.000485957434397</text:p>
          </table:table-cell>
          <table:table-cell office:value-type="float" office:value="12.765255689621" calcext:value-type="float">
            <text:p>12.7652556896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saved_models/model_XGBoost_dataset_NF_LOAD_AMF_60s_1733380800_1733416214_150_300_5_4_steps-10.json</text:p>
          </table:table-cell>
          <table:table-cell office:value-type="float" office:value="311603" calcext:value-type="float">
            <text:p>311603</text:p>
          </table:table-cell>
          <table:table-cell office:value-type="string" calcext:value-type="string">
            <text:p>figures/figure_XGBoost_dataset_NF_LOAD_AMF_60s_1733380800_1733416214_150_300_5_4_steps-10.png</text:p>
          </table:table-cell>
          <table:table-cell table:style-name="ce9" office:value-type="float" office:value="0.67938633070874" calcext:value-type="float">
            <text:p>0.67938633070874</text:p>
          </table:table-cell>
          <table:table-cell office:value-type="float" office:value="0.0176939048151647" calcext:value-type="float">
            <text:p>0.017693904815165</text:p>
          </table:table-cell>
          <table:table-cell office:value-type="float" office:value="0.578075639741634" calcext:value-type="float">
            <text:p>0.578075639741634</text:p>
          </table:table-cell>
          <table:table-cell office:value-type="float" office:value="0.780697021675847" calcext:value-type="float">
            <text:p>0.780697021675847</text:p>
          </table:table-cell>
          <table:table-cell office:value-type="float" office:value="0.0350548048412712" calcext:value-type="float">
            <text:p>0.035054804841271</text:p>
          </table:table-cell>
          <table:table-cell office:value-type="float" office:value="0.000333004789058168" calcext:value-type="float">
            <text:p>0.000333004789058</text:p>
          </table:table-cell>
          <table:table-cell office:value-type="float" office:value="1.20838117599487" calcext:value-type="float">
            <text:p>1.208381175994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saved_models/model_RF_dataset_NF_LOAD_AMF_60s_1733380800_1733416214_150_300_5_4_steps-10.pkl</text:p>
          </table:table-cell>
          <table:table-cell office:value-type="float" office:value="2083120" calcext:value-type="float">
            <text:p>2083120</text:p>
          </table:table-cell>
          <table:table-cell office:value-type="string" calcext:value-type="string">
            <text:p>figures/figure_RF_dataset_NF_LOAD_AMF_60s_1733380800_1733416214_150_300_5_4_steps-10.png</text:p>
          </table:table-cell>
          <table:table-cell table:style-name="ce11" office:value-type="float" office:value="0.684900985999371" calcext:value-type="float">
            <text:p>0.684900985999371</text:p>
          </table:table-cell>
          <table:table-cell office:value-type="float" office:value="0.0176638242994041" calcext:value-type="float">
            <text:p>0.017663824299404</text:p>
          </table:table-cell>
          <table:table-cell office:value-type="float" office:value="0.578607896646922" calcext:value-type="float">
            <text:p>0.578607896646922</text:p>
          </table:table-cell>
          <table:table-cell office:value-type="float" office:value="0.79119407535182" calcext:value-type="float">
            <text:p>0.79119407535182</text:p>
          </table:table-cell>
          <table:table-cell office:value-type="float" office:value="0.0350105832610598" calcext:value-type="float">
            <text:p>0.03501058326106</text:p>
          </table:table-cell>
          <table:table-cell office:value-type="float" office:value="0.000317065337748332" calcext:value-type="float">
            <text:p>0.000317065337748</text:p>
          </table:table-cell>
          <table:table-cell office:value-type="float" office:value="0.323162317276001" calcext:value-type="float">
            <text:p>0.3231623172760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saved_models/model_DT_dataset_NF_LOAD_AMF_60s_1733380800_1733416214_150_300_5_4_steps-10.pkl</text:p>
          </table:table-cell>
          <table:table-cell office:value-type="float" office:value="33752" calcext:value-type="float">
            <text:p>33752</text:p>
          </table:table-cell>
          <table:table-cell office:value-type="string" calcext:value-type="string">
            <text:p>figures/figure_DT_dataset_NF_LOAD_AMF_60s_1733380800_1733416214_150_300_5_4_steps-10.png</text:p>
          </table:table-cell>
          <table:table-cell office:value-type="float" office:value="0.345683997308711" calcext:value-type="float">
            <text:p>0.345683997308711</text:p>
          </table:table-cell>
          <table:table-cell office:value-type="float" office:value="0.0346837916598788" calcext:value-type="float">
            <text:p>0.034683791659879</text:p>
          </table:table-cell>
          <table:table-cell office:value-type="float" office:value="0.173901430535233" calcext:value-type="float">
            <text:p>0.173901430535233</text:p>
          </table:table-cell>
          <table:table-cell office:value-type="float" office:value="0.51746656408219" calcext:value-type="float">
            <text:p>0.51746656408219</text:p>
          </table:table-cell>
          <table:table-cell office:value-type="float" office:value="0.0686348712231447" calcext:value-type="float">
            <text:p>0.068634871223145</text:p>
          </table:table-cell>
          <table:table-cell office:value-type="float" office:value="0.000732712096612807" calcext:value-type="float">
            <text:p>0.000732712096613</text:p>
          </table:table-cell>
          <table:table-cell office:value-type="float" office:value="0.00441765785217285" calcext:value-type="float">
            <text:p>0.0044176578521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saved_models/model_LR_dataset_NF_LOAD_AMF_60s_1733380800_1733416214_150_300_5_4_steps-10.pkl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figures/figure_LR_dataset_NF_LOAD_AMF_60s_1733380800_1733416214_150_300_5_4_steps-10.png</text:p>
          </table:table-cell>
          <table:table-cell table:style-name="ce10" office:value-type="float" office:value="0.698817149872785" calcext:value-type="float">
            <text:p>0.698817149872785</text:p>
          </table:table-cell>
          <table:table-cell office:value-type="float" office:value="0.0170387969791687" calcext:value-type="float">
            <text:p>0.017038796979169</text:p>
          </table:table-cell>
          <table:table-cell table:style-name="ce10" office:value-type="float" office:value="0.593415679873449" calcext:value-type="float">
            <text:p>0.593415679873449</text:p>
          </table:table-cell>
          <table:table-cell table:style-name="ce10" office:value-type="float" office:value="0.80421861987212" calcext:value-type="float">
            <text:p>0.80421861987212</text:p>
          </table:table-cell>
          <table:table-cell office:value-type="float" office:value="0.033780305988565" calcext:value-type="float">
            <text:p>0.033780305988565</text:p>
          </table:table-cell>
          <table:table-cell table:style-name="ce10" office:value-type="float" office:value="0.000297287969772279" calcext:value-type="float">
            <text:p>0.000297287969772</text:p>
          </table:table-cell>
          <table:table-cell table:style-name="ce10" office:value-type="float" office:value="0.00119566917419434" calcext:value-type="float">
            <text:p>0.0011956691741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saved_models/model_MLP_dataset_NF_LOAD_AMF_60s_1733380800_1733416214_150_300_5_4_steps-10.h5</text:p>
          </table:table-cell>
          <table:table-cell office:value-type="float" office:value="72248" calcext:value-type="float">
            <text:p>72248</text:p>
          </table:table-cell>
          <table:table-cell office:value-type="string" calcext:value-type="string">
            <text:p>figures/figure_MLP_dataset_NF_LOAD_AMF_60s_1733380800_1733416214_150_300_5_4_steps-10.png</text:p>
          </table:table-cell>
          <table:table-cell office:value-type="float" office:value="0.626882381755565" calcext:value-type="float">
            <text:p>0.626882381755565</text:p>
          </table:table-cell>
          <table:table-cell office:value-type="float" office:value="0.0173619933291073" calcext:value-type="float">
            <text:p>0.017361993329107</text:p>
          </table:table-cell>
          <table:table-cell office:value-type="float" office:value="0.588169153370832" calcext:value-type="float">
            <text:p>0.588169153370832</text:p>
          </table:table-cell>
          <table:table-cell office:value-type="float" office:value="0.665595610140299" calcext:value-type="float">
            <text:p>0.665595610140299</text:p>
          </table:table-cell>
          <table:table-cell office:value-type="float" office:value="0.0342162039360815" calcext:value-type="float">
            <text:p>0.034216203936082</text:p>
          </table:table-cell>
          <table:table-cell office:value-type="float" office:value="0.000507782722133193" calcext:value-type="float">
            <text:p>0.000507782722133</text:p>
          </table:table-cell>
          <table:table-cell office:value-type="float" office:value="3.2043673992157" calcext:value-type="float">
            <text:p>3.204367399215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ime step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office:value-type="string" calcext:value-type="string">
            <text:p>LSTM</text:p>
          </table:table-cell>
          <table:table-cell office:value-type="string" calcext:value-type="string">
            <text:p>saved_models/model_LSTM_dataset_NF_LOAD_AMF_60s_1733380800_1733416214_150_300_5_4_steps-11.h5</text:p>
          </table:table-cell>
          <table:table-cell office:value-type="float" office:value="901384" calcext:value-type="float">
            <text:p>901384</text:p>
          </table:table-cell>
          <table:table-cell office:value-type="string" calcext:value-type="string">
            <text:p>figures/figure_LSTM_dataset_NF_LOAD_AMF_60s_1733380800_1733416214_150_300_5_4_steps-11.png</text:p>
          </table:table-cell>
          <table:table-cell office:value-type="float" office:value="-0.0135654370808375" calcext:value-type="float">
            <text:p>-0.013565437080838</text:p>
          </table:table-cell>
          <table:table-cell office:value-type="float" office:value="0.0208120020289242" calcext:value-type="float">
            <text:p>0.020812002028924</text:p>
          </table:table-cell>
          <table:table-cell office:value-type="float" office:value="0.400438754885388" calcext:value-type="float">
            <text:p>0.400438754885388</text:p>
          </table:table-cell>
          <table:table-cell office:value-type="float" office:value="-0.427569629047063" calcext:value-type="float">
            <text:p>-0.427569629047063</text:p>
          </table:table-cell>
          <table:table-cell office:value-type="float" office:value="0.0410922784587967" calcext:value-type="float">
            <text:p>0.041092278458797</text:p>
          </table:table-cell>
          <table:table-cell office:value-type="float" office:value="0.000531725599051801" calcext:value-type="float">
            <text:p>0.000531725599052</text:p>
          </table:table-cell>
          <table:table-cell office:value-type="float" office:value="12.8045296669006" calcext:value-type="float">
            <text:p>12.80452966690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U</text:p>
          </table:table-cell>
          <table:table-cell office:value-type="string" calcext:value-type="string">
            <text:p>saved_models/model_GRU_dataset_NF_LOAD_AMF_60s_1733380800_1733416214_150_300_5_4_steps-11.h5</text:p>
          </table:table-cell>
          <table:table-cell office:value-type="float" office:value="691720" calcext:value-type="float">
            <text:p>691720</text:p>
          </table:table-cell>
          <table:table-cell office:value-type="string" calcext:value-type="string">
            <text:p>figures/figure_GRU_dataset_NF_LOAD_AMF_60s_1733380800_1733416214_150_300_5_4_steps-11.png</text:p>
          </table:table-cell>
          <table:table-cell office:value-type="float" office:value="0.256008892302578" calcext:value-type="float">
            <text:p>0.256008892302578</text:p>
          </table:table-cell>
          <table:table-cell table:style-name="ce10" office:value-type="float" office:value="0.0118061664663665" calcext:value-type="float">
            <text:p>0.011806166466367</text:p>
          </table:table-cell>
          <table:table-cell table:style-name="ce10" office:value-type="float" office:value="0.661729921411607" calcext:value-type="float">
            <text:p>0.661729921411607</text:p>
          </table:table-cell>
          <table:table-cell office:value-type="float" office:value="-0.14971213680645" calcext:value-type="float">
            <text:p>-0.14971213680645</text:p>
          </table:table-cell>
          <table:table-cell table:style-name="ce10" office:value-type="float" office:value="0.0231841006684415" calcext:value-type="float">
            <text:p>0.023184100668442</text:p>
          </table:table-cell>
          <table:table-cell office:value-type="float" office:value="0.000428232264291454" calcext:value-type="float">
            <text:p>0.000428232264291</text:p>
          </table:table-cell>
          <table:table-cell office:value-type="float" office:value="13.4301209449768" calcext:value-type="float">
            <text:p>13.43012094497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saved_models/model_XGBoost_dataset_NF_LOAD_AMF_60s_1733380800_1733416214_150_300_5_4_steps-11.json</text:p>
          </table:table-cell>
          <table:table-cell office:value-type="float" office:value="316385" calcext:value-type="float">
            <text:p>316385</text:p>
          </table:table-cell>
          <table:table-cell office:value-type="string" calcext:value-type="string">
            <text:p>figures/figure_XGBoost_dataset_NF_LOAD_AMF_60s_1733380800_1733416214_150_300_5_4_steps-11.png</text:p>
          </table:table-cell>
          <table:table-cell table:style-name="ce9" office:value-type="float" office:value="0.620625402276863" calcext:value-type="float">
            <text:p>0.620625402276863</text:p>
          </table:table-cell>
          <table:table-cell office:value-type="float" office:value="0.0233939378659195" calcext:value-type="float">
            <text:p>0.02339393786592</text:p>
          </table:table-cell>
          <table:table-cell office:value-type="float" office:value="0.459566059413849" calcext:value-type="float">
            <text:p>0.459566059413849</text:p>
          </table:table-cell>
          <table:table-cell office:value-type="float" office:value="0.781684745139877" calcext:value-type="float">
            <text:p>0.781684745139877</text:p>
          </table:table-cell>
          <table:table-cell office:value-type="float" office:value="0.0464326865484623" calcext:value-type="float">
            <text:p>0.046432686548462</text:p>
          </table:table-cell>
          <table:table-cell office:value-type="float" office:value="0.000355189183376758" calcext:value-type="float">
            <text:p>0.000355189183377</text:p>
          </table:table-cell>
          <table:table-cell office:value-type="float" office:value="0.917741537094116" calcext:value-type="float">
            <text:p>0.9177415370941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saved_models/model_RF_dataset_NF_LOAD_AMF_60s_1733380800_1733416214_150_300_5_4_steps-11.pkl</text:p>
          </table:table-cell>
          <table:table-cell office:value-type="float" office:value="2083120" calcext:value-type="float">
            <text:p>2083120</text:p>
          </table:table-cell>
          <table:table-cell office:value-type="string" calcext:value-type="string">
            <text:p>figures/figure_RF_dataset_NF_LOAD_AMF_60s_1733380800_1733416214_150_300_5_4_steps-11.png</text:p>
          </table:table-cell>
          <table:table-cell table:style-name="ce11" office:value-type="float" office:value="0.665353391311003" calcext:value-type="float">
            <text:p>0.665353391311003</text:p>
          </table:table-cell>
          <table:table-cell office:value-type="float" office:value="0.0189457825452227" calcext:value-type="float">
            <text:p>0.018945782545223</text:p>
          </table:table-cell>
          <table:table-cell office:value-type="float" office:value="0.563382907875596" calcext:value-type="float">
            <text:p>0.563382907875596</text:p>
          </table:table-cell>
          <table:table-cell office:value-type="float" office:value="0.76732387474641" calcext:value-type="float">
            <text:p>0.76732387474641</text:p>
          </table:table-cell>
          <table:table-cell office:value-type="float" office:value="0.0375130114113951" calcext:value-type="float">
            <text:p>0.037513011411395</text:p>
          </table:table-cell>
          <table:table-cell office:value-type="float" office:value="0.000378553679050243" calcext:value-type="float">
            <text:p>0.00037855367905</text:p>
          </table:table-cell>
          <table:table-cell office:value-type="float" office:value="0.34996485710144" calcext:value-type="float">
            <text:p>0.349964857101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saved_models/model_DT_dataset_NF_LOAD_AMF_60s_1733380800_1733416214_150_300_5_4_steps-11.pkl</text:p>
          </table:table-cell>
          <table:table-cell office:value-type="float" office:value="33752" calcext:value-type="float">
            <text:p>33752</text:p>
          </table:table-cell>
          <table:table-cell office:value-type="string" calcext:value-type="string">
            <text:p>figures/figure_DT_dataset_NF_LOAD_AMF_60s_1733380800_1733416214_150_300_5_4_steps-11.png</text:p>
          </table:table-cell>
          <table:table-cell office:value-type="float" office:value="0.480358528610391" calcext:value-type="float">
            <text:p>0.480358528610391</text:p>
          </table:table-cell>
          <table:table-cell office:value-type="float" office:value="0.0281676663223938" calcext:value-type="float">
            <text:p>0.028167666322394</text:p>
          </table:table-cell>
          <table:table-cell office:value-type="float" office:value="0.351712321502609" calcext:value-type="float">
            <text:p>0.351712321502609</text:p>
          </table:table-cell>
          <table:table-cell office:value-type="float" office:value="0.609004735718172" calcext:value-type="float">
            <text:p>0.609004735718172</text:p>
          </table:table-cell>
          <table:table-cell office:value-type="float" office:value="0.0556992007871517" calcext:value-type="float">
            <text:p>0.055699200787152</text:p>
          </table:table-cell>
          <table:table-cell office:value-type="float" office:value="0.000636131857635981" calcext:value-type="float">
            <text:p>0.000636131857636</text:p>
          </table:table-cell>
          <table:table-cell office:value-type="float" office:value="0.0048215389251709" calcext:value-type="float">
            <text:p>0.0048215389251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saved_models/model_LR_dataset_NF_LOAD_AMF_60s_1733380800_1733416214_150_300_5_4_steps-11.pkl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figures/figure_LR_dataset_NF_LOAD_AMF_60s_1733380800_1733416214_150_300_5_4_steps-11.png</text:p>
          </table:table-cell>
          <table:table-cell table:style-name="ce10" office:value-type="float" office:value="0.683344625509999" calcext:value-type="float">
            <text:p>0.683344625509999</text:p>
          </table:table-cell>
          <table:table-cell office:value-type="float" office:value="0.0187159834300345" calcext:value-type="float">
            <text:p>0.018715983430035</text:p>
          </table:table-cell>
          <table:table-cell office:value-type="float" office:value="0.568140935845278" calcext:value-type="float">
            <text:p>0.568140935845278</text:p>
          </table:table-cell>
          <table:table-cell table:style-name="ce10" office:value-type="float" office:value="0.79854831517472" calcext:value-type="float">
            <text:p>0.79854831517472</text:p>
          </table:table-cell>
          <table:table-cell office:value-type="float" office:value="0.0371042139530685" calcext:value-type="float">
            <text:p>0.037104213953069</text:p>
          </table:table-cell>
          <table:table-cell table:style-name="ce10" office:value-type="float" office:value="0.000327752907000515" calcext:value-type="float">
            <text:p>0.000327752907001</text:p>
          </table:table-cell>
          <table:table-cell table:style-name="ce10" office:value-type="float" office:value="0.00146675109863281" calcext:value-type="float">
            <text:p>0.0014667510986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saved_models/model_MLP_dataset_NF_LOAD_AMF_60s_1733380800_1733416214_150_300_5_4_steps-11.h5</text:p>
          </table:table-cell>
          <table:table-cell office:value-type="float" office:value="73784" calcext:value-type="float">
            <text:p>73784</text:p>
          </table:table-cell>
          <table:table-cell office:value-type="string" calcext:value-type="string">
            <text:p>figures/figure_MLP_dataset_NF_LOAD_AMF_60s_1733380800_1733416214_150_300_5_4_steps-11.png</text:p>
          </table:table-cell>
          <table:table-cell office:value-type="float" office:value="0.476235002542168" calcext:value-type="float">
            <text:p>0.476235002542168</text:p>
          </table:table-cell>
          <table:table-cell office:value-type="float" office:value="0.0203932769893743" calcext:value-type="float">
            <text:p>0.020393276989374</text:p>
          </table:table-cell>
          <table:table-cell office:value-type="float" office:value="0.53633815618283" calcext:value-type="float">
            <text:p>0.53633815618283</text:p>
          </table:table-cell>
          <table:table-cell office:value-type="float" office:value="0.416131848901506" calcext:value-type="float">
            <text:p>0.416131848901506</text:p>
          </table:table-cell>
          <table:table-cell office:value-type="float" office:value="0.0398366265358804" calcext:value-type="float">
            <text:p>0.039836626535881</text:p>
          </table:table-cell>
          <table:table-cell office:value-type="float" office:value="0.000949927442868091" calcext:value-type="float">
            <text:p>0.000949927442868</text:p>
          </table:table-cell>
          <table:table-cell office:value-type="float" office:value="3.74893546104431" calcext:value-type="float">
            <text:p>3.74893546104431</text:p>
          </table:table-cell>
          <table:table-cell table:number-columns-repeated="101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 table:number-columns-spanned="2" table:number-rows-spanned="1">
            <text:p>Dataset-old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LSTM</text:p>
          </table:table-cell>
          <table:table-cell office:value-type="string" calcext:value-type="string">
            <text:p>saved_models/model_LSTM_dataset-old_steps-4.h5</text:p>
          </table:table-cell>
          <table:table-cell office:value-type="float" office:value="901384" calcext:value-type="float">
            <text:p>901384</text:p>
          </table:table-cell>
          <table:table-cell office:value-type="string" calcext:value-type="string">
            <text:p>figures/figure_LSTM_dataset-old_steps-4.png</text:p>
          </table:table-cell>
          <table:table-cell office:value-type="float" office:value="0.655445939039795" calcext:value-type="float">
            <text:p>0.655445939039795</text:p>
          </table:table-cell>
          <table:table-cell office:value-type="float" office:value="0.0207218116930605" calcext:value-type="float">
            <text:p>0.020721811693061</text:p>
          </table:table-cell>
          <table:table-cell office:value-type="float" office:value="0.447040341825324" calcext:value-type="float">
            <text:p>0.447040341825324</text:p>
          </table:table-cell>
          <table:table-cell office:value-type="float" office:value="0.863851536254266" calcext:value-type="float">
            <text:p>0.863851536254266</text:p>
          </table:table-cell>
          <table:table-cell office:value-type="float" office:value="0.0399213357747696" calcext:value-type="float">
            <text:p>0.03992133577477</text:p>
          </table:table-cell>
          <table:table-cell office:value-type="float" office:value="0.00152228761135147" calcext:value-type="float">
            <text:p>0.001522287611351</text:p>
          </table:table-cell>
          <table:table-cell office:value-type="float" office:value="15.6639604568481" calcext:value-type="float">
            <text:p>15.66396045684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U</text:p>
          </table:table-cell>
          <table:table-cell office:value-type="string" calcext:value-type="string">
            <text:p>saved_models/model_GRU_dataset-old_steps-4.h5</text:p>
          </table:table-cell>
          <table:table-cell office:value-type="float" office:value="691720" calcext:value-type="float">
            <text:p>691720</text:p>
          </table:table-cell>
          <table:table-cell office:value-type="string" calcext:value-type="string">
            <text:p>figures/figure_GRU_dataset-old_steps-4.png</text:p>
          </table:table-cell>
          <table:table-cell table:style-name="ce10" office:value-type="float" office:value="0.690553977444816" calcext:value-type="float">
            <text:p>0.690553977444816</text:p>
          </table:table-cell>
          <table:table-cell office:value-type="float" office:value="0.0197394804086967" calcext:value-type="float">
            <text:p>0.019739480408697</text:p>
          </table:table-cell>
          <table:table-cell office:value-type="float" office:value="0.466372918220194" calcext:value-type="float">
            <text:p>0.466372918220194</text:p>
          </table:table-cell>
          <table:table-cell office:value-type="float" office:value="0.914735036669437" calcext:value-type="float">
            <text:p>0.914735036669437</text:p>
          </table:table-cell>
          <table:table-cell office:value-type="float" office:value="0.0385256059737952" calcext:value-type="float">
            <text:p>0.038525605973795</text:p>
          </table:table-cell>
          <table:table-cell office:value-type="float" office:value="0.000953354843598224" calcext:value-type="float">
            <text:p>0.000953354843598</text:p>
          </table:table-cell>
          <table:table-cell office:value-type="float" office:value="15.7324504852295" calcext:value-type="float">
            <text:p>15.73245048522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saved_models/model_XGBoost_dataset-old_steps-4.json</text:p>
          </table:table-cell>
          <table:table-cell office:value-type="float" office:value="686628" calcext:value-type="float">
            <text:p>686628</text:p>
          </table:table-cell>
          <table:table-cell office:value-type="string" calcext:value-type="string">
            <text:p>figures/figure_XGBoost_dataset-old_steps-4.png</text:p>
          </table:table-cell>
          <table:table-cell table:style-name="ce9" office:value-type="float" office:value="0.611714616559605" calcext:value-type="float">
            <text:p>0.611714616559605</text:p>
          </table:table-cell>
          <table:table-cell office:value-type="float" office:value="0.0167348583389705" calcext:value-type="float">
            <text:p>0.016734858338971</text:p>
          </table:table-cell>
          <table:table-cell table:style-name="ce11" office:value-type="float" office:value="0.547061529654985" calcext:value-type="float">
            <text:p>0.547061529654985</text:p>
          </table:table-cell>
          <table:table-cell table:style-name="ce11" office:value-type="float" office:value="0.676367703464225" calcext:value-type="float">
            <text:p>0.676367703464225</text:p>
          </table:table-cell>
          <table:table-cell office:value-type="float" office:value="0.0313873692664145" calcext:value-type="float">
            <text:p>0.031387369266415</text:p>
          </table:table-cell>
          <table:table-cell office:value-type="float" office:value="0.00208234741152651" calcext:value-type="float">
            <text:p>0.002082347411527</text:p>
          </table:table-cell>
          <table:table-cell office:value-type="float" office:value="1.69434881210327" calcext:value-type="float">
            <text:p>1.694348812103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saved_models/model_RF_dataset-old_steps-4.pkl</text:p>
          </table:table-cell>
          <table:table-cell office:value-type="float" office:value="6353152" calcext:value-type="float">
            <text:p>6353152</text:p>
          </table:table-cell>
          <table:table-cell office:value-type="string" calcext:value-type="string">
            <text:p>figures/figure_RF_dataset-old_steps-4.png</text:p>
          </table:table-cell>
          <table:table-cell table:style-name="ce11" office:value-type="float" office:value="0.624462511142252" calcext:value-type="float">
            <text:p>0.624462511142252</text:p>
          </table:table-cell>
          <table:table-cell office:value-type="float" office:value="0.0163586530937079" calcext:value-type="float">
            <text:p>0.016358653093708</text:p>
          </table:table-cell>
          <table:table-cell table:style-name="ce10" office:value-type="float" office:value="0.556420991229946" calcext:value-type="float">
            <text:p>0.556420991229946</text:p>
          </table:table-cell>
          <table:table-cell table:style-name="ce10" office:value-type="float" office:value="0.692504031054558" calcext:value-type="float">
            <text:p>0.692504031054558</text:p>
          </table:table-cell>
          <table:table-cell office:value-type="float" office:value="0.0307387847547824" calcext:value-type="float">
            <text:p>0.030738784754782</text:p>
          </table:table-cell>
          <table:table-cell office:value-type="float" office:value="0.00197852143263334" calcext:value-type="float">
            <text:p>0.001978521432633</text:p>
          </table:table-cell>
          <table:table-cell office:value-type="float" office:value="0.519775152206421" calcext:value-type="float">
            <text:p>0.5197751522064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saved_models/model_DT_dataset-old_steps-4.pkl</text:p>
          </table:table-cell>
          <table:table-cell office:value-type="float" office:value="101432" calcext:value-type="float">
            <text:p>101432</text:p>
          </table:table-cell>
          <table:table-cell office:value-type="string" calcext:value-type="string">
            <text:p>figures/figure_DT_dataset-old_steps-4.png</text:p>
          </table:table-cell>
          <table:table-cell office:value-type="float" office:value="0.24843426219145" calcext:value-type="float">
            <text:p>0.24843426219145</text:p>
          </table:table-cell>
          <table:table-cell office:value-type="float" office:value="0.0265208839483171" calcext:value-type="float">
            <text:p>0.026520883948317</text:p>
          </table:table-cell>
          <table:table-cell office:value-type="float" office:value="0.310083269416001" calcext:value-type="float">
            <text:p>0.310083269416001</text:p>
          </table:table-cell>
          <table:table-cell office:value-type="float" office:value="0.186785254966899" calcext:value-type="float">
            <text:p>0.186785254966899</text:p>
          </table:table-cell>
          <table:table-cell office:value-type="float" office:value="0.0478092999462431" calcext:value-type="float">
            <text:p>0.047809299946243</text:p>
          </table:table-cell>
          <table:table-cell office:value-type="float" office:value="0.00523246795039098" calcext:value-type="float">
            <text:p>0.005232467950391</text:p>
          </table:table-cell>
          <table:table-cell table:style-name="ce11" office:value-type="float" office:value="0.00724220275878906" calcext:value-type="float">
            <text:p>0.0072422027587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saved_models/model_LR_dataset-old_steps-4.pkl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figures/figure_LR_dataset-old_steps-4.png</text:p>
          </table:table-cell>
          <table:table-cell office:value-type="float" office:value="0.542288610834516" calcext:value-type="float">
            <text:p>0.542288610834516</text:p>
          </table:table-cell>
          <table:table-cell office:value-type="float" office:value="0.0177001995966731" calcext:value-type="float">
            <text:p>0.017700199596673</text:p>
          </table:table-cell>
          <table:table-cell office:value-type="float" office:value="0.530561067285169" calcext:value-type="float">
            <text:p>0.530561067285169</text:p>
          </table:table-cell>
          <table:table-cell office:value-type="float" office:value="0.554016154383862" calcext:value-type="float">
            <text:p>0.554016154383862</text:p>
          </table:table-cell>
          <table:table-cell office:value-type="float" office:value="0.0325308051619645" calcext:value-type="float">
            <text:p>0.032530805161965</text:p>
          </table:table-cell>
          <table:table-cell office:value-type="float" office:value="0.00286959403138168" calcext:value-type="float">
            <text:p>0.002869594031382</text:p>
          </table:table-cell>
          <table:table-cell table:style-name="ce10" office:value-type="float" office:value="0.000797748565673828" calcext:value-type="float">
            <text:p>0.0007977485656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saved_models/model_MLP_dataset-old_steps-4.h5</text:p>
          </table:table-cell>
          <table:table-cell office:value-type="float" office:value="63032" calcext:value-type="float">
            <text:p>63032</text:p>
          </table:table-cell>
          <table:table-cell office:value-type="string" calcext:value-type="string">
            <text:p>figures/figure_MLP_dataset-old_steps-4.png</text:p>
          </table:table-cell>
          <table:table-cell office:value-type="float" office:value="0.552325218746592" calcext:value-type="float">
            <text:p>0.552325218746592</text:p>
          </table:table-cell>
          <table:table-cell office:value-type="float" office:value="0.0174836500847351" calcext:value-type="float">
            <text:p>0.017483650084735</text:p>
          </table:table-cell>
          <table:table-cell table:style-name="ce9" office:value-type="float" office:value="0.535396063910612" calcext:value-type="float">
            <text:p>0.535396063910612</text:p>
          </table:table-cell>
          <table:table-cell table:style-name="ce9" office:value-type="float" office:value="0.569254373582571" calcext:value-type="float">
            <text:p>0.569254373582571</text:p>
          </table:table-cell>
          <table:table-cell office:value-type="float" office:value="0.032195753417808" calcext:value-type="float">
            <text:p>0.032195753417808</text:p>
          </table:table-cell>
          <table:table-cell office:value-type="float" office:value="0.00277154675166219" calcext:value-type="float">
            <text:p>0.002771546751662</text:p>
          </table:table-cell>
          <table:table-cell office:value-type="float" office:value="3.81973648071289" calcext:value-type="float">
            <text:p>3.81973648071289</text:p>
          </table:table-cell>
          <table:table-cell table:number-columns-repeated="1013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STM</text:p>
          </table:table-cell>
          <table:table-cell office:value-type="string" calcext:value-type="string">
            <text:p>saved_models/model_LSTM_dataset-old_steps-9.h5</text:p>
          </table:table-cell>
          <table:table-cell office:value-type="float" office:value="901384" calcext:value-type="float">
            <text:p>901384</text:p>
          </table:table-cell>
          <table:table-cell office:value-type="string" calcext:value-type="string">
            <text:p>figures/figure_LSTM_dataset-old_steps-9.png</text:p>
          </table:table-cell>
          <table:table-cell table:style-name="ce9" office:value-type="float" office:value="0.666156481922726" calcext:value-type="float">
            <text:p>0.666156481922726</text:p>
          </table:table-cell>
          <table:table-cell office:value-type="float" office:value="0.0200323320798671" calcext:value-type="float">
            <text:p>0.020032332079867</text:p>
          </table:table-cell>
          <table:table-cell office:value-type="float" office:value="0.466425396248976" calcext:value-type="float">
            <text:p>0.466425396248976</text:p>
          </table:table-cell>
          <table:table-cell table:style-name="ce11" office:value-type="float" office:value="0.865887567596475" calcext:value-type="float">
            <text:p>0.865887567596475</text:p>
          </table:table-cell>
          <table:table-cell office:value-type="float" office:value="0.0385615154636838" calcext:value-type="float">
            <text:p>0.038561515463684</text:p>
          </table:table-cell>
          <table:table-cell office:value-type="float" office:value="0.00150314869605034" calcext:value-type="float">
            <text:p>0.00150314869605</text:p>
          </table:table-cell>
          <table:table-cell office:value-type="float" office:value="21.027092218399" calcext:value-type="float">
            <text:p>21.0270922183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U</text:p>
          </table:table-cell>
          <table:table-cell office:value-type="string" calcext:value-type="string">
            <text:p>saved_models/model_GRU_dataset-old_steps-9.h5</text:p>
          </table:table-cell>
          <table:table-cell office:value-type="float" office:value="691720" calcext:value-type="float">
            <text:p>691720</text:p>
          </table:table-cell>
          <table:table-cell office:value-type="string" calcext:value-type="string">
            <text:p>figures/figure_GRU_dataset-old_steps-9.png</text:p>
          </table:table-cell>
          <table:table-cell table:style-name="ce10" office:value-type="float" office:value="0.693154146805593" calcext:value-type="float">
            <text:p>0.693154146805593</text:p>
          </table:table-cell>
          <table:table-cell office:value-type="float" office:value="0.0193195141193036" calcext:value-type="float">
            <text:p>0.019319514119304</text:p>
          </table:table-cell>
          <table:table-cell office:value-type="float" office:value="0.479861727736127" calcext:value-type="float">
            <text:p>0.479861727736127</text:p>
          </table:table-cell>
          <table:table-cell table:style-name="ce10" office:value-type="float" office:value="0.906446565875059" calcext:value-type="float">
            <text:p>0.906446565875059</text:p>
          </table:table-cell>
          <table:table-cell office:value-type="float" office:value="0.037590469801513" calcext:value-type="float">
            <text:p>0.037590469801513</text:p>
          </table:table-cell>
          <table:table-cell office:value-type="float" office:value="0.00104855843709416" calcext:value-type="float">
            <text:p>0.001048558437094</text:p>
          </table:table-cell>
          <table:table-cell office:value-type="float" office:value="21.8067584037781" calcext:value-type="float">
            <text:p>21.80675840377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saved_models/model_XGBoost_dataset-old_steps-9.json</text:p>
          </table:table-cell>
          <table:table-cell office:value-type="float" office:value="648557" calcext:value-type="float">
            <text:p>648557</text:p>
          </table:table-cell>
          <table:table-cell office:value-type="string" calcext:value-type="string">
            <text:p>figures/figure_XGBoost_dataset-old_steps-9.png</text:p>
          </table:table-cell>
          <table:table-cell office:value-type="float" office:value="0.63499535720085" calcext:value-type="float">
            <text:p>0.63499535720085</text:p>
          </table:table-cell>
          <table:table-cell office:value-type="float" office:value="0.0159677702973548" calcext:value-type="float">
            <text:p>0.015967770297355</text:p>
          </table:table-cell>
          <table:table-cell office:value-type="float" office:value="0.600667453323833" calcext:value-type="float">
            <text:p>0.600667453323833</text:p>
          </table:table-cell>
          <table:table-cell office:value-type="float" office:value="0.669323261077866" calcext:value-type="float">
            <text:p>0.669323261077866</text:p>
          </table:table-cell>
          <table:table-cell office:value-type="float" office:value="0.0291327739196165" calcext:value-type="float">
            <text:p>0.029132773919617</text:p>
          </table:table-cell>
          <table:table-cell office:value-type="float" office:value="0.00280276667509296" calcext:value-type="float">
            <text:p>0.002802766675093</text:p>
          </table:table-cell>
          <table:table-cell office:value-type="float" office:value="2.18817114830017" calcext:value-type="float">
            <text:p>2.188171148300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saved_models/model_RF_dataset-old_steps-9.pkl</text:p>
          </table:table-cell>
          <table:table-cell office:value-type="float" office:value="6322192" calcext:value-type="float">
            <text:p>6322192</text:p>
          </table:table-cell>
          <table:table-cell office:value-type="string" calcext:value-type="string">
            <text:p>figures/figure_RF_dataset-old_steps-9.png</text:p>
          </table:table-cell>
          <table:table-cell table:style-name="ce11" office:value-type="float" office:value="0.661139662133764" calcext:value-type="float">
            <text:p>0.661139662133764</text:p>
          </table:table-cell>
          <table:table-cell office:value-type="float" office:value="0.0144963298827399" calcext:value-type="float">
            <text:p>0.01449632988274</text:p>
          </table:table-cell>
          <table:table-cell table:style-name="ce10" office:value-type="float" office:value="0.639435676164121" calcext:value-type="float">
            <text:p>0.639435676164121</text:p>
          </table:table-cell>
          <table:table-cell table:style-name="ce9" office:value-type="float" office:value="0.682843648103408" calcext:value-type="float">
            <text:p>0.682843648103408</text:p>
          </table:table-cell>
          <table:table-cell office:value-type="float" office:value="0.026304489872468" calcext:value-type="float">
            <text:p>0.026304489872468</text:p>
          </table:table-cell>
          <table:table-cell office:value-type="float" office:value="0.00268816989301186" calcext:value-type="float">
            <text:p>0.002688169893012</text:p>
          </table:table-cell>
          <table:table-cell office:value-type="float" office:value="0.764800071716309" calcext:value-type="float">
            <text:p>0.7648000717163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saved_models/model_DT_dataset-old_steps-9.pkl</text:p>
          </table:table-cell>
          <table:table-cell office:value-type="float" office:value="100856" calcext:value-type="float">
            <text:p>100856</text:p>
          </table:table-cell>
          <table:table-cell office:value-type="string" calcext:value-type="string">
            <text:p>figures/figure_DT_dataset-old_steps-9.png</text:p>
          </table:table-cell>
          <table:table-cell office:value-type="float" office:value="0.278091422148194" calcext:value-type="float">
            <text:p>0.278091422148194</text:p>
          </table:table-cell>
          <table:table-cell office:value-type="float" office:value="0.0292794842513618" calcext:value-type="float">
            <text:p>0.029279484251362</text:p>
          </table:table-cell>
          <table:table-cell office:value-type="float" office:value="0.28159184071053" calcext:value-type="float">
            <text:p>0.28159184071053</text:p>
          </table:table-cell>
          <table:table-cell office:value-type="float" office:value="0.274591003585856" calcext:value-type="float">
            <text:p>0.274591003585856</text:p>
          </table:table-cell>
          <table:table-cell office:value-type="float" office:value="0.052410510139461" calcext:value-type="float">
            <text:p>0.052410510139461</text:p>
          </table:table-cell>
          <table:table-cell office:value-type="float" office:value="0.00614845836326259" calcext:value-type="float">
            <text:p>0.006148458363263</text:p>
          </table:table-cell>
          <table:table-cell office:value-type="float" office:value="0.0118622779846191" calcext:value-type="float">
            <text:p>0.0118622779846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saved_models/model_LR_dataset-old_steps-9.pkl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figures/figure_LR_dataset-old_steps-9.png</text:p>
          </table:table-cell>
          <table:table-cell office:value-type="float" office:value="0.632116795541867" calcext:value-type="float">
            <text:p>0.632116795541867</text:p>
          </table:table-cell>
          <table:table-cell office:value-type="float" office:value="0.0150825332513852" calcext:value-type="float">
            <text:p>0.015082533251385</text:p>
          </table:table-cell>
          <table:table-cell table:style-name="ce11" office:value-type="float" office:value="0.628882903138537" calcext:value-type="float">
            <text:p>0.628882903138537</text:p>
          </table:table-cell>
          <table:table-cell office:value-type="float" office:value="0.635350687945197" calcext:value-type="float">
            <text:p>0.635350687945197</text:p>
          </table:table-cell>
          <table:table-cell office:value-type="float" office:value="0.027074353369291" calcext:value-type="float">
            <text:p>0.027074353369291</text:p>
          </table:table-cell>
          <table:table-cell office:value-type="float" office:value="0.00309071313347939" calcext:value-type="float">
            <text:p>0.003090713133479</text:p>
          </table:table-cell>
          <table:table-cell table:style-name="ce10" office:value-type="float" office:value="0.00205373764038086" calcext:value-type="float">
            <text:p>0.0020537376403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saved_models/model_MLP_dataset-old_steps-9.h5</text:p>
          </table:table-cell>
          <table:table-cell office:value-type="float" office:value="70712" calcext:value-type="float">
            <text:p>70712</text:p>
          </table:table-cell>
          <table:table-cell office:value-type="string" calcext:value-type="string">
            <text:p>figures/figure_MLP_dataset-old_steps-9.png</text:p>
          </table:table-cell>
          <table:table-cell office:value-type="float" office:value="0.582662465093779" calcext:value-type="float">
            <text:p>0.582662465093779</text:p>
          </table:table-cell>
          <table:table-cell office:value-type="float" office:value="0.0155936821706669" calcext:value-type="float">
            <text:p>0.015593682170667</text:p>
          </table:table-cell>
          <table:table-cell table:style-name="ce9" office:value-type="float" office:value="0.626029785545154" calcext:value-type="float">
            <text:p>0.626029785545154</text:p>
          </table:table-cell>
          <table:table-cell office:value-type="float" office:value="0.539295144642404" calcext:value-type="float">
            <text:p>0.539295144642404</text:p>
          </table:table-cell>
          <table:table-cell office:value-type="float" office:value="0.0272824987621621" calcext:value-type="float">
            <text:p>0.027282498762162</text:p>
          </table:table-cell>
          <table:table-cell office:value-type="float" office:value="0.00390486557917172" calcext:value-type="float">
            <text:p>0.003904865579172</text:p>
          </table:table-cell>
          <table:table-cell office:value-type="float" office:value="3.89833903312683" calcext:value-type="float">
            <text:p>3.89833903312683</text:p>
          </table:table-cell>
          <table:table-cell table:number-columns-repeated="1013"/>
        </table:table-row>
      </table:table>
      <table:table table:name="dataset_NF_LOAD_AMF_60s_1733380080_1733399405_200_300_7_2" table:style-name="ta1">
        <table:table-column table:style-name="co1" table:number-columns-repeated="1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figure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r2-cpu</text:p>
          </table:table-cell>
          <table:table-cell table:style-name="ce1" office:value-type="string" calcext:value-type="string">
            <text:p>r2-mem</text:p>
          </table:table-cell>
          <table:table-cell table:style-name="ce1" office:value-type="string" calcext:value-type="string">
            <text:p>mse-cpu</text:p>
          </table:table-cell>
          <table:table-cell table:style-name="ce1" office:value-type="string" calcext:value-type="string">
            <text:p>mse-mem</text:p>
          </table:table-cell>
          <table:table-cell table:style-name="ce1" office:value-type="string" calcext:value-type="string">
            <text:p>Training-time</text:p>
          </table:table-cell>
          <table:table-cell/>
        </table:table-row>
        <table:table-row table:style-name="ro1">
          <table:table-cell table:style-name="ce2" office:value-type="string" calcext:value-type="string">
            <text:p>time step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9"/>
          <table:table-cell/>
        </table:table-row>
        <table:table-row table:style-name="ro1">
          <table:table-cell office:value-type="string" calcext:value-type="string">
            <text:p>LSTM</text:p>
          </table:table-cell>
          <table:table-cell office:value-type="string" calcext:value-type="string">
            <text:p>saved_models/model_LSTM_dataset_NF_LOAD_AMF_60s_1733380080_1733399405_200_300_7_2_steps-1.h5</text:p>
          </table:table-cell>
          <table:table-cell office:value-type="float" office:value="901384" calcext:value-type="float">
            <text:p>901384</text:p>
          </table:table-cell>
          <table:table-cell office:value-type="string" calcext:value-type="string">
            <text:p>figures/figure_LSTM_dataset_NF_LOAD_AMF_60s_1733380080_1733399405_200_300_7_2_steps-1.png</text:p>
          </table:table-cell>
          <table:table-cell office:value-type="float" office:value="0.521068003109344" calcext:value-type="float">
            <text:p>0.521068003109344</text:p>
          </table:table-cell>
          <table:table-cell office:value-type="float" office:value="0.0284543775462025" calcext:value-type="float">
            <text:p>0.028454377546203</text:p>
          </table:table-cell>
          <table:table-cell office:value-type="float" office:value="0.497882522257111" calcext:value-type="float">
            <text:p>0.497882522257111</text:p>
          </table:table-cell>
          <table:table-cell office:value-type="float" office:value="0.544253483961577" calcext:value-type="float">
            <text:p>0.544253483961577</text:p>
          </table:table-cell>
          <table:table-cell office:value-type="float" office:value="0.0417715901785099" calcext:value-type="float">
            <text:p>0.04177159017851</text:p>
          </table:table-cell>
          <table:table-cell office:value-type="float" office:value="0.0151371649138952" calcext:value-type="float">
            <text:p>0.015137164913895</text:p>
          </table:table-cell>
          <table:table-cell office:value-type="float" office:value="8.95217561721802" calcext:value-type="float">
            <text:p>8.95217561721802</text:p>
          </table:table-cell>
          <table:table-cell/>
        </table:table-row>
        <table:table-row table:style-name="ro1">
          <table:table-cell office:value-type="string" calcext:value-type="string">
            <text:p>GRU</text:p>
          </table:table-cell>
          <table:table-cell office:value-type="string" calcext:value-type="string">
            <text:p>saved_models/model_GRU_dataset_NF_LOAD_AMF_60s_1733380080_1733399405_200_300_7_2_steps-1.h5</text:p>
          </table:table-cell>
          <table:table-cell office:value-type="float" office:value="691720" calcext:value-type="float">
            <text:p>691720</text:p>
          </table:table-cell>
          <table:table-cell office:value-type="string" calcext:value-type="string">
            <text:p>figures/figure_GRU_dataset_NF_LOAD_AMF_60s_1733380080_1733399405_200_300_7_2_steps-1.png</text:p>
          </table:table-cell>
          <table:table-cell office:value-type="float" office:value="0.511922445342854" calcext:value-type="float">
            <text:p>0.511922445342854</text:p>
          </table:table-cell>
          <table:table-cell office:value-type="float" office:value="0.0293864907815622" calcext:value-type="float">
            <text:p>0.029386490781562</text:p>
          </table:table-cell>
          <table:table-cell office:value-type="float" office:value="0.472736782974268" calcext:value-type="float">
            <text:p>0.472736782974268</text:p>
          </table:table-cell>
          <table:table-cell office:value-type="float" office:value="0.551108107711439" calcext:value-type="float">
            <text:p>0.551108107711439</text:p>
          </table:table-cell>
          <table:table-cell office:value-type="float" office:value="0.0438634861244152" calcext:value-type="float">
            <text:p>0.043863486124415</text:p>
          </table:table-cell>
          <table:table-cell office:value-type="float" office:value="0.0149094954387091" calcext:value-type="float">
            <text:p>0.014909495438709</text:p>
          </table:table-cell>
          <table:table-cell office:value-type="float" office:value="9.49440455436707" calcext:value-type="float">
            <text:p>9.49440455436707</text:p>
          </table:table-cell>
          <table:table-cell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saved_models/model_XGBoost_dataset_NF_LOAD_AMF_60s_1733380080_1733399405_200_300_7_2_steps-1.json</text:p>
          </table:table-cell>
          <table:table-cell office:value-type="float" office:value="501742" calcext:value-type="float">
            <text:p>501742</text:p>
          </table:table-cell>
          <table:table-cell office:value-type="string" calcext:value-type="string">
            <text:p>figures/figure_XGBoost_dataset_NF_LOAD_AMF_60s_1733380080_1733399405_200_300_7_2_steps-1.png</text:p>
          </table:table-cell>
          <table:table-cell office:value-type="float" office:value="0.463532096304064" calcext:value-type="float">
            <text:p>0.463532096304064</text:p>
          </table:table-cell>
          <table:table-cell office:value-type="float" office:value="0.0517902477586159" calcext:value-type="float">
            <text:p>0.051790247758616</text:p>
          </table:table-cell>
          <table:table-cell office:value-type="float" office:value="-0.00997269248635191" calcext:value-type="float">
            <text:p>-0.009972692486352</text:p>
          </table:table-cell>
          <table:table-cell office:value-type="float" office:value="0.937036885094479" calcext:value-type="float">
            <text:p>0.937036885094479</text:p>
          </table:table-cell>
          <table:table-cell office:value-type="float" office:value="0.102526498571429" calcext:value-type="float">
            <text:p>0.102526498571429</text:p>
          </table:table-cell>
          <table:table-cell office:value-type="float" office:value="0.00105399694580302" calcext:value-type="float">
            <text:p>0.001053996945803</text:p>
          </table:table-cell>
          <table:table-cell office:value-type="float" office:value="2.07387232780457" calcext:value-type="float">
            <text:p>2.07387232780457</text:p>
          </table:table-cell>
          <table:table-cell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saved_models/model_RF_dataset_NF_LOAD_AMF_60s_1733380080_1733399405_200_300_7_2_steps-1.pkl</text:p>
          </table:table-cell>
          <table:table-cell office:value-type="float" office:value="2073472" calcext:value-type="float">
            <text:p>2073472</text:p>
          </table:table-cell>
          <table:table-cell office:value-type="string" calcext:value-type="string">
            <text:p>figures/figure_RF_dataset_NF_LOAD_AMF_60s_1733380080_1733399405_200_300_7_2_steps-1.png</text:p>
          </table:table-cell>
          <table:table-cell office:value-type="float" office:value="0.584987865449761" calcext:value-type="float">
            <text:p>0.584987865449761</text:p>
          </table:table-cell>
          <table:table-cell office:value-type="float" office:value="0.0399285994693597" calcext:value-type="float">
            <text:p>0.03992859946936</text:p>
          </table:table-cell>
          <table:table-cell office:value-type="float" office:value="0.221901802166868" calcext:value-type="float">
            <text:p>0.221901802166868</text:p>
          </table:table-cell>
          <table:table-cell office:value-type="float" office:value="0.948073928732654" calcext:value-type="float">
            <text:p>0.948073928732654</text:p>
          </table:table-cell>
          <table:table-cell office:value-type="float" office:value="0.0789879611221746" calcext:value-type="float">
            <text:p>0.078987961122175</text:p>
          </table:table-cell>
          <table:table-cell office:value-type="float" office:value="0.000869237816544774" calcext:value-type="float">
            <text:p>0.000869237816545</text:p>
          </table:table-cell>
          <table:table-cell office:value-type="float" office:value="0.127097129821777" calcext:value-type="float">
            <text:p>0.127097129821777</text:p>
          </table:table-cell>
          <table:table-cell/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saved_models/model_DT_dataset_NF_LOAD_AMF_60s_1733380080_1733399405_200_300_7_2_steps-1.pkl</text:p>
          </table:table-cell>
          <table:table-cell office:value-type="float" office:value="33608" calcext:value-type="float">
            <text:p>33608</text:p>
          </table:table-cell>
          <table:table-cell office:value-type="string" calcext:value-type="string">
            <text:p>figures/figure_DT_dataset_NF_LOAD_AMF_60s_1733380080_1733399405_200_300_7_2_steps-1.png</text:p>
          </table:table-cell>
          <table:table-cell office:value-type="float" office:value="0.413255021405185" calcext:value-type="float">
            <text:p>0.413255021405185</text:p>
          </table:table-cell>
          <table:table-cell office:value-type="float" office:value="0.0551821984087339" calcext:value-type="float">
            <text:p>0.055182198408734</text:p>
          </table:table-cell>
          <table:table-cell office:value-type="float" office:value="-0.0701399682901771" calcext:value-type="float">
            <text:p>-0.070139968290177</text:p>
          </table:table-cell>
          <table:table-cell office:value-type="float" office:value="0.896650011100545" calcext:value-type="float">
            <text:p>0.896650011100545</text:p>
          </table:table-cell>
          <table:table-cell office:value-type="float" office:value="0.108634327191588" calcext:value-type="float">
            <text:p>0.108634327191588</text:p>
          </table:table-cell>
          <table:table-cell office:value-type="float" office:value="0.00173006962587948" calcext:value-type="float">
            <text:p>0.001730069625879</text:p>
          </table:table-cell>
          <table:table-cell office:value-type="float" office:value="0.000705480575561523" calcext:value-type="float">
            <text:p>0.000705480575562</text:p>
          </table:table-cell>
          <table:table-cell/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saved_models/model_LR_dataset_NF_LOAD_AMF_60s_1733380080_1733399405_200_300_7_2_steps-1.pkl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figures/figure_LR_dataset_NF_LOAD_AMF_60s_1733380080_1733399405_200_300_7_2_steps-1.png</text:p>
          </table:table-cell>
          <table:table-cell table:style-name="ce10" office:value-type="float" office:value="0.742858787224762" calcext:value-type="float">
            <text:p>0.742858787224762</text:p>
          </table:table-cell>
          <table:table-cell table:style-name="ce10" office:value-type="float" office:value="0.0246256845132517" calcext:value-type="float">
            <text:p>0.024625684513252</text:p>
          </table:table-cell>
          <table:table-cell table:style-name="ce10" office:value-type="float" office:value="0.520581519132715" calcext:value-type="float">
            <text:p>0.520581519132715</text:p>
          </table:table-cell>
          <table:table-cell table:style-name="ce10" office:value-type="float" office:value="0.965136055316808" calcext:value-type="float">
            <text:p>0.965136055316808</text:p>
          </table:table-cell>
          <table:table-cell office:value-type="float" office:value="0.0486677496920744" calcext:value-type="float">
            <text:p>0.048667749692075</text:p>
          </table:table-cell>
          <table:table-cell office:value-type="float" office:value="0.000583619334428895" calcext:value-type="float">
            <text:p>0.000583619334429</text:p>
          </table:table-cell>
          <table:table-cell table:style-name="ce10" office:value-type="float" office:value="0.000501155853271484" calcext:value-type="float">
            <text:p>0.000501155853271</text:p>
          </table:table-cell>
          <table:table-cell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saved_models/model_MLP_dataset_NF_LOAD_AMF_60s_1733380080_1733399405_200_300_7_2_steps-1.h5</text:p>
          </table:table-cell>
          <table:table-cell office:value-type="float" office:value="58896" calcext:value-type="float">
            <text:p>58896</text:p>
          </table:table-cell>
          <table:table-cell office:value-type="string" calcext:value-type="string">
            <text:p>figures/figure_MLP_dataset_NF_LOAD_AMF_60s_1733380080_1733399405_200_300_7_2_steps-1.png</text:p>
          </table:table-cell>
          <table:table-cell office:value-type="float" office:value="0.737737990287762" calcext:value-type="float">
            <text:p>0.737737990287762</text:p>
          </table:table-cell>
          <table:table-cell office:value-type="float" office:value="0.0249724597078716" calcext:value-type="float">
            <text:p>0.024972459707872</text:p>
          </table:table-cell>
          <table:table-cell office:value-type="float" office:value="0.514422724290334" calcext:value-type="float">
            <text:p>0.514422724290334</text:p>
          </table:table-cell>
          <table:table-cell office:value-type="float" office:value="0.961053256285189" calcext:value-type="float">
            <text:p>0.961053256285189</text:p>
          </table:table-cell>
          <table:table-cell office:value-type="float" office:value="0.049292954388505" calcext:value-type="float">
            <text:p>0.049292954388505</text:p>
          </table:table-cell>
          <table:table-cell office:value-type="float" office:value="0.000651965027238258" calcext:value-type="float">
            <text:p>0.000651965027238</text:p>
          </table:table-cell>
          <table:table-cell office:value-type="float" office:value="2.9094033241272" calcext:value-type="float">
            <text:p>2.9094033241272</text:p>
          </table:table-cell>
          <table:table-cell/>
        </table:table-row>
        <table:table-row table:style-name="ro1">
          <table:table-cell table:style-name="ce2" office:value-type="string" calcext:value-type="string">
            <text:p>time step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9"/>
          <table:table-cell/>
        </table:table-row>
        <table:table-row table:style-name="ro1">
          <table:table-cell office:value-type="string" calcext:value-type="string">
            <text:p>LSTM</text:p>
          </table:table-cell>
          <table:table-cell office:value-type="string" calcext:value-type="string">
            <text:p>saved_models/model_LSTM_dataset_NF_LOAD_AMF_60s_1733380080_1733399405_200_300_7_2_steps-2.h5</text:p>
          </table:table-cell>
          <table:table-cell office:value-type="float" office:value="901384" calcext:value-type="float">
            <text:p>901384</text:p>
          </table:table-cell>
          <table:table-cell office:value-type="string" calcext:value-type="string">
            <text:p>figures/figure_LSTM_dataset_NF_LOAD_AMF_60s_1733380080_1733399405_200_300_7_2_steps-2.png</text:p>
          </table:table-cell>
          <table:table-cell office:value-type="float" office:value="0.574665213413136" calcext:value-type="float">
            <text:p>0.574665213413136</text:p>
          </table:table-cell>
          <table:table-cell office:value-type="float" office:value="0.0268034975597155" calcext:value-type="float">
            <text:p>0.026803497559716</text:p>
          </table:table-cell>
          <table:table-cell office:value-type="float" office:value="0.492708217794913" calcext:value-type="float">
            <text:p>0.492708217794913</text:p>
          </table:table-cell>
          <table:table-cell office:value-type="float" office:value="0.656622209031359" calcext:value-type="float">
            <text:p>0.656622209031359</text:p>
          </table:table-cell>
          <table:table-cell office:value-type="float" office:value="0.0422020450721044" calcext:value-type="float">
            <text:p>0.042202045072104</text:p>
          </table:table-cell>
          <table:table-cell office:value-type="float" office:value="0.0114049500473266" calcext:value-type="float">
            <text:p>0.011404950047327</text:p>
          </table:table-cell>
          <table:table-cell office:value-type="float" office:value="8.09053349494934" calcext:value-type="float">
            <text:p>8.09053349494934</text:p>
          </table:table-cell>
          <table:table-cell/>
        </table:table-row>
        <table:table-row table:style-name="ro1">
          <table:table-cell office:value-type="string" calcext:value-type="string">
            <text:p>GRU</text:p>
          </table:table-cell>
          <table:table-cell office:value-type="string" calcext:value-type="string">
            <text:p>saved_models/model_GRU_dataset_NF_LOAD_AMF_60s_1733380080_1733399405_200_300_7_2_steps-2.h5</text:p>
          </table:table-cell>
          <table:table-cell office:value-type="float" office:value="691720" calcext:value-type="float">
            <text:p>691720</text:p>
          </table:table-cell>
          <table:table-cell office:value-type="string" calcext:value-type="string">
            <text:p>figures/figure_GRU_dataset_NF_LOAD_AMF_60s_1733380080_1733399405_200_300_7_2_steps-2.png</text:p>
          </table:table-cell>
          <table:table-cell office:value-type="float" office:value="0.62614150607542" calcext:value-type="float">
            <text:p>0.62614150607542</text:p>
          </table:table-cell>
          <table:table-cell office:value-type="float" office:value="0.0250483303097451" calcext:value-type="float">
            <text:p>0.025048330309745</text:p>
          </table:table-cell>
          <table:table-cell office:value-type="float" office:value="0.494526404903575" calcext:value-type="float">
            <text:p>0.494526404903575</text:p>
          </table:table-cell>
          <table:table-cell office:value-type="float" office:value="0.757756607247264" calcext:value-type="float">
            <text:p>0.757756607247264</text:p>
          </table:table-cell>
          <table:table-cell office:value-type="float" office:value="0.042050788503398" calcext:value-type="float">
            <text:p>0.042050788503398</text:p>
          </table:table-cell>
          <table:table-cell office:value-type="float" office:value="0.00804587211609208" calcext:value-type="float">
            <text:p>0.008045872116092</text:p>
          </table:table-cell>
          <table:table-cell office:value-type="float" office:value="6.93191933631897" calcext:value-type="float">
            <text:p>6.93191933631897</text:p>
          </table:table-cell>
          <table:table-cell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saved_models/model_XGBoost_dataset_NF_LOAD_AMF_60s_1733380080_1733399405_200_300_7_2_steps-2.json</text:p>
          </table:table-cell>
          <table:table-cell office:value-type="float" office:value="415506" calcext:value-type="float">
            <text:p>415506</text:p>
          </table:table-cell>
          <table:table-cell office:value-type="string" calcext:value-type="string">
            <text:p>figures/figure_XGBoost_dataset_NF_LOAD_AMF_60s_1733380080_1733399405_200_300_7_2_steps-2.png</text:p>
          </table:table-cell>
          <table:table-cell office:value-type="float" office:value="0.718924049353812" calcext:value-type="float">
            <text:p>0.718924049353812</text:p>
          </table:table-cell>
          <table:table-cell office:value-type="float" office:value="0.0291335721039608" calcext:value-type="float">
            <text:p>0.029133572103961</text:p>
          </table:table-cell>
          <table:table-cell office:value-type="float" office:value="0.472802780259401" calcext:value-type="float">
            <text:p>0.472802780259401</text:p>
          </table:table-cell>
          <table:table-cell office:value-type="float" office:value="0.965045318448224" calcext:value-type="float">
            <text:p>0.965045318448224</text:p>
          </table:table-cell>
          <table:table-cell office:value-type="float" office:value="0.0576574781597065" calcext:value-type="float">
            <text:p>0.057657478159707</text:p>
          </table:table-cell>
          <table:table-cell office:value-type="float" office:value="0.000609666048215122" calcext:value-type="float">
            <text:p>0.000609666048215</text:p>
          </table:table-cell>
          <table:table-cell office:value-type="float" office:value="0.872191429138184" calcext:value-type="float">
            <text:p>0.872191429138184</text:p>
          </table:table-cell>
          <table:table-cell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saved_models/model_RF_dataset_NF_LOAD_AMF_60s_1733380080_1733399405_200_300_7_2_steps-2.pkl</text:p>
          </table:table-cell>
          <table:table-cell office:value-type="float" office:value="2063680" calcext:value-type="float">
            <text:p>2063680</text:p>
          </table:table-cell>
          <table:table-cell office:value-type="string" calcext:value-type="string">
            <text:p>figures/figure_RF_dataset_NF_LOAD_AMF_60s_1733380080_1733399405_200_300_7_2_steps-2.png</text:p>
          </table:table-cell>
          <table:table-cell office:value-type="float" office:value="0.786761295404451" calcext:value-type="float">
            <text:p>0.786761295404451</text:p>
          </table:table-cell>
          <table:table-cell office:value-type="float" office:value="0.0219191874625579" calcext:value-type="float">
            <text:p>0.021919187462558</text:p>
          </table:table-cell>
          <table:table-cell office:value-type="float" office:value="0.604023460233277" calcext:value-type="float">
            <text:p>0.604023460233277</text:p>
          </table:table-cell>
          <table:table-cell office:value-type="float" office:value="0.969499130575624" calcext:value-type="float">
            <text:p>0.969499130575624</text:p>
          </table:table-cell>
          <table:table-cell office:value-type="float" office:value="0.0433063905469564" calcext:value-type="float">
            <text:p>0.043306390546956</text:p>
          </table:table-cell>
          <table:table-cell office:value-type="float" office:value="0.000531984378159481" calcext:value-type="float">
            <text:p>0.000531984378159</text:p>
          </table:table-cell>
          <table:table-cell office:value-type="float" office:value="0.15406060218811" calcext:value-type="float">
            <text:p>0.15406060218811</text:p>
          </table:table-cell>
          <table:table-cell/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saved_models/model_DT_dataset_NF_LOAD_AMF_60s_1733380080_1733399405_200_300_7_2_steps-2.pkl</text:p>
          </table:table-cell>
          <table:table-cell office:value-type="float" office:value="33464" calcext:value-type="float">
            <text:p>33464</text:p>
          </table:table-cell>
          <table:table-cell office:value-type="string" calcext:value-type="string">
            <text:p>figures/figure_DT_dataset_NF_LOAD_AMF_60s_1733380080_1733399405_200_300_7_2_steps-2.png</text:p>
          </table:table-cell>
          <table:table-cell office:value-type="float" office:value="0.642541619019757" calcext:value-type="float">
            <text:p>0.642541619019757</text:p>
          </table:table-cell>
          <table:table-cell office:value-type="float" office:value="0.035819480658019" calcext:value-type="float">
            <text:p>0.035819480658019</text:p>
          </table:table-cell>
          <table:table-cell office:value-type="float" office:value="0.356322857075858" calcext:value-type="float">
            <text:p>0.356322857075858</text:p>
          </table:table-cell>
          <table:table-cell office:value-type="float" office:value="0.928760380963655" calcext:value-type="float">
            <text:p>0.928760380963655</text:p>
          </table:table-cell>
          <table:table-cell office:value-type="float" office:value="0.0703964274096739" calcext:value-type="float">
            <text:p>0.070396427409674</text:p>
          </table:table-cell>
          <table:table-cell office:value-type="float" office:value="0.00124253390636402" calcext:value-type="float">
            <text:p>0.001242533906364</text:p>
          </table:table-cell>
          <table:table-cell office:value-type="float" office:value="0.0010228157043457" calcext:value-type="float">
            <text:p>0.001022815704346</text:p>
          </table:table-cell>
          <table:table-cell/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saved_models/model_LR_dataset_NF_LOAD_AMF_60s_1733380080_1733399405_200_300_7_2_steps-2.pkl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figures/figure_LR_dataset_NF_LOAD_AMF_60s_1733380080_1733399405_200_300_7_2_steps-2.png</text:p>
          </table:table-cell>
          <table:table-cell office:value-type="float" office:value="0.79796182900165" calcext:value-type="float">
            <text:p>0.79796182900165</text:p>
          </table:table-cell>
          <table:table-cell office:value-type="float" office:value="0.0211365691936542" calcext:value-type="float">
            <text:p>0.021136569193654</text:p>
          </table:table-cell>
          <table:table-cell office:value-type="float" office:value="0.616800538991578" calcext:value-type="float">
            <text:p>0.616800538991578</text:p>
          </table:table-cell>
          <table:table-cell table:style-name="ce10" office:value-type="float" office:value="0.979123119011722" calcext:value-type="float">
            <text:p>0.979123119011722</text:p>
          </table:table-cell>
          <table:table-cell office:value-type="float" office:value="0.0419090118964884" calcext:value-type="float">
            <text:p>0.041909011896488</text:p>
          </table:table-cell>
          <table:table-cell office:value-type="float" office:value="0.000364126490820047" calcext:value-type="float">
            <text:p>0.00036412649082</text:p>
          </table:table-cell>
          <table:table-cell table:style-name="ce10" office:value-type="float" office:value="0.00132250785827637" calcext:value-type="float">
            <text:p>0.001322507858276</text:p>
          </table:table-cell>
          <table:table-cell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saved_models/model_MLP_dataset_NF_LOAD_AMF_60s_1733380080_1733399405_200_300_7_2_steps-2.h5</text:p>
          </table:table-cell>
          <table:table-cell office:value-type="float" office:value="60944" calcext:value-type="float">
            <text:p>60944</text:p>
          </table:table-cell>
          <table:table-cell office:value-type="string" calcext:value-type="string">
            <text:p>figures/figure_MLP_dataset_NF_LOAD_AMF_60s_1733380080_1733399405_200_300_7_2_steps-2.png</text:p>
          </table:table-cell>
          <table:table-cell table:style-name="ce10" office:value-type="float" office:value="0.806724004370387" calcext:value-type="float">
            <text:p>0.806724004370387</text:p>
          </table:table-cell>
          <table:table-cell table:style-name="ce10" office:value-type="float" office:value="0.0200203739035325" calcext:value-type="float">
            <text:p>0.020020373903533</text:p>
          </table:table-cell>
          <table:table-cell table:style-name="ce10" office:value-type="float" office:value="0.637760554358424" calcext:value-type="float">
            <text:p>0.637760554358424</text:p>
          </table:table-cell>
          <table:table-cell office:value-type="float" office:value="0.97568745438235" calcext:value-type="float">
            <text:p>0.97568745438235</text:p>
          </table:table-cell>
          <table:table-cell office:value-type="float" office:value="0.0396166977814109" calcext:value-type="float">
            <text:p>0.039616697781411</text:p>
          </table:table-cell>
          <table:table-cell office:value-type="float" office:value="0.000424050025654132" calcext:value-type="float">
            <text:p>0.000424050025654</text:p>
          </table:table-cell>
          <table:table-cell office:value-type="float" office:value="2.74657511711121" calcext:value-type="float">
            <text:p>2.74657511711121</text:p>
          </table:table-cell>
          <table:table-cell/>
        </table:table-row>
        <table:table-row table:style-name="ro1">
          <table:table-cell table:style-name="ce2" office:value-type="string" calcext:value-type="string">
            <text:p>time step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9"/>
          <table:table-cell/>
        </table:table-row>
        <table:table-row table:style-name="ro1">
          <table:table-cell office:value-type="string" calcext:value-type="string">
            <text:p>LSTM</text:p>
          </table:table-cell>
          <table:table-cell office:value-type="string" calcext:value-type="string">
            <text:p>saved_models/model_LSTM_dataset_NF_LOAD_AMF_60s_1733380080_1733399405_200_300_7_2_steps-3.h5</text:p>
          </table:table-cell>
          <table:table-cell office:value-type="float" office:value="901384" calcext:value-type="float">
            <text:p>901384</text:p>
          </table:table-cell>
          <table:table-cell office:value-type="string" calcext:value-type="string">
            <text:p>figures/figure_LSTM_dataset_NF_LOAD_AMF_60s_1733380080_1733399405_200_300_7_2_steps-3.png</text:p>
          </table:table-cell>
          <table:table-cell office:value-type="float" office:value="0.617749815571983" calcext:value-type="float">
            <text:p>0.617749815571983</text:p>
          </table:table-cell>
          <table:table-cell office:value-type="float" office:value="0.0246912997963532" calcext:value-type="float">
            <text:p>0.024691299796353</text:p>
          </table:table-cell>
          <table:table-cell office:value-type="float" office:value="0.519220916239309" calcext:value-type="float">
            <text:p>0.519220916239309</text:p>
          </table:table-cell>
          <table:table-cell office:value-type="float" office:value="0.716278714904658" calcext:value-type="float">
            <text:p>0.716278714904658</text:p>
          </table:table-cell>
          <table:table-cell office:value-type="float" office:value="0.0399952847381835" calcext:value-type="float">
            <text:p>0.039995284738184</text:p>
          </table:table-cell>
          <table:table-cell office:value-type="float" office:value="0.00938731485452295" calcext:value-type="float">
            <text:p>0.009387314854523</text:p>
          </table:table-cell>
          <table:table-cell office:value-type="float" office:value="8.50697040557861" calcext:value-type="float">
            <text:p>8.50697040557861</text:p>
          </table:table-cell>
          <table:table-cell/>
        </table:table-row>
        <table:table-row table:style-name="ro1">
          <table:table-cell office:value-type="string" calcext:value-type="string">
            <text:p>GRU</text:p>
          </table:table-cell>
          <table:table-cell office:value-type="string" calcext:value-type="string">
            <text:p>saved_models/model_GRU_dataset_NF_LOAD_AMF_60s_1733380080_1733399405_200_300_7_2_steps-3.h5</text:p>
          </table:table-cell>
          <table:table-cell office:value-type="float" office:value="691720" calcext:value-type="float">
            <text:p>691720</text:p>
          </table:table-cell>
          <table:table-cell office:value-type="string" calcext:value-type="string">
            <text:p>figures/figure_GRU_dataset_NF_LOAD_AMF_60s_1733380080_1733399405_200_300_7_2_steps-3.png</text:p>
          </table:table-cell>
          <table:table-cell office:value-type="float" office:value="0.673971443863456" calcext:value-type="float">
            <text:p>0.673971443863456</text:p>
          </table:table-cell>
          <table:table-cell table:style-name="ce10" office:value-type="float" office:value="0.0226389306375213" calcext:value-type="float">
            <text:p>0.022638930637521</text:p>
          </table:table-cell>
          <table:table-cell office:value-type="float" office:value="0.526893174409064" calcext:value-type="float">
            <text:p>0.526893174409064</text:p>
          </table:table-cell>
          <table:table-cell office:value-type="float" office:value="0.821049713317849" calcext:value-type="float">
            <text:p>0.821049713317849</text:p>
          </table:table-cell>
          <table:table-cell office:value-type="float" office:value="0.0393570411863135" calcext:value-type="float">
            <text:p>0.039357041186314</text:p>
          </table:table-cell>
          <table:table-cell office:value-type="float" office:value="0.00592082008872895" calcext:value-type="float">
            <text:p>0.005920820088729</text:p>
          </table:table-cell>
          <table:table-cell office:value-type="float" office:value="7.61123561859131" calcext:value-type="float">
            <text:p>7.61123561859131</text:p>
          </table:table-cell>
          <table:table-cell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saved_models/model_XGBoost_dataset_NF_LOAD_AMF_60s_1733380080_1733399405_200_300_7_2_steps-3.json</text:p>
          </table:table-cell>
          <table:table-cell office:value-type="float" office:value="362557" calcext:value-type="float">
            <text:p>362557</text:p>
          </table:table-cell>
          <table:table-cell office:value-type="string" calcext:value-type="string">
            <text:p>figures/figure_XGBoost_dataset_NF_LOAD_AMF_60s_1733380080_1733399405_200_300_7_2_steps-3.png</text:p>
          </table:table-cell>
          <table:table-cell office:value-type="float" office:value="0.721857954715838" calcext:value-type="float">
            <text:p>0.721857954715838</text:p>
          </table:table-cell>
          <table:table-cell office:value-type="float" office:value="0.0321705898028249" calcext:value-type="float">
            <text:p>0.032170589802825</text:p>
          </table:table-cell>
          <table:table-cell office:value-type="float" office:value="0.500423196483959" calcext:value-type="float">
            <text:p>0.500423196483959</text:p>
          </table:table-cell>
          <table:table-cell office:value-type="float" office:value="0.943292712947717" calcext:value-type="float">
            <text:p>0.943292712947717</text:p>
          </table:table-cell>
          <table:table-cell office:value-type="float" office:value="0.0635021499940249" calcext:value-type="float">
            <text:p>0.063502149994025</text:p>
          </table:table-cell>
          <table:table-cell office:value-type="float" office:value="0.000839029611624941" calcext:value-type="float">
            <text:p>0.000839029611625</text:p>
          </table:table-cell>
          <table:table-cell office:value-type="float" office:value="1.24293923377991" calcext:value-type="float">
            <text:p>1.24293923377991</text:p>
          </table:table-cell>
          <table:table-cell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saved_models/model_RF_dataset_NF_LOAD_AMF_60s_1733380080_1733399405_200_300_7_2_steps-3.pkl</text:p>
          </table:table-cell>
          <table:table-cell office:value-type="float" office:value="2063680" calcext:value-type="float">
            <text:p>2063680</text:p>
          </table:table-cell>
          <table:table-cell office:value-type="string" calcext:value-type="string">
            <text:p>figures/figure_RF_dataset_NF_LOAD_AMF_60s_1733380080_1733399405_200_300_7_2_steps-3.png</text:p>
          </table:table-cell>
          <table:table-cell office:value-type="float" office:value="0.744908192964021" calcext:value-type="float">
            <text:p>0.744908192964021</text:p>
          </table:table-cell>
          <table:table-cell office:value-type="float" office:value="0.0297020165025868" calcext:value-type="float">
            <text:p>0.029702016502587</text:p>
          </table:table-cell>
          <table:table-cell office:value-type="float" office:value="0.538307824669567" calcext:value-type="float">
            <text:p>0.538307824669567</text:p>
          </table:table-cell>
          <table:table-cell office:value-type="float" office:value="0.951508561258476" calcext:value-type="float">
            <text:p>0.951508561258476</text:p>
          </table:table-cell>
          <table:table-cell office:value-type="float" office:value="0.0586865634324021" calcext:value-type="float">
            <text:p>0.058686563432402</text:p>
          </table:table-cell>
          <table:table-cell office:value-type="float" office:value="0.000717469572771564" calcext:value-type="float">
            <text:p>0.000717469572772</text:p>
          </table:table-cell>
          <table:table-cell office:value-type="float" office:value="0.152811765670776" calcext:value-type="float">
            <text:p>0.152811765670776</text:p>
          </table:table-cell>
          <table:table-cell/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saved_models/model_DT_dataset_NF_LOAD_AMF_60s_1733380080_1733399405_200_300_7_2_steps-3.pkl</text:p>
          </table:table-cell>
          <table:table-cell office:value-type="float" office:value="33464" calcext:value-type="float">
            <text:p>33464</text:p>
          </table:table-cell>
          <table:table-cell office:value-type="string" calcext:value-type="string">
            <text:p>figures/figure_DT_dataset_NF_LOAD_AMF_60s_1733380080_1733399405_200_300_7_2_steps-3.png</text:p>
          </table:table-cell>
          <table:table-cell office:value-type="float" office:value="0.550728028251524" calcext:value-type="float">
            <text:p>0.550728028251524</text:p>
          </table:table-cell>
          <table:table-cell office:value-type="float" office:value="0.0508908360453416" calcext:value-type="float">
            <text:p>0.050890836045342</text:p>
          </table:table-cell>
          <table:table-cell office:value-type="float" office:value="0.212160978687856" calcext:value-type="float">
            <text:p>0.212160978687856</text:p>
          </table:table-cell>
          <table:table-cell office:value-type="float" office:value="0.889295077815192" calcext:value-type="float">
            <text:p>0.889295077815192</text:p>
          </table:table-cell>
          <table:table-cell office:value-type="float" office:value="0.100143704332147" calcext:value-type="float">
            <text:p>0.100143704332147</text:p>
          </table:table-cell>
          <table:table-cell office:value-type="float" office:value="0.00163796775853606" calcext:value-type="float">
            <text:p>0.001637967758536</text:p>
          </table:table-cell>
          <table:table-cell office:value-type="float" office:value="0.0013735294342041" calcext:value-type="float">
            <text:p>0.001373529434204</text:p>
          </table:table-cell>
          <table:table-cell/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saved_models/model_LR_dataset_NF_LOAD_AMF_60s_1733380080_1733399405_200_300_7_2_steps-3.pkl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figures/figure_LR_dataset_NF_LOAD_AMF_60s_1733380080_1733399405_200_300_7_2_steps-3.png</text:p>
          </table:table-cell>
          <table:table-cell table:style-name="ce10" office:value-type="float" office:value="0.771865500040184" calcext:value-type="float">
            <text:p>0.771865500040184</text:p>
          </table:table-cell>
          <table:table-cell office:value-type="float" office:value="0.0266812932222553" calcext:value-type="float">
            <text:p>0.026681293222255</text:p>
          </table:table-cell>
          <table:table-cell table:style-name="ce10" office:value-type="float" office:value="0.584995141508928" calcext:value-type="float">
            <text:p>0.584995141508928</text:p>
          </table:table-cell>
          <table:table-cell office:value-type="float" office:value="0.95873585857144" calcext:value-type="float">
            <text:p>0.95873585857144</text:p>
          </table:table-cell>
          <table:table-cell office:value-type="float" office:value="0.0527520505088923" calcext:value-type="float">
            <text:p>0.052752050508892</text:p>
          </table:table-cell>
          <table:table-cell office:value-type="float" office:value="0.000610535935618302" calcext:value-type="float">
            <text:p>0.000610535935618</text:p>
          </table:table-cell>
          <table:table-cell table:style-name="ce10" office:value-type="float" office:value="0.000642776489257813" calcext:value-type="float">
            <text:p>0.000642776489258</text:p>
          </table:table-cell>
          <table:table-cell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saved_models/model_MLP_dataset_NF_LOAD_AMF_60s_1733380080_1733399405_200_300_7_2_steps-3.h5</text:p>
          </table:table-cell>
          <table:table-cell office:value-type="float" office:value="63080" calcext:value-type="float">
            <text:p>63080</text:p>
          </table:table-cell>
          <table:table-cell office:value-type="string" calcext:value-type="string">
            <text:p>figures/figure_MLP_dataset_NF_LOAD_AMF_60s_1733380080_1733399405_200_300_7_2_steps-3.png</text:p>
          </table:table-cell>
          <table:table-cell office:value-type="float" office:value="0.767853019407992" calcext:value-type="float">
            <text:p>0.767853019407992</text:p>
          </table:table-cell>
          <table:table-cell office:value-type="float" office:value="0.027438959491388" calcext:value-type="float">
            <text:p>0.027438959491388</text:p>
          </table:table-cell>
          <table:table-cell office:value-type="float" office:value="0.572560619851469" calcext:value-type="float">
            <text:p>0.572560619851469</text:p>
          </table:table-cell>
          <table:table-cell table:style-name="ce10" office:value-type="float" office:value="0.963145418964515" calcext:value-type="float">
            <text:p>0.963145418964515</text:p>
          </table:table-cell>
          <table:table-cell office:value-type="float" office:value="0.0543326260156783" calcext:value-type="float">
            <text:p>0.054332626015678</text:p>
          </table:table-cell>
          <table:table-cell office:value-type="float" office:value="0.000545292967097743" calcext:value-type="float">
            <text:p>0.000545292967098</text:p>
          </table:table-cell>
          <table:table-cell office:value-type="float" office:value="3.17754602432251" calcext:value-type="float">
            <text:p>3.17754602432251</text:p>
          </table:table-cell>
          <table:table-cell/>
        </table:table-row>
        <table:table-row table:style-name="ro1">
          <table:table-cell table:style-name="ce2" office:value-type="string" calcext:value-type="string">
            <text:p>time step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9"/>
          <table:table-cell/>
        </table:table-row>
        <table:table-row table:style-name="ro1">
          <table:table-cell office:value-type="string" calcext:value-type="string">
            <text:p>LSTM</text:p>
          </table:table-cell>
          <table:table-cell office:value-type="string" calcext:value-type="string">
            <text:p>saved_models/model_LSTM_dataset_NF_LOAD_AMF_60s_1733380080_1733399405_200_300_7_2_steps-4.h5</text:p>
          </table:table-cell>
          <table:table-cell office:value-type="float" office:value="901384" calcext:value-type="float">
            <text:p>901384</text:p>
          </table:table-cell>
          <table:table-cell office:value-type="string" calcext:value-type="string">
            <text:p>figures/figure_LSTM_dataset_NF_LOAD_AMF_60s_1733380080_1733399405_200_300_7_2_steps-4.png</text:p>
          </table:table-cell>
          <table:table-cell office:value-type="float" office:value="0.633989627232269" calcext:value-type="float">
            <text:p>0.633989627232269</text:p>
          </table:table-cell>
          <table:table-cell office:value-type="float" office:value="0.0236920012800293" calcext:value-type="float">
            <text:p>0.023692001280029</text:p>
          </table:table-cell>
          <table:table-cell office:value-type="float" office:value="0.537662528658079" calcext:value-type="float">
            <text:p>0.537662528658079</text:p>
          </table:table-cell>
          <table:table-cell office:value-type="float" office:value="0.730316725806458" calcext:value-type="float">
            <text:p>0.730316725806458</text:p>
          </table:table-cell>
          <table:table-cell office:value-type="float" office:value="0.0384611548963639" calcext:value-type="float">
            <text:p>0.038461154896364</text:p>
          </table:table-cell>
          <table:table-cell office:value-type="float" office:value="0.00892284766369467" calcext:value-type="float">
            <text:p>0.008922847663695</text:p>
          </table:table-cell>
          <table:table-cell office:value-type="float" office:value="9.57277655601501" calcext:value-type="float">
            <text:p>9.57277655601501</text:p>
          </table:table-cell>
          <table:table-cell/>
        </table:table-row>
        <table:table-row table:style-name="ro1">
          <table:table-cell office:value-type="string" calcext:value-type="string">
            <text:p>GRU</text:p>
          </table:table-cell>
          <table:table-cell office:value-type="string" calcext:value-type="string">
            <text:p>saved_models/model_GRU_dataset_NF_LOAD_AMF_60s_1733380080_1733399405_200_300_7_2_steps-4.h5</text:p>
          </table:table-cell>
          <table:table-cell office:value-type="float" office:value="691720" calcext:value-type="float">
            <text:p>691720</text:p>
          </table:table-cell>
          <table:table-cell office:value-type="string" calcext:value-type="string">
            <text:p>figures/figure_GRU_dataset_NF_LOAD_AMF_60s_1733380080_1733399405_200_300_7_2_steps-4.png</text:p>
          </table:table-cell>
          <table:table-cell office:value-type="float" office:value="0.674449657156363" calcext:value-type="float">
            <text:p>0.674449657156363</text:p>
          </table:table-cell>
          <table:table-cell office:value-type="float" office:value="0.0234787441078027" calcext:value-type="float">
            <text:p>0.023478744107803</text:p>
          </table:table-cell>
          <table:table-cell office:value-type="float" office:value="0.492737481299989" calcext:value-type="float">
            <text:p>0.492737481299989</text:p>
          </table:table-cell>
          <table:table-cell office:value-type="float" office:value="0.856161833012737" calcext:value-type="float">
            <text:p>0.856161833012737</text:p>
          </table:table-cell>
          <table:table-cell office:value-type="float" office:value="0.0421984016312022" calcext:value-type="float">
            <text:p>0.042198401631202</text:p>
          </table:table-cell>
          <table:table-cell office:value-type="float" office:value="0.00475908658440325" calcext:value-type="float">
            <text:p>0.004759086584403</text:p>
          </table:table-cell>
          <table:table-cell office:value-type="float" office:value="10.0498003959656" calcext:value-type="float">
            <text:p>10.0498003959656</text:p>
          </table:table-cell>
          <table:table-cell/>
        </table:table-row>
        <table:table-row table:style-name="ro1">
          <table:table-cell office:value-type="string" calcext:value-type="string">
            <text:p>XGBoost</text:p>
          </table:table-cell>
          <table:table-cell office:value-type="string" calcext:value-type="string">
            <text:p>saved_models/model_XGBoost_dataset_NF_LOAD_AMF_60s_1733380080_1733399405_200_300_7_2_steps-4.json</text:p>
          </table:table-cell>
          <table:table-cell office:value-type="float" office:value="351062" calcext:value-type="float">
            <text:p>351062</text:p>
          </table:table-cell>
          <table:table-cell office:value-type="string" calcext:value-type="string">
            <text:p>figures/figure_XGBoost_dataset_NF_LOAD_AMF_60s_1733380080_1733399405_200_300_7_2_steps-4.png</text:p>
          </table:table-cell>
          <table:table-cell office:value-type="float" office:value="0.672638237265215" calcext:value-type="float">
            <text:p>0.672638237265215</text:p>
          </table:table-cell>
          <table:table-cell office:value-type="float" office:value="0.0411288593167221" calcext:value-type="float">
            <text:p>0.041128859316722</text:p>
          </table:table-cell>
          <table:table-cell office:value-type="float" office:value="0.400696694184499" calcext:value-type="float">
            <text:p>0.400696694184499</text:p>
          </table:table-cell>
          <table:table-cell office:value-type="float" office:value="0.944579780345931" calcext:value-type="float">
            <text:p>0.944579780345931</text:p>
          </table:table-cell>
          <table:table-cell office:value-type="float" office:value="0.0815014671136146" calcext:value-type="float">
            <text:p>0.081501467113615</text:p>
          </table:table-cell>
          <table:table-cell office:value-type="float" office:value="0.000756251519829622" calcext:value-type="float">
            <text:p>0.00075625151983</text:p>
          </table:table-cell>
          <table:table-cell office:value-type="float" office:value="0.61601996421814" calcext:value-type="float">
            <text:p>0.61601996421814</text:p>
          </table:table-cell>
          <table:table-cell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saved_models/model_RF_dataset_NF_LOAD_AMF_60s_1733380080_1733399405_200_300_7_2_steps-4.pkl</text:p>
          </table:table-cell>
          <table:table-cell office:value-type="float" office:value="2053744" calcext:value-type="float">
            <text:p>2053744</text:p>
          </table:table-cell>
          <table:table-cell office:value-type="string" calcext:value-type="string">
            <text:p>figures/figure_RF_dataset_NF_LOAD_AMF_60s_1733380080_1733399405_200_300_7_2_steps-4.png</text:p>
          </table:table-cell>
          <table:table-cell office:value-type="float" office:value="0.77131915046783" calcext:value-type="float">
            <text:p>0.77131915046783</text:p>
          </table:table-cell>
          <table:table-cell office:value-type="float" office:value="0.0282408861496174" calcext:value-type="float">
            <text:p>0.028240886149617</text:p>
          </table:table-cell>
          <table:table-cell office:value-type="float" office:value="0.589361875637994" calcext:value-type="float">
            <text:p>0.589361875637994</text:p>
          </table:table-cell>
          <table:table-cell office:value-type="float" office:value="0.953276425297665" calcext:value-type="float">
            <text:p>0.953276425297665</text:p>
          </table:table-cell>
          <table:table-cell office:value-type="float" office:value="0.0558441931881977" calcext:value-type="float">
            <text:p>0.055844193188198</text:p>
          </table:table-cell>
          <table:table-cell office:value-type="float" office:value="0.000637579111036945" calcext:value-type="float">
            <text:p>0.000637579111037</text:p>
          </table:table-cell>
          <table:table-cell office:value-type="float" office:value="0.258994102478027" calcext:value-type="float">
            <text:p>0.258994102478027</text:p>
          </table:table-cell>
          <table:table-cell/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saved_models/model_DT_dataset_NF_LOAD_AMF_60s_1733380080_1733399405_200_300_7_2_steps-4.pkl</text:p>
          </table:table-cell>
          <table:table-cell office:value-type="float" office:value="33320" calcext:value-type="float">
            <text:p>33320</text:p>
          </table:table-cell>
          <table:table-cell office:value-type="string" calcext:value-type="string">
            <text:p>figures/figure_DT_dataset_NF_LOAD_AMF_60s_1733380080_1733399405_200_300_7_2_steps-4.png</text:p>
          </table:table-cell>
          <table:table-cell office:value-type="float" office:value="0.567103186818686" calcext:value-type="float">
            <text:p>0.567103186818686</text:p>
          </table:table-cell>
          <table:table-cell office:value-type="float" office:value="0.0489539495547438" calcext:value-type="float">
            <text:p>0.048953949554744</text:p>
          </table:table-cell>
          <table:table-cell office:value-type="float" office:value="0.296322490883559" calcext:value-type="float">
            <text:p>0.296322490883559</text:p>
          </table:table-cell>
          <table:table-cell office:value-type="float" office:value="0.837883882753812" calcext:value-type="float">
            <text:p>0.837883882753812</text:p>
          </table:table-cell>
          <table:table-cell office:value-type="float" office:value="0.095695700009203" calcext:value-type="float">
            <text:p>0.095695700009203</text:p>
          </table:table-cell>
          <table:table-cell office:value-type="float" office:value="0.0022121991002846" calcext:value-type="float">
            <text:p>0.002212199100285</text:p>
          </table:table-cell>
          <table:table-cell office:value-type="float" office:value="0.00177431106567383" calcext:value-type="float">
            <text:p>0.001774311065674</text:p>
          </table:table-cell>
          <table:table-cell/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saved_models/model_LR_dataset_NF_LOAD_AMF_60s_1733380080_1733399405_200_300_7_2_steps-4.pkl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figures/figure_LR_dataset_NF_LOAD_AMF_60s_1733380080_1733399405_200_300_7_2_steps-4.png</text:p>
          </table:table-cell>
          <table:table-cell table:style-name="ce10" office:value-type="float" office:value="0.781716366560864" calcext:value-type="float">
            <text:p>0.781716366560864</text:p>
          </table:table-cell>
          <table:table-cell office:value-type="float" office:value="0.0271188652868417" calcext:value-type="float">
            <text:p>0.027118865286842</text:p>
          </table:table-cell>
          <table:table-cell table:style-name="ce10" office:value-type="float" office:value="0.605384099100357" calcext:value-type="float">
            <text:p>0.605384099100357</text:p>
          </table:table-cell>
          <table:table-cell table:style-name="ce10" office:value-type="float" office:value="0.958048634021372" calcext:value-type="float">
            <text:p>0.958048634021372</text:p>
          </table:table-cell>
          <table:table-cell office:value-type="float" office:value="0.0536652719208974" calcext:value-type="float">
            <text:p>0.053665271920898</text:p>
          </table:table-cell>
          <table:table-cell office:value-type="float" office:value="0.000572458652785884" calcext:value-type="float">
            <text:p>0.000572458652786</text:p>
          </table:table-cell>
          <table:table-cell table:style-name="ce10" office:value-type="float" office:value="0.00116062164306641" calcext:value-type="float">
            <text:p>0.001160621643066</text:p>
          </table:table-cell>
          <table:table-cell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saved_models/model_MLP_dataset_NF_LOAD_AMF_60s_1733380080_1733399405_200_300_7_2_steps-4.h5</text:p>
          </table:table-cell>
          <table:table-cell office:value-type="float" office:value="63032" calcext:value-type="float">
            <text:p>63032</text:p>
          </table:table-cell>
          <table:table-cell office:value-type="string" calcext:value-type="string">
            <text:p>figures/figure_MLP_dataset_NF_LOAD_AMF_60s_1733380080_1733399405_200_300_7_2_steps-4.png</text:p>
          </table:table-cell>
          <table:table-cell office:value-type="float" office:value="0.769479709518187" calcext:value-type="float">
            <text:p>0.769479709518187</text:p>
          </table:table-cell>
          <table:table-cell office:value-type="float" office:value="0.0275699482299476" calcext:value-type="float">
            <text:p>0.027569948229948</text:p>
          </table:table-cell>
          <table:table-cell office:value-type="float" office:value="0.600739895128172" calcext:value-type="float">
            <text:p>0.600739895128172</text:p>
          </table:table-cell>
          <table:table-cell office:value-type="float" office:value="0.938219523908201" calcext:value-type="float">
            <text:p>0.938219523908201</text:p>
          </table:table-cell>
          <table:table-cell office:value-type="float" office:value="0.054296854349419" calcext:value-type="float">
            <text:p>0.054296854349419</text:p>
          </table:table-cell>
          <table:table-cell office:value-type="float" office:value="0.000843042110476191" calcext:value-type="float">
            <text:p>0.000843042110476</text:p>
          </table:table-cell>
          <table:table-cell office:value-type="float" office:value="2.6820650100708" calcext:value-type="float">
            <text:p>2.6820650100708</text:p>
          </table:table-cell>
          <table:table-cell/>
        </table:table-row>
        <table:table-row table:style-name="ro1">
          <table:table-cell table:style-name="ce2" office:value-type="string" calcext:value-type="string">
            <text:p>time step</text:p>
          </table:table-cell>
          <table:table-cell table:style-name="ce2" office:value-type="float" office:value="4.2" calcext:value-type="float">
            <text:p>4.2</text:p>
          </table:table-cell>
          <table:table-cell table:style-name="ce2" table:number-columns-repeated="9"/>
          <table:table-cell table:style-name="ce13"/>
        </table:table-row>
        <table:table-row table:style-name="ro1"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saved_models/model_LSTM_dataset_NF_LOAD_AMF_60s_1733380080_1733399405_200_300_7_2_steps-4.h5</text:p>
          </table:table-cell>
          <table:table-cell table:style-name="ce4" office:value-type="float" office:value="901384" calcext:value-type="float">
            <text:p>901384</text:p>
          </table:table-cell>
          <table:table-cell table:style-name="ce4" office:value-type="string" calcext:value-type="string">
            <text:p>figures/figure_LSTM_dataset_NF_LOAD_AMF_60s_1733380080_1733399405_200_300_7_2_steps-4.png</text:p>
          </table:table-cell>
          <table:table-cell table:style-name="ce4" office:value-type="float" office:value="0.381221586164205" calcext:value-type="float">
            <text:p>0.381221586164205</text:p>
          </table:table-cell>
          <table:table-cell table:style-name="ce4" office:value-type="float" office:value="0.0137809781952019" calcext:value-type="float">
            <text:p>0.013780978195202</text:p>
          </table:table-cell>
          <table:table-cell table:style-name="ce10" office:value-type="float" office:value="0.692860850398672" calcext:value-type="float">
            <text:p>0.692860850398672</text:p>
          </table:table-cell>
          <table:table-cell table:style-name="ce4" office:value-type="float" office:value="0.0695823219297381" calcext:value-type="float">
            <text:p>0.069582321929738</text:p>
          </table:table-cell>
          <table:table-cell table:style-name="ce4" office:value-type="float" office:value="0.0270235364047971" calcext:value-type="float">
            <text:p>0.027023536404797</text:p>
          </table:table-cell>
          <table:table-cell table:style-name="ce4" office:value-type="float" office:value="0.000538419985606635" calcext:value-type="float">
            <text:p>0.000538419985607</text:p>
          </table:table-cell>
          <table:table-cell table:style-name="ce4" office:value-type="float" office:value="12.3444600105286" calcext:value-type="float">
            <text:p>12.3444600105286</text:p>
          </table:table-cell>
          <table:table-cell table:style-name="ce13"/>
        </table:table-row>
        <table:table-row table:style-name="ro1">
          <table:table-cell table:style-name="ce4" office:value-type="string" calcext:value-type="string">
            <text:p>GRU</text:p>
          </table:table-cell>
          <table:table-cell table:style-name="ce4" office:value-type="string" calcext:value-type="string">
            <text:p>saved_models/model_GRU_dataset_NF_LOAD_AMF_60s_1733380080_1733399405_200_300_7_2_steps-4.h5</text:p>
          </table:table-cell>
          <table:table-cell table:style-name="ce4" office:value-type="float" office:value="691720" calcext:value-type="float">
            <text:p>691720</text:p>
          </table:table-cell>
          <table:table-cell table:style-name="ce4" office:value-type="string" calcext:value-type="string">
            <text:p>figures/figure_GRU_dataset_NF_LOAD_AMF_60s_1733380080_1733399405_200_300_7_2_steps-4.png</text:p>
          </table:table-cell>
          <table:table-cell table:style-name="ce4" office:value-type="float" office:value="0.392817308569843" calcext:value-type="float">
            <text:p>0.392817308569843</text:p>
          </table:table-cell>
          <table:table-cell table:style-name="ce4" office:value-type="float" office:value="0.0140515441302585" calcext:value-type="float">
            <text:p>0.014051544130259</text:p>
          </table:table-cell>
          <table:table-cell table:style-name="ce4" office:value-type="float" office:value="0.686516291075905" calcext:value-type="float">
            <text:p>0.686516291075905</text:p>
          </table:table-cell>
          <table:table-cell table:style-name="ce4" office:value-type="float" office:value="0.0991183260637807" calcext:value-type="float">
            <text:p>0.099118326063781</text:p>
          </table:table-cell>
          <table:table-cell table:style-name="ce4" office:value-type="float" office:value="0.0275817603565588" calcext:value-type="float">
            <text:p>0.027581760356559</text:p>
          </table:table-cell>
          <table:table-cell table:style-name="ce4" office:value-type="float" office:value="0.000521327903958195" calcext:value-type="float">
            <text:p>0.000521327903958</text:p>
          </table:table-cell>
          <table:table-cell table:style-name="ce4" office:value-type="float" office:value="13.5669188499451" calcext:value-type="float">
            <text:p>13.5669188499451</text:p>
          </table:table-cell>
          <table:table-cell table:style-name="ce13"/>
        </table:table-row>
        <table:table-row table:style-name="ro1">
          <table:table-cell table:style-name="ce4" office:value-type="string" calcext:value-type="string">
            <text:p>XGBoost</text:p>
          </table:table-cell>
          <table:table-cell table:style-name="ce4" office:value-type="string" calcext:value-type="string">
            <text:p>saved_models/model_XGBoost_dataset_NF_LOAD_AMF_60s_1733380080_1733399405_200_300_7_2_steps-4.json</text:p>
          </table:table-cell>
          <table:table-cell table:style-name="ce4" office:value-type="float" office:value="620552" calcext:value-type="float">
            <text:p>620552</text:p>
          </table:table-cell>
          <table:table-cell table:style-name="ce4" office:value-type="string" calcext:value-type="string">
            <text:p>figures/figure_XGBoost_dataset_NF_LOAD_AMF_60s_1733380080_1733399405_200_300_7_2_steps-4.png</text:p>
          </table:table-cell>
          <table:table-cell table:style-name="ce4" office:value-type="float" office:value="0.673845473307286" calcext:value-type="float">
            <text:p>0.673845473307286</text:p>
          </table:table-cell>
          <table:table-cell table:style-name="ce4" office:value-type="float" office:value="0.0259451045456226" calcext:value-type="float">
            <text:p>0.025945104545623</text:p>
          </table:table-cell>
          <table:table-cell table:style-name="ce4" office:value-type="float" office:value="0.445671481239627" calcext:value-type="float">
            <text:p>0.445671481239627</text:p>
          </table:table-cell>
          <table:table-cell table:style-name="ce4" office:value-type="float" office:value="0.902019465374945" calcext:value-type="float">
            <text:p>0.902019465374945</text:p>
          </table:table-cell>
          <table:table-cell table:style-name="ce4" office:value-type="float" office:value="0.0499874647963479" calcext:value-type="float">
            <text:p>0.049987464796348</text:p>
          </table:table-cell>
          <table:table-cell table:style-name="ce4" office:value-type="float" office:value="0.00190274429489734" calcext:value-type="float">
            <text:p>0.001902744294897</text:p>
          </table:table-cell>
          <table:table-cell table:style-name="ce4" office:value-type="float" office:value="0.846091747283935" calcext:value-type="float">
            <text:p>0.846091747283935</text:p>
          </table:table-cell>
          <table:table-cell table:style-name="ce13"/>
        </table:table-row>
        <table:table-row table:style-name="ro1">
          <table:table-cell table:style-name="ce4" office:value-type="string" calcext:value-type="string">
            <text:p>RF</text:p>
          </table:table-cell>
          <table:table-cell table:style-name="ce4" office:value-type="string" calcext:value-type="string">
            <text:p>saved_models/model_RF_dataset_NF_LOAD_AMF_60s_1733380080_1733399405_200_300_7_2_steps-4.pkl</text:p>
          </table:table-cell>
          <table:table-cell table:style-name="ce4" office:value-type="float" office:value="4166512" calcext:value-type="float">
            <text:p>4166512</text:p>
          </table:table-cell>
          <table:table-cell table:style-name="ce4" office:value-type="string" calcext:value-type="string">
            <text:p>figures/figure_RF_dataset_NF_LOAD_AMF_60s_1733380080_1733399405_200_300_7_2_steps-4.png</text:p>
          </table:table-cell>
          <table:table-cell table:style-name="ce4" office:value-type="float" office:value="0.707591122101323" calcext:value-type="float">
            <text:p>0.707591122101323</text:p>
          </table:table-cell>
          <table:table-cell table:style-name="ce4" office:value-type="float" office:value="0.0236271016332153" calcext:value-type="float">
            <text:p>0.023627101633215</text:p>
          </table:table-cell>
          <table:table-cell table:style-name="ce4" office:value-type="float" office:value="0.492668261691977" calcext:value-type="float">
            <text:p>0.492668261691977</text:p>
          </table:table-cell>
          <table:table-cell table:style-name="ce4" office:value-type="float" office:value="0.922513982510668" calcext:value-type="float">
            <text:p>0.922513982510668</text:p>
          </table:table-cell>
          <table:table-cell table:style-name="ce4" office:value-type="float" office:value="0.0457494546112375" calcext:value-type="float">
            <text:p>0.045749454611238</text:p>
          </table:table-cell>
          <table:table-cell table:style-name="ce4" office:value-type="float" office:value="0.00150474865519301" calcext:value-type="float">
            <text:p>0.001504748655193</text:p>
          </table:table-cell>
          <table:table-cell table:style-name="ce4" office:value-type="float" office:value="0.358032464981079" calcext:value-type="float">
            <text:p>0.358032464981079</text:p>
          </table:table-cell>
          <table:table-cell table:style-name="ce13"/>
        </table:table-row>
        <table:table-row table:style-name="ro1">
          <table:table-cell table:style-name="ce4" office:value-type="string" calcext:value-type="string">
            <text:p>DT</text:p>
          </table:table-cell>
          <table:table-cell table:style-name="ce4" office:value-type="string" calcext:value-type="string">
            <text:p>saved_models/model_DT_dataset_NF_LOAD_AMF_60s_1733380080_1733399405_200_300_7_2_steps-4.pkl</text:p>
          </table:table-cell>
          <table:table-cell table:style-name="ce4" office:value-type="float" office:value="67016" calcext:value-type="float">
            <text:p>67016</text:p>
          </table:table-cell>
          <table:table-cell table:style-name="ce4" office:value-type="string" calcext:value-type="string">
            <text:p>figures/figure_DT_dataset_NF_LOAD_AMF_60s_1733380080_1733399405_200_300_7_2_steps-4.png</text:p>
          </table:table-cell>
          <table:table-cell table:style-name="ce4" office:value-type="float" office:value="0.477472364145376" calcext:value-type="float">
            <text:p>0.477472364145376</text:p>
          </table:table-cell>
          <table:table-cell table:style-name="ce4" office:value-type="float" office:value="0.0443774527914254" calcext:value-type="float">
            <text:p>0.044377452791425</text:p>
          </table:table-cell>
          <table:table-cell table:style-name="ce4" office:value-type="float" office:value="0.0324583773375423" calcext:value-type="float">
            <text:p>0.032458377337542</text:p>
          </table:table-cell>
          <table:table-cell table:style-name="ce4" office:value-type="float" office:value="0.922486350953209" calcext:value-type="float">
            <text:p>0.922486350953209</text:p>
          </table:table-cell>
          <table:table-cell table:style-name="ce4" office:value-type="float" office:value="0.0872496203334403" calcext:value-type="float">
            <text:p>0.08724962033344</text:p>
          </table:table-cell>
          <table:table-cell table:style-name="ce4" office:value-type="float" office:value="0.00150528524941057" calcext:value-type="float">
            <text:p>0.001505285249411</text:p>
          </table:table-cell>
          <table:table-cell table:style-name="ce4" office:value-type="float" office:value="0.00322341918945313" calcext:value-type="float">
            <text:p>0.003223419189453</text:p>
          </table:table-cell>
          <table:table-cell table:style-name="ce13"/>
        </table:table-row>
        <table:table-row table:style-name="ro1">
          <table:table-cell table:style-name="ce4" office:value-type="string" calcext:value-type="string">
            <text:p>LR</text:p>
          </table:table-cell>
          <table:table-cell table:style-name="ce4" office:value-type="string" calcext:value-type="string">
            <text:p>saved_models/model_LR_dataset_NF_LOAD_AMF_60s_1733380080_1733399405_200_300_7_2_steps-4.pkl</text:p>
          </table:table-cell>
          <table:table-cell table:style-name="ce4" office:value-type="float" office:value="918" calcext:value-type="float">
            <text:p>918</text:p>
          </table:table-cell>
          <table:table-cell table:style-name="ce4" office:value-type="string" calcext:value-type="string">
            <text:p>figures/figure_LR_dataset_NF_LOAD_AMF_60s_1733380080_1733399405_200_300_7_2_steps-4.png</text:p>
          </table:table-cell>
          <table:table-cell table:style-name="ce10" office:value-type="float" office:value="0.74521509267837" calcext:value-type="float">
            <text:p>0.74521509267837</text:p>
          </table:table-cell>
          <table:table-cell table:style-name="ce4" office:value-type="float" office:value="0.0208730182978579" calcext:value-type="float">
            <text:p>0.020873018297858</text:p>
          </table:table-cell>
          <table:table-cell table:style-name="ce4" office:value-type="float" office:value="0.549862335699434" calcext:value-type="float">
            <text:p>0.549862335699434</text:p>
          </table:table-cell>
          <table:table-cell table:style-name="ce10" office:value-type="float" office:value="0.940567849657307" calcext:value-type="float">
            <text:p>0.940567849657307</text:p>
          </table:table-cell>
          <table:table-cell table:style-name="ce4" office:value-type="float" office:value="0.0405918870962179" calcext:value-type="float">
            <text:p>0.040591887096218</text:p>
          </table:table-cell>
          <table:table-cell table:style-name="ce4" office:value-type="float" office:value="0.00115414949949786" calcext:value-type="float">
            <text:p>0.001154149499498</text:p>
          </table:table-cell>
          <table:table-cell table:style-name="ce4" office:value-type="float" office:value="0.000618219375610352" calcext:value-type="float">
            <text:p>0.00061821937561</text:p>
          </table:table-cell>
          <table:table-cell table:style-name="ce13"/>
        </table:table-row>
        <table:table-row table:style-name="ro1"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saved_models/model_MLP_dataset_NF_LOAD_AMF_60s_1733380080_1733399405_200_300_7_2_steps-4.h5</text:p>
          </table:table-cell>
          <table:table-cell table:style-name="ce4" office:value-type="float" office:value="63032" calcext:value-type="float">
            <text:p>63032</text:p>
          </table:table-cell>
          <table:table-cell table:style-name="ce4" office:value-type="string" calcext:value-type="string">
            <text:p>figures/figure_MLP_dataset_NF_LOAD_AMF_60s_1733380080_1733399405_200_300_7_2_steps-4.png</text:p>
          </table:table-cell>
          <table:table-cell table:style-name="ce4" office:value-type="float" office:value="0.729481311505904" calcext:value-type="float">
            <text:p>0.729481311505904</text:p>
          </table:table-cell>
          <table:table-cell table:style-name="ce4" office:value-type="float" office:value="0.0215906214813733" calcext:value-type="float">
            <text:p>0.021590621481373</text:p>
          </table:table-cell>
          <table:table-cell table:style-name="ce4" office:value-type="float" office:value="0.538215169887276" calcext:value-type="float">
            <text:p>0.538215169887276</text:p>
          </table:table-cell>
          <table:table-cell table:style-name="ce4" office:value-type="float" office:value="0.920747453124532" calcext:value-type="float">
            <text:p>0.920747453124532</text:p>
          </table:table-cell>
          <table:table-cell table:style-name="ce4" office:value-type="float" office:value="0.0416421889863578" calcext:value-type="float">
            <text:p>0.041642188986358</text:p>
          </table:table-cell>
          <table:table-cell table:style-name="ce4" office:value-type="float" office:value="0.0015390539763887" calcext:value-type="float">
            <text:p>0.001539053976389</text:p>
          </table:table-cell>
          <table:table-cell table:style-name="ce4" office:value-type="float" office:value="3.14922189712524" calcext:value-type="float">
            <text:p>3.14922189712524</text:p>
          </table:table-cell>
          <table:table-cell table:style-name="ce13"/>
        </table:table-row>
        <table:table-row table:style-name="ro1" table:number-rows-repeated="9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6" loext:min-decimal-places="6" number:min-integer-digits="1" number:grouping="true"/>
    </number:number-style>
    <number:number-style style:name="N126">
      <number:number number:decimal-places="7" loext:min-decimal-places="7" number:min-integer-digits="1" number:grouping="true"/>
    </number:number-style>
    <number:number-style style:name="N127">
      <number:number number:decimal-places="8" loext:min-decimal-places="8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5T13:14:56.966922644</meta:creation-date>
    <dc:date>2024-12-05T16:42:48.348736333</dc:date>
    <meta:editing-duration>PT32M49S</meta:editing-duration>
    <meta:editing-cycles>2</meta:editing-cycles>
    <meta:generator>LibreOffice/6.4.7.2$Linux_X86_64 LibreOffice_project/40$Build-2</meta:generator>
    <meta:document-statistic meta:table-count="2" meta:cell-count="1443" meta:object-count="0"/>
  </office:meta>
</office:document-meta>
</file>